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4.177cm" table:align="left" fo:background-color="#ffffff">
        <style:background-image/>
      </style:table-properties>
    </style:style>
    <style:style style:name="Tabela1.A" style:family="table-column">
      <style:table-column-properties style:column-width="1.201cm"/>
    </style:style>
    <style:style style:name="Tabela1.B" style:family="table-column">
      <style:table-column-properties style:column-width="2.976cm"/>
    </style:style>
    <style:style style:name="Tabela1.A1" style:family="table-cell">
      <style:table-cell-properties style:vertical-align="middle" fo:padding-left="0cm" fo:padding-right="0cm" fo:padding-top="0cm" fo:padding-bottom="0.212cm" fo:border-left="none" fo:border-right="none" fo:border-top="none" fo:border-bottom="1.5pt solid #dddddd"/>
    </style:style>
    <style:style style:name="Tabela1.2" style:family="table-row">
      <style:table-row-properties fo:background-color="#f9f9f9">
        <style:background-image/>
      </style:table-row-properties>
    </style:style>
    <style:style style:name="Tabela1.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Standard">
      <style:paragraph-properties fo:text-align="center" style:justify-single-word="false"/>
      <style:text-properties fo:font-size="14pt" fo:font-weight="bold" officeooo:rsid="000456f8" officeooo:paragraph-rsid="000456f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3" style:family="paragraph" style:parent-style-name="Standard">
      <style:paragraph-properties fo:text-align="center" style:justify-single-word="false"/>
      <style:text-properties fo:font-size="12pt" fo:font-style="normal" fo:font-weight="bold" officeooo:rsid="00050e8a" officeooo:paragraph-rsid="00050e8a"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0pt" fo:font-style="normal" fo:font-weight="bold" officeooo:rsid="00050e8a" officeooo:paragraph-rsid="00050e8a" style:font-size-asian="10pt" style:font-style-asian="normal" style:font-weight-asian="bold" style:font-size-complex="10pt" style:font-style-complex="normal" style:font-weight-complex="bold"/>
    </style:style>
    <style:style style:name="P7" style:family="paragraph" style:parent-style-name="Text_20_body">
      <style:paragraph-properties fo:text-align="justify" style:justify-single-word="false"/>
      <style:text-properties fo:font-size="12pt" fo:font-style="normal" fo:font-weight="normal" officeooo:rsid="00050e8a" officeooo:paragraph-rsid="00050e8a"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justify" style:justify-single-word="false"/>
      <style:text-properties fo:font-size="12pt" fo:font-style="normal" fo:font-weight="bold" officeooo:rsid="00050e8a" officeooo:paragraph-rsid="00050e8a" style:font-size-asian="12pt" style:font-style-asian="normal" style:font-weight-asian="bold" style:font-size-complex="12pt" style:font-style-complex="normal" style:font-weight-complex="bold"/>
    </style:style>
    <style:style style:name="P9" style:family="paragraph" style:parent-style-name="Text_20_body">
      <style:paragraph-properties fo:text-align="justify" style:justify-single-word="false"/>
      <style:text-properties fo:font-size="12pt" fo:font-style="normal" fo:font-weight="bold" officeooo:rsid="0006ab19" officeooo:paragraph-rsid="0006ab19"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12f6f6"/>
    </style:style>
    <style:style style:name="P12" style:family="paragraph" style:parent-style-name="Text_20_body">
      <style:paragraph-properties fo:text-align="center" style:justify-single-word="false"/>
      <style:text-properties officeooo:paragraph-rsid="001544dc"/>
    </style:style>
    <style:style style:name="P13" style:family="paragraph" style:parent-style-name="Text_20_body">
      <style:paragraph-properties fo:text-align="center" style:justify-single-word="false"/>
      <style:text-properties officeooo:paragraph-rsid="0015672a"/>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12f6f6"/>
    </style:style>
    <style:style style:name="P16" style:family="paragraph" style:parent-style-name="Text_20_body">
      <style:paragraph-properties fo:text-align="justify" style:justify-single-word="false"/>
      <style:text-properties officeooo:paragraph-rsid="001544dc"/>
    </style:style>
    <style:style style:name="P17" style:family="paragraph" style:parent-style-name="Text_20_body">
      <style:paragraph-properties fo:text-align="justify" style:justify-single-word="false"/>
      <style:text-properties officeooo:paragraph-rsid="0015672a"/>
    </style:style>
    <style:style style:name="P18" style:family="paragraph" style:parent-style-name="Text_20_body">
      <style:paragraph-properties fo:text-align="justify" style:justify-single-word="false"/>
      <style:text-properties fo:font-variant="normal" fo:text-transform="none" fo:color="#333333" style:font-name="Lato" fo:font-size="12pt" fo:letter-spacing="normal" fo:font-style="normal" fo:font-weight="normal" officeooo:paragraph-rsid="0015672a"/>
    </style:style>
    <style:style style:name="P19"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2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00f6104"/>
    </style:style>
    <style:style style:name="P2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bd997"/>
    </style:style>
    <style:style style:name="P2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c49fd"/>
    </style:style>
    <style:style style:name="P2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0f6104"/>
    </style:style>
    <style:style style:name="P2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06c15"/>
    </style:style>
    <style:style style:name="P2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118cda"/>
    </style:style>
    <style:style style:name="P2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21c19"/>
    </style:style>
    <style:style style:name="P2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36461"/>
    </style:style>
    <style:style style:name="P2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4ebd7"/>
    </style:style>
    <style:style style:name="P2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253b"/>
    </style:style>
    <style:style style:name="P3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55add"/>
    </style:style>
    <style:style style:name="P3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6ab19" officeooo:paragraph-rsid="0006ab19" style:font-weight-asian="normal" style:font-weight-complex="normal"/>
    </style:style>
    <style:style style:name="P3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7f643" officeooo:paragraph-rsid="0007f643" style:font-weight-asian="normal" style:font-weight-complex="normal"/>
    </style:style>
    <style:style style:name="P3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82a7e" officeooo:paragraph-rsid="00082a7e" style:font-weight-asian="normal" style:font-weight-complex="normal"/>
    </style:style>
    <style:style style:name="P3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093eef" officeooo:paragraph-rsid="00093eef" style:font-weight-asian="normal" style:font-weight-complex="normal"/>
    </style:style>
    <style:style style:name="P3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3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3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0d59" style:font-weight-asian="normal" style:font-weight-complex="normal"/>
    </style:style>
    <style:style style:name="P3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normal" officeooo:rsid="00130d59" officeooo:paragraph-rsid="0013555d" style:font-weight-asian="normal" style:font-weight-complex="normal"/>
    </style:style>
    <style:style style:name="P3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b96e1" officeooo:paragraph-rsid="001b96e1" style:font-weight-asian="normal" style:font-weight-complex="normal"/>
    </style:style>
    <style:style style:name="P4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1eeda5" officeooo:paragraph-rsid="001eeda5" style:font-weight-asian="normal" style:font-weight-complex="normal"/>
    </style:style>
    <style:style style:name="P41"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4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weight-asian="normal" style:font-weight-complex="normal"/>
    </style:style>
    <style:style style:name="P4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93eef" officeooo:paragraph-rsid="00093eef" style:font-weight-asian="normal" style:font-weight-complex="normal"/>
    </style:style>
    <style:style style:name="P4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f643" officeooo:paragraph-rsid="0007f643" style:font-weight-asian="normal" style:font-weight-complex="normal"/>
    </style:style>
    <style:style style:name="P4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82a7e" officeooo:paragraph-rsid="00082a7e" style:font-weight-asian="normal" style:font-weight-complex="normal"/>
    </style:style>
    <style:style style:name="P4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30d59" officeooo:paragraph-rsid="00130d59" style:font-weight-asian="normal" style:font-weight-complex="normal"/>
    </style:style>
    <style:style style:name="P4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a3faf" officeooo:paragraph-rsid="001a3faf" style:font-weight-asian="normal" style:font-weight-complex="normal"/>
    </style:style>
    <style:style style:name="P4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b96e1" officeooo:paragraph-rsid="001b96e1" style:font-weight-asian="normal" style:font-weight-complex="normal"/>
    </style:style>
    <style:style style:name="P4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eeda5" officeooo:paragraph-rsid="001eeda5" style:font-weight-asian="normal" style:font-weight-complex="normal"/>
    </style:style>
    <style:style style:name="P5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officeooo:rsid="002fdbf7" officeooo:paragraph-rsid="002fdbf7" style:font-weight-asian="normal" style:font-weight-complex="normal"/>
    </style:style>
    <style:style style:name="P5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5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172ae7" officeooo:paragraph-rsid="00172ae7" fo:background-color="#ffff99"/>
    </style:style>
    <style:style style:name="P5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6ab19" officeooo:paragraph-rsid="0006ab19" style:font-weight-asian="bold" style:font-weight-complex="bold"/>
    </style:style>
    <style:style style:name="P5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9bc3" officeooo:paragraph-rsid="00079bc3" style:font-weight-asian="bold" style:font-weight-complex="bold"/>
    </style:style>
    <style:style style:name="P5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weight-asian="bold" style:font-weight-complex="bold"/>
    </style:style>
    <style:style style:name="P56"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82a7e" officeooo:paragraph-rsid="00082a7e" style:font-weight-asian="bold" style:font-weight-complex="bold"/>
    </style:style>
    <style:style style:name="P5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93eef" officeooo:paragraph-rsid="00093eef" style:font-weight-asian="bold" style:font-weight-complex="bold"/>
    </style:style>
    <style:style style:name="P58"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a3faf" officeooo:paragraph-rsid="001a3faf" style:font-weight-asian="bold" style:font-weight-complex="bold"/>
    </style:style>
    <style:style style:name="P59"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1b96e1" officeooo:paragraph-rsid="001b96e1" style:font-weight-asian="bold" style:font-weight-complex="bold"/>
    </style:style>
    <style:style style:name="P6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2fdbf7" officeooo:paragraph-rsid="002fdbf7" style:font-weight-asian="bold" style:font-weight-complex="bold"/>
    </style:style>
    <style:style style:name="P6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bold" officeooo:rsid="0007f643" officeooo:paragraph-rsid="0007f643" style:font-size-asian="12pt" style:font-style-asian="normal" style:font-weight-asian="bold" style:font-size-complex="12pt" style:font-style-complex="normal" style:font-weight-complex="bold"/>
    </style:style>
    <style:style style:name="P6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87320" officeooo:paragraph-rsid="00187320" fo:background-color="transparent" style:font-size-asian="10.5pt" style:font-weight-asian="bold" style:font-size-complex="12pt" style:font-weight-complex="bold"/>
    </style:style>
    <style:style style:name="P6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a3faf" officeooo:paragraph-rsid="001a3faf" fo:background-color="transparent" style:font-size-asian="10.5pt" style:font-weight-asian="bold" style:font-size-complex="12pt" style:font-weight-complex="bold"/>
    </style:style>
    <style:style style:name="P6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d12ba" officeooo:paragraph-rsid="001d12ba" style:font-size-asian="10.5pt" style:font-weight-asian="bold" style:font-size-complex="12pt" style:font-weight-complex="bold"/>
    </style:style>
    <style:style style:name="P6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bold" officeooo:rsid="001ec18c" officeooo:paragraph-rsid="001ec18c" style:font-size-asian="10.5pt" style:font-weight-asian="bold" style:font-size-complex="12pt" style:font-weight-complex="bold"/>
    </style:style>
    <style:style style:name="P6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d12ba" officeooo:paragraph-rsid="001d12ba" style:font-size-asian="10.5pt" style:font-weight-asian="normal" style:font-size-complex="12pt" style:font-weight-complex="normal"/>
    </style:style>
    <style:style style:name="P6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ec18c" officeooo:paragraph-rsid="001ec18c" style:font-size-asian="10.5pt" style:font-weight-asian="normal" style:font-size-complex="12pt" style:font-weight-complex="normal"/>
    </style:style>
    <style:style style:name="P6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233fc8" officeooo:paragraph-rsid="00233fc8" style:font-size-asian="10.5pt" style:font-weight-asian="normal" style:font-size-complex="12pt" style:font-weight-complex="normal"/>
    </style:style>
    <style:style style:name="P6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1a3faf" officeooo:paragraph-rsid="001a3faf" fo:background-color="transparent" style:font-size-asian="10.5pt" style:font-weight-asian="normal" style:font-size-complex="12pt" style:font-weight-complex="normal"/>
    </style:style>
    <style:style style:name="P70"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style:text-underline-style="solid" style:text-underline-width="auto" style:text-underline-color="font-color" fo:font-weight="bold" officeooo:rsid="002723cc" officeooo:paragraph-rsid="002723cc" style:font-weight-asian="bold" style:font-weight-complex="bold"/>
    </style:style>
    <style:style style:name="P71"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30d59" officeooo:paragraph-rsid="00130d59" style:font-size-asian="16pt" style:font-weight-asian="bold" style:font-size-complex="16pt" style:font-weight-complex="bold"/>
    </style:style>
    <style:style style:name="P7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187320" officeooo:paragraph-rsid="00187320" fo:background-color="transparent" style:font-size-asian="16pt" style:font-weight-asian="bold" style:font-size-complex="16pt" style:font-weight-complex="bold"/>
    </style:style>
    <style:style style:name="P7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233fc8" officeooo:paragraph-rsid="00233fc8" style:font-size-asian="14pt" style:font-weight-asian="bold" style:font-size-complex="16pt" style:font-weight-complex="bold"/>
    </style:style>
    <style:style style:name="P7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7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c49fd"/>
    </style:style>
    <style:style style:name="P7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f6104"/>
    </style:style>
    <style:style style:name="P7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06c15"/>
    </style:style>
    <style:style style:name="P7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118cda"/>
    </style:style>
    <style:style style:name="P7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21c19"/>
    </style:style>
    <style:style style:name="P8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36461"/>
    </style:style>
    <style:style style:name="P8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4ebd7"/>
    </style:style>
    <style:style style:name="P82"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253b"/>
    </style:style>
    <style:style style:name="P8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55add"/>
    </style:style>
    <style:style style:name="P8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bold" officeooo:rsid="0006ab19" officeooo:paragraph-rsid="00079bc3" style:font-size-asian="12pt" style:font-style-asian="normal" style:font-weight-asian="bold" style:font-size-complex="12pt" style:font-style-complex="normal" style:font-weight-complex="bold"/>
    </style:style>
    <style:style style:name="P8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fo:font-style="normal" fo:font-weight="normal" officeooo:rsid="00079bc3" officeooo:paragraph-rsid="00079bc3"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87320" officeooo:paragraph-rsid="00187320" fo:background-color="transparent" style:font-size-asian="10.5pt" style:font-weight-asian="normal" style:font-size-complex="12pt" style:font-weight-complex="normal"/>
    </style:style>
    <style:style style:name="P8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a3faf" officeooo:paragraph-rsid="001a3faf" fo:background-color="transparent" style:font-size-asian="10.5pt" style:font-weight-asian="normal" style:font-size-complex="12pt" style:font-weight-complex="normal"/>
    </style:style>
    <style:style style:name="P8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d12ba" officeooo:paragraph-rsid="001d12ba" style:font-size-asian="10.5pt" style:font-weight-asian="normal" style:font-size-complex="12pt" style:font-weight-complex="normal"/>
    </style:style>
    <style:style style:name="P8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1ec18c" officeooo:paragraph-rsid="001ec18c" style:font-size-asian="10.5pt" style:font-weight-asian="normal" style:font-size-complex="12pt" style:font-weight-complex="normal"/>
    </style:style>
    <style:style style:name="P9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size="12pt" style:text-underline-style="none" fo:font-weight="normal" officeooo:rsid="00233fc8" officeooo:paragraph-rsid="00233fc8" style:font-size-asian="10.5pt" style:font-weight-asian="normal" style:font-size-complex="12pt" style:font-weight-complex="normal"/>
    </style:style>
    <style:style style:name="P9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1a3faf" officeooo:paragraph-rsid="001a3faf" style:font-weight-asian="bold" style:font-weight-complex="bold"/>
    </style:style>
    <style:style style:name="P9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1eeda5" officeooo:paragraph-rsid="001eeda5" style:font-weight-asian="bold" style:font-weight-complex="bold"/>
    </style:style>
    <style:style style:name="P9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1d12ba" officeooo:paragraph-rsid="001d12ba" style:font-size-asian="14pt" style:font-weight-asian="bold" style:font-size-complex="16pt" style:font-weight-complex="bold"/>
    </style:style>
    <style:style style:name="P9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fo:font-style="normal" style:text-underline-style="solid" style:text-underline-width="auto" style:text-underline-color="font-color" fo:font-weight="bold" officeooo:rsid="00079bc3" officeooo:paragraph-rsid="00079bc3" style:font-size-asian="16pt" style:font-style-asian="normal" style:font-weight-asian="bold" style:font-size-complex="16pt" style:font-style-complex="normal" style:font-weight-complex="bold"/>
    </style:style>
    <style:style style:name="P95" style:family="paragraph" style:parent-style-name="Preformatted_20_Text">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0bd997"/>
    </style:style>
    <style:style style:name="P96" style:family="paragraph" style:parent-style-name="Standard">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000000" style:font-name="Consolas" fo:font-size="12pt" fo:letter-spacing="normal" fo:font-style="normal" style:text-underline-style="none" fo:font-weight="normal" officeooo:rsid="002723cc" officeooo:paragraph-rsid="002723cc" fo:background-color="#ffffff" style:font-size-asian="8pt" style:font-weight-asian="normal" style:font-size-complex="8pt" style:font-weight-complex="normal" loext:padding-left="0.318cm" loext:padding-right="0cm" loext:padding-top="0cm" loext:padding-bottom="0cm" loext:border-left="3pt solid #4caf50" loext:border-right="none" loext:border-top="none" loext:border-bottom="none"/>
    </style:style>
    <style:style style:name="P97"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98"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10pt" fo:letter-spacing="normal" fo:font-style="normal" fo:font-weight="normal" style:font-size-asian="10pt" style:font-size-complex="10pt"/>
    </style:style>
    <style:style style:name="P99"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style>
    <style:style style:name="P100"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style:font-size-asian="12pt" style:font-size-complex="12pt"/>
    </style:style>
    <style:style style:name="P101"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style>
    <style:style style:name="P102"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style>
    <style:style style:name="P103"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53c74"/>
    </style:style>
    <style:style style:name="P104"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77ba5"/>
    </style:style>
    <style:style style:name="P105"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9fd0c"/>
    </style:style>
    <style:style style:name="P106"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bfd24"/>
    </style:style>
    <style:style style:name="P107" style:family="paragraph" style:parent-style-name="Text_20_body">
      <style:paragraph-properties fo:margin-left="0cm" fo:margin-right="0cm" fo:margin-top="0.265cm" fo:margin-bottom="0cm" loext:contextual-spacing="false" fo:line-height="110%" fo:text-align="center" style:justify-single-word="false" fo:orphans="2" fo:widows="2" fo:text-indent="0cm" style:auto-text-indent="false" fo:padding="0cm" fo:border="none"/>
      <style:text-properties officeooo:paragraph-rsid="002ceba4"/>
    </style:style>
    <style:style style:name="P108"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77ba5"/>
    </style:style>
    <style:style style:name="P109"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9fd0c"/>
    </style:style>
    <style:style style:name="P110"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bfd24"/>
    </style:style>
    <style:style style:name="P111" style:family="paragraph" style:parent-style-name="Text_20_body">
      <style:paragraph-properties fo:margin-left="0cm" fo:margin-right="0cm" fo:margin-top="0.265cm" fo:margin-bottom="0cm" loext:contextual-spacing="false" fo:line-height="110%" fo:text-align="justify" style:justify-single-word="false" fo:orphans="2" fo:widows="2" fo:text-indent="0cm" style:auto-text-indent="false" fo:padding="0cm" fo:border="none"/>
      <style:text-properties officeooo:paragraph-rsid="002ceba4"/>
    </style:style>
    <style:style style:name="P112"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13"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weight="normal" officeooo:rsid="0039d082" officeooo:paragraph-rsid="0039d082" style:font-weight-asian="normal" style:font-weight-complex="normal"/>
    </style:style>
    <style:style style:name="P114" style:family="paragraph" style:parent-style-name="Preformatted_20_Text">
      <style:paragraph-properties fo:margin-top="0cm" fo:margin-bottom="0.499cm" loext:contextual-spacing="false"/>
      <style:text-properties fo:color="#a9b7c6" style:font-name="DejaVu Sans Mono"/>
    </style:style>
    <style:style style:name="P115" style:family="paragraph" style:parent-style-name="Preformatted_20_Text">
      <style:text-properties fo:color="#a9b7c6"/>
    </style:style>
    <style:style style:name="P116" style:family="paragraph" style:parent-style-name="Preformatted_20_Text">
      <style:text-properties fo:color="#a9b7c6" style:font-name="DejaVu Sans Mono"/>
    </style:style>
    <style:style style:name="P117" style:family="paragraph" style:parent-style-name="Preformatted_20_Text">
      <style:text-properties fo:color="#a9b7c6" officeooo:paragraph-rsid="000bd997"/>
    </style:style>
    <style:style style:name="P118" style:family="paragraph" style:parent-style-name="Preformatted_20_Text">
      <style:text-properties fo:color="#808080" style:font-name="DejaVu Sans Mono"/>
    </style:style>
    <style:style style:name="P119" style:family="paragraph" style:parent-style-name="Preformatted_20_Text">
      <style:text-properties fo:color="#cc7832"/>
    </style:style>
    <style:style style:name="P120" style:family="paragraph" style:parent-style-name="Table_20_Contents">
      <style:paragraph-properties fo:line-height="142%"/>
    </style:style>
    <style:style style:name="P121" style:family="paragraph" style:parent-style-name="Table_20_Contents">
      <style:paragraph-properties fo:line-height="142%"/>
      <style:text-properties style:font-name="Lato"/>
    </style:style>
    <style:style style:name="P122" style:family="paragraph" style:parent-style-name="Table_20_Heading">
      <style:paragraph-properties fo:line-height="142%" fo:text-align="start" style:justify-single-word="false"/>
      <style:text-properties style:font-name="Lato"/>
    </style:style>
    <style:style style:name="P12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2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ccd75" officeooo:paragraph-rsid="003ccd75" style:font-weight-asian="normal" style:font-weight-complex="normal"/>
    </style:style>
    <style:style style:name="P12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d43c7" officeooo:paragraph-rsid="003d43c7" style:font-weight-asian="normal" style:font-weight-complex="normal"/>
    </style:style>
    <style:style style:name="P12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officeooo:rsid="003edc1a" officeooo:paragraph-rsid="003edc1a" style:font-weight-asian="bold" style:font-weight-complex="bold"/>
    </style:style>
    <style:style style:name="P127"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28"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333333" style:font-name="Lato" fo:font-size="12pt" fo:letter-spacing="normal" fo:font-style="normal" style:text-underline-style="none" fo:font-weight="normal" officeooo:rsid="002e38bc" officeooo:paragraph-rsid="002e38bc" style:font-size-asian="10.5pt" style:font-weight-asian="normal" style:font-size-complex="12pt" style:font-weight-complex="normal"/>
    </style:style>
    <style:style style:name="P129"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333333" style:font-name="Lato" fo:font-size="12pt" fo:letter-spacing="normal" fo:font-style="normal" fo:font-weight="bold" officeooo:rsid="0038e7b7" officeooo:paragraph-rsid="0038e7b7" style:font-weight-asian="bold" style:font-weight-complex="bold"/>
    </style:style>
    <style:style style:name="P130"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333333" style:font-name="Lato" fo:font-size="16pt" fo:letter-spacing="normal" fo:font-style="normal" style:text-underline-style="solid" style:text-underline-width="auto" style:text-underline-color="font-color" fo:font-weight="bold" officeooo:rsid="002e38bc" officeooo:paragraph-rsid="002e38bc" style:font-size-asian="14pt" style:font-weight-asian="bold" style:font-size-complex="16pt" style:font-weight-complex="bold"/>
    </style:style>
    <style:style style:name="P131" style:family="paragraph" style:parent-style-name="Text_20_body">
      <style:paragraph-properties fo:margin-left="0cm" fo:margin-right="0cm" fo:margin-top="0cm" fo:margin-bottom="0.265cm" loext:contextual-spacing="false" fo:orphans="2" fo:widows="2" fo:text-indent="0cm" style:auto-text-indent="false" fo:padding="0cm" fo:border="none"/>
    </style:style>
    <style:style style:name="P132"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style>
    <style:style style:name="P13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efd34"/>
    </style:style>
    <style:style style:name="P13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officeooo:paragraph-rsid="003f22d2"/>
    </style:style>
    <style:style style:name="P135"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weight="bold" officeooo:rsid="003c8e0d" officeooo:paragraph-rsid="003c8e0d" style:font-weight-asian="bold" style:font-weight-complex="bold"/>
    </style:style>
    <style:style style:name="P136"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3d43c7" officeooo:paragraph-rsid="003d43c7" style:font-weight-asian="bold" style:font-weight-complex="bold"/>
    </style:style>
    <style:style style:name="P137"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bold" officeooo:rsid="003edc1a" officeooo:paragraph-rsid="003edc1a" style:font-weight-asian="bold" style:font-weight-complex="bold"/>
    </style:style>
    <style:style style:name="P138"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weight="bold" officeooo:rsid="003f22d2" officeooo:paragraph-rsid="003f22d2" style:font-weight-asian="bold" style:font-weight-complex="bold"/>
    </style:style>
    <style:style style:name="P139"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3c8e0d" officeooo:paragraph-rsid="003c8e0d" style:font-weight-asian="normal" style:font-weight-complex="normal"/>
    </style:style>
    <style:style style:name="P140"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3ccd75" officeooo:paragraph-rsid="003ccd75" style:font-weight-asian="normal" style:font-weight-complex="normal"/>
    </style:style>
    <style:style style:name="P14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weight="normal" officeooo:rsid="003d43c7" officeooo:paragraph-rsid="003d43c7" style:font-weight-asian="normal" style:font-weight-complex="normal"/>
    </style:style>
    <style:style style:name="P14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weight="normal" officeooo:rsid="003f22d2" officeooo:paragraph-rsid="003f22d2" style:font-weight-asian="normal" style:font-weight-complex="normal"/>
    </style:style>
    <style:style style:name="P143"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size="16pt" style:text-underline-style="solid" style:text-underline-width="auto" style:text-underline-color="font-color" fo:font-weight="bold" officeooo:rsid="003ccd75" officeooo:paragraph-rsid="003ccd75" style:font-size-asian="16pt" style:font-weight-asian="bold" style:font-size-complex="16pt" style:font-weight-complex="bold"/>
    </style:style>
    <style:style style:name="P14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efd34"/>
    </style:style>
    <style:style style:name="P145"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officeooo:paragraph-rsid="003f22d2"/>
    </style:style>
    <style:style style:name="P146"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8e7b7" officeooo:paragraph-rsid="0038e7b7" style:font-weight-asian="bold" style:font-weight-complex="bold"/>
    </style:style>
    <style:style style:name="P147"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9d082" officeooo:paragraph-rsid="0039d082" style:font-weight-asian="bold" style:font-weight-complex="bold"/>
    </style:style>
    <style:style style:name="P148"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bold" officeooo:rsid="003c56f3" officeooo:paragraph-rsid="003c56f3" style:font-weight-asian="bold" style:font-weight-complex="bold"/>
    </style:style>
    <style:style style:name="P149"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P150" style:family="paragraph" style:parent-style-name="Text_20_body">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officeooo:rsid="003c56f3" officeooo:paragraph-rsid="003c56f3" style:font-weight-asian="normal" style:font-weight-complex="normal"/>
    </style:style>
    <style:style style:name="P151" style:family="paragraph" style:parent-style-name="Text_20_body" style:list-style-name="L1">
      <style:paragraph-properties fo:margin-top="0cm" fo:margin-bottom="0.265cm" loext:contextual-spacing="false" fo:orphans="2" fo:widows="2" fo:padding="0cm" fo:border="none"/>
    </style:style>
    <style:style style:name="P152" style:family="paragraph" style:parent-style-name="Quotations">
      <style:paragraph-properties fo:margin-left="0cm" fo:margin-right="0cm" fo:margin-top="0cm" fo:margin-bottom="0.265cm" loext:contextual-spacing="false" fo:orphans="2" fo:widows="2" fo:text-indent="0cm" style:auto-text-indent="false" fo:padding-left="0.265cm" fo:padding-right="0.265cm" fo:padding-top="0.132cm" fo:padding-bottom="0.132cm" fo:border="0.06pt solid #cccccc"/>
      <style:text-properties fo:font-variant="normal" fo:text-transform="none" fo:color="#c7254e" style:font-name="Menlo" fo:font-size="9pt" fo:letter-spacing="normal" fo:font-style="normal" fo:font-weight="normal"/>
    </style:style>
    <style:style style:name="P153" style:family="paragraph" style:parent-style-name="Heading_20_4">
      <style:paragraph-properties fo:margin-left="0cm" fo:margin-right="0cm" fo:margin-top="0.265cm" fo:margin-bottom="0cm" loext:contextual-spacing="false" fo:line-height="110%" fo:orphans="2" fo:widows="2" fo:text-indent="0cm" style:auto-text-indent="false" fo:padding="0cm" fo:border="none"/>
      <style:text-properties fo:font-variant="normal" fo:text-transform="none" fo:color="#333333" style:font-name="Lato" fo:font-size="12pt" fo:letter-spacing="normal" fo:font-style="normal" fo:font-weight="normal"/>
    </style:style>
    <style:style style:name="T1" style:family="text">
      <style:text-properties fo:color="#c7254e" style:font-name="Menlo" fo:font-size="9pt" fo:background-color="#f9f2f4" loext:char-shading-value="0" loext:padding="0cm" loext:border="none"/>
    </style:style>
    <style:style style:name="T2" style:family="text">
      <style:text-properties fo:color="#c7254e" style:font-name="Menlo" fo:font-size="10.5pt" fo:background-color="#f9f2f4" loext:char-shading-value="0" loext:padding="0cm" loext:border="none"/>
    </style:style>
    <style:style style:name="T3" style:family="text">
      <style:text-properties fo:color="#c7254e" style:font-name="Menlo" fo:font-size="10.5pt" fo:font-weight="bold" fo:background-color="#f9f2f4" loext:char-shading-value="0" style:font-weight-asian="bold" style:font-weight-complex="bold" loext:padding="0cm" loext:border="none"/>
    </style:style>
    <style:style style:name="T4" style:family="text">
      <style:text-properties fo:font-variant="normal" fo:text-transform="none" fo:color="#333333" style:font-name="Lato" fo:font-size="12pt" fo:letter-spacing="normal" fo:font-style="normal"/>
    </style:style>
    <style:style style:name="T5" style:family="text">
      <style:text-properties fo:font-variant="normal" fo:text-transform="none" fo:color="#333333" style:font-name="Lato" fo:font-size="12pt" fo:letter-spacing="normal" fo:font-style="normal" fo:font-weight="normal"/>
    </style:style>
    <style:style style:name="T6" style:family="text">
      <style:text-properties fo:font-variant="normal" fo:text-transform="none" fo:color="#333333" style:font-name="Lato" fo:font-size="12pt" fo:letter-spacing="normal" fo:font-style="normal" fo:font-weight="normal" fo:background-color="#f9f2f4" loext:char-shading-value="0" loext:padding="0cm" loext:border="none"/>
    </style:style>
    <style:style style:name="T7" style:family="text">
      <style:text-properties fo:font-variant="normal" fo:text-transform="none" fo:color="#333333" style:font-name="Lato" fo:font-size="12pt" fo:letter-spacing="normal" fo:font-style="normal" fo:font-weight="normal" officeooo:rsid="00082a7e"/>
    </style:style>
    <style:style style:name="T8" style:family="text">
      <style:text-properties fo:font-variant="normal" fo:text-transform="none" fo:color="#333333" style:font-name="Lat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9" style:family="text">
      <style:text-properties fo:font-variant="normal" fo:text-transform="none" fo:color="#333333" style:font-name="Lato" fo:font-size="12pt" fo:letter-spacing="normal" fo:font-style="normal" fo:font-weight="normal" officeooo:rsid="00277ba5" fo:background-color="transparent" loext:char-shading-value="0" style:font-size-asian="10.5pt" style:font-weight-asian="normal" style:font-size-complex="12pt" style:font-weight-complex="normal" loext:padding="0cm" loext:border="none"/>
    </style:style>
    <style:style style:name="T10" style:family="text">
      <style:text-properties fo:font-variant="normal" fo:text-transform="none" fo:color="#333333" style:font-name="Lat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1" style:family="text">
      <style:text-properties fo:font-variant="normal" fo:text-transform="none" fo:color="#333333" style:font-name="Lato" fo:font-size="12pt" fo:letter-spacing="normal" fo:font-style="normal" fo:font-weight="normal" officeooo:rsid="002bfd24" fo:background-color="transparent" loext:char-shading-value="0" style:font-size-asian="10.5pt" style:font-weight-asian="normal" style:font-size-complex="12pt" style:font-weight-complex="normal" loext:padding="0cm" loext:border="none"/>
    </style:style>
    <style:style style:name="T12" style:family="text">
      <style:text-properties fo:font-variant="normal" fo:text-transform="none" fo:color="#333333" style:font-name="Lato" fo:font-size="12pt" fo:letter-spacing="normal" fo:font-style="normal" fo:font-weight="normal" officeooo:rsid="002ceba4" fo:background-color="transparent" loext:char-shading-value="0" style:font-size-asian="10.5pt" style:font-weight-asian="normal" style:font-size-complex="12pt" style:font-weight-complex="normal" loext:padding="0cm" loext:border="none"/>
    </style:style>
    <style:style style:name="T13" style:family="text">
      <style:text-properties fo:font-variant="normal" fo:text-transform="none" fo:color="#333333" style:font-name="Lat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4" style:family="text">
      <style:text-properties fo:font-variant="normal" fo:text-transform="none" fo:color="#333333" style:font-name="Lato" fo:font-size="12pt" fo:letter-spacing="normal" fo:font-style="normal" fo:font-weight="normal" officeooo:rsid="0034ebd7" fo:background-color="transparent" loext:char-shading-value="0" style:font-weight-asian="normal" style:font-weight-complex="normal" loext:padding="0cm" loext:border="none"/>
    </style:style>
    <style:style style:name="T15" style:family="text">
      <style:text-properties fo:font-variant="normal" fo:text-transform="none" fo:color="#333333" style:font-name="Lato" fo:font-size="12pt" fo:letter-spacing="normal" fo:font-style="normal" fo:font-weight="normal" officeooo:rsid="0035253b" fo:background-color="transparent" loext:char-shading-value="0" style:font-weight-asian="normal" style:font-weight-complex="normal" loext:padding="0cm" loext:border="none"/>
    </style:style>
    <style:style style:name="T16" style:family="text">
      <style:text-properties fo:font-variant="normal" fo:text-transform="none" fo:color="#333333" style:font-name="Lato" fo:font-size="12pt" fo:letter-spacing="normal" fo:font-style="normal" fo:font-weight="normal" officeooo:rsid="00336461" fo:background-color="transparent" loext:char-shading-value="0" style:font-weight-asian="bold" style:font-weight-complex="bold" loext:padding="0cm" loext:border="none"/>
    </style:style>
    <style:style style:name="T17" style:family="text">
      <style:text-properties fo:font-variant="normal" fo:text-transform="none" fo:color="#333333" style:font-name="Lato" fo:font-size="12pt" fo:letter-spacing="normal" fo:font-style="normal" fo:font-weight="normal" officeooo:rsid="003efd34" fo:background-color="transparent" loext:char-shading-value="0" style:font-size-asian="12pt" style:font-weight-asian="normal" style:font-size-complex="12pt" style:font-weight-complex="normal" loext:padding="0cm" loext:border="none"/>
    </style:style>
    <style:style style:name="T18" style:family="text">
      <style:text-properties fo:font-variant="normal" fo:text-transform="none" fo:color="#333333" style:font-name="Lato" fo:font-size="12pt" fo:letter-spacing="normal" fo:font-style="normal" fo:font-weight="normal" officeooo:rsid="003f22d2" fo:background-color="transparent" loext:char-shading-value="0" style:font-size-asian="12pt" style:font-weight-asian="normal" style:font-size-complex="12pt" style:font-weight-complex="normal" loext:padding="0cm" loext:border="none"/>
    </style:style>
    <style:style style:name="T19" style:family="text">
      <style:text-properties fo:font-variant="normal" fo:text-transform="none" fo:color="#333333" style:font-name="Lato" fo:font-size="12pt" fo:letter-spacing="normal" fo:font-style="normal" fo:font-weight="normal" style:font-weight-asian="normal" style:font-weight-complex="normal"/>
    </style:style>
    <style:style style:name="T20" style:family="text">
      <style:text-properties fo:font-variant="normal" fo:text-transform="none" fo:color="#333333" style:font-name="Lato" fo:font-size="12pt" fo:letter-spacing="normal" fo:font-style="normal" fo:font-weight="normal" officeooo:rsid="000f6104" style:font-weight-asian="normal" style:font-weight-complex="normal"/>
    </style:style>
    <style:style style:name="T21" style:family="text">
      <style:text-properties fo:font-variant="normal" fo:text-transform="none" fo:color="#333333" style:font-name="Lato" fo:font-size="12pt" fo:letter-spacing="normal" fo:font-style="normal" fo:font-weight="normal" officeooo:rsid="00106c15" style:font-weight-asian="normal" style:font-weight-complex="normal"/>
    </style:style>
    <style:style style:name="T22" style:family="text">
      <style:text-properties fo:font-variant="normal" fo:text-transform="none" fo:color="#333333" style:font-name="Lato" fo:font-size="12pt" fo:letter-spacing="normal" fo:font-style="normal" fo:font-weight="normal" officeooo:rsid="00118cda" style:font-weight-asian="normal" style:font-weight-complex="normal"/>
    </style:style>
    <style:style style:name="T23" style:family="text">
      <style:text-properties fo:font-variant="normal" fo:text-transform="none" fo:color="#333333" style:font-name="Lato" fo:font-size="12pt" fo:letter-spacing="normal" fo:font-style="normal" fo:font-weight="normal" officeooo:rsid="0012f6f6" style:font-weight-asian="normal" style:font-weight-complex="normal"/>
    </style:style>
    <style:style style:name="T24" style:family="text">
      <style:text-properties fo:font-variant="normal" fo:text-transform="none" fo:color="#333333" style:font-name="Lato" fo:font-size="12pt" fo:letter-spacing="normal" fo:font-style="normal" fo:font-weight="normal" officeooo:rsid="001544dc" style:font-weight-asian="normal" style:font-weight-complex="normal"/>
    </style:style>
    <style:style style:name="T25" style:family="text">
      <style:text-properties fo:font-variant="normal" fo:text-transform="none" fo:color="#333333" style:font-name="Lato" fo:font-size="12pt" fo:letter-spacing="normal" fo:font-style="normal" fo:font-weight="normal" officeooo:rsid="00321c19" style:font-weight-asian="normal" style:font-weight-complex="normal"/>
    </style:style>
    <style:style style:name="T26" style:family="text">
      <style:text-properties fo:font-variant="normal" fo:text-transform="none" fo:color="#333333" style:font-name="Lato" fo:font-size="12pt" fo:letter-spacing="normal" fo:font-style="normal" fo:font-weight="bold"/>
    </style:style>
    <style:style style:name="T27" style:family="text">
      <style:text-properties fo:font-variant="normal" fo:text-transform="none" fo:color="#333333" style:font-name="Lat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28" style:family="text">
      <style:text-properties fo:font-variant="normal" fo:text-transform="none" fo:color="#333333" style:font-name="Lat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29" style:family="text">
      <style:text-properties fo:font-variant="normal" fo:text-transform="none" fo:color="#333333" style:font-name="Lato" fo:font-size="12pt" fo:letter-spacing="normal" fo:font-style="normal" fo:font-weight="bold" fo:background-color="transparent" loext:char-shading-value="0" style:font-weight-asian="bold" style:font-weight-complex="bold"/>
    </style:style>
    <style:style style:name="T30" style:family="text">
      <style:text-properties fo:font-variant="normal" fo:text-transform="none" fo:color="#333333" style:font-name="Lato" fo:font-size="12pt" fo:letter-spacing="normal" fo:font-style="normal" fo:font-weight="bold" officeooo:rsid="0013555d" fo:background-color="transparent" loext:char-shading-value="0" style:font-weight-asian="bold" style:font-weight-complex="bold"/>
    </style:style>
    <style:style style:name="T31" style:family="text">
      <style:text-properties fo:font-variant="normal" fo:text-transform="none" fo:color="#333333" style:font-name="Lato" fo:font-size="12pt" fo:letter-spacing="normal" fo:font-style="normal" fo:font-weight="bold" style:font-weight-asian="bold" style:font-weight-complex="bold"/>
    </style:style>
    <style:style style:name="T32" style:family="text">
      <style:text-properties fo:font-variant="normal" fo:text-transform="none" fo:color="#333333" style:font-name="Lato" fo:font-size="12pt" fo:letter-spacing="normal" fo:font-style="normal" fo:font-weight="bold" officeooo:rsid="00106c15" style:font-weight-asian="bold" style:font-weight-complex="bold"/>
    </style:style>
    <style:style style:name="T33" style:family="text">
      <style:text-properties fo:font-variant="normal" fo:text-transform="none" fo:color="#333333" style:font-name="Lato" fo:font-size="12pt" fo:letter-spacing="normal" fo:font-style="normal" fo:font-weight="bold" officeooo:rsid="00118cda" style:font-weight-asian="bold" style:font-weight-complex="bold"/>
    </style:style>
    <style:style style:name="T34" style:family="text">
      <style:text-properties fo:font-variant="normal" fo:text-transform="none" fo:color="#333333" style:font-name="Lato" fo:font-size="12pt" fo:letter-spacing="normal" fo:font-style="normal" fo:font-weight="bold" officeooo:rsid="0012f6f6" style:font-weight-asian="bold" style:font-weight-complex="bold"/>
    </style:style>
    <style:style style:name="T35" style:family="text">
      <style:text-properties fo:font-variant="normal" fo:text-transform="none" fo:color="#333333" style:font-name="Lato" fo:font-size="12pt" fo:letter-spacing="normal" fo:font-style="normal" fo:font-weight="bold" officeooo:rsid="001544dc" style:font-weight-asian="bold" style:font-weight-complex="bold"/>
    </style:style>
    <style:style style:name="T36" style:family="text">
      <style:text-properties fo:font-variant="normal" fo:text-transform="none" fo:color="#333333" style:font-name="Lato" fo:font-size="12pt" fo:letter-spacing="normal" fo:font-style="normal" fo:font-weight="bold" officeooo:rsid="0015672a" style:font-weight-asian="bold" style:font-weight-complex="bold"/>
    </style:style>
    <style:style style:name="T37" style:family="text">
      <style:text-properties fo:font-variant="normal" fo:text-transform="none" fo:color="#333333" style:font-name="Lato" fo:font-size="12pt" fo:letter-spacing="normal" fo:font-style="normal" fo:font-weight="bold" officeooo:rsid="00172ae7" style:font-weight-asian="bold" style:font-weight-complex="bold"/>
    </style:style>
    <style:style style:name="T38" style:family="text">
      <style:text-properties fo:font-variant="normal" fo:text-transform="none" fo:color="#333333" style:font-name="Lato" fo:font-size="12pt" fo:letter-spacing="normal" fo:font-style="normal" fo:font-weight="bold" officeooo:rsid="00321c19" style:font-weight-asian="bold" style:font-weight-complex="bold"/>
    </style:style>
    <style:style style:name="T39" style:family="text">
      <style:text-properties fo:font-variant="normal" fo:text-transform="none" fo:color="#333333" style:font-name="Lato" fo:font-size="12pt" fo:letter-spacing="normal" fo:font-style="normal" fo:font-weight="bold" officeooo:rsid="000f6104" style:font-style-asian="normal" style:font-weight-asian="bold" style:font-style-complex="normal" style:font-weight-complex="bold"/>
    </style:style>
    <style:style style:name="T40" style:family="text">
      <style:text-properties fo:font-variant="normal" fo:text-transform="none" fo:color="#333333" style:font-name="Lato" fo:font-size="12pt" fo:letter-spacing="normal" fo:font-style="normal" style:text-underline-style="solid" style:text-underline-width="auto" style:text-underline-color="font-color" fo:font-weight="bold" style:font-weight-asian="bold" style:font-weight-complex="bold"/>
    </style:style>
    <style:style style:name="T41" style:family="text">
      <style:text-properties fo:font-variant="normal" fo:text-transform="none" fo:color="#333333" style:font-name="Lato" fo:font-size="12pt" fo:letter-spacing="normal" fo:font-style="normal" fo:background-color="transparent" loext:char-shading-value="0"/>
    </style:style>
    <style:style style:name="T42" style:family="text">
      <style:text-properties fo:font-variant="normal" fo:text-transform="none" fo:color="#333333" style:font-name="Lato" fo:font-size="12pt" fo:letter-spacing="normal" fo:font-style="normal" officeooo:rsid="0013555d" fo:background-color="transparent" loext:char-shading-value="0"/>
    </style:style>
    <style:style style:name="T43" style:family="text">
      <style:text-properties fo:font-variant="normal" fo:text-transform="none" fo:color="#333333" style:font-name="Lato" fo:font-size="12pt" fo:letter-spacing="normal" fo:font-style="normal" officeooo:rsid="002008cb"/>
    </style:style>
    <style:style style:name="T44" style:family="text">
      <style:text-properties fo:font-variant="normal" fo:text-transform="none" fo:color="#333333" style:font-name="Lato" fo:letter-spacing="normal"/>
    </style:style>
    <style:style style:name="T45" style:family="text">
      <style:text-properties fo:font-variant="normal" fo:text-transform="none" fo:color="#333333" style:font-name="Lato" fo:letter-spacing="normal" fo:font-weight="normal"/>
    </style:style>
    <style:style style:name="T46" style:family="text">
      <style:text-properties fo:font-variant="normal" fo:text-transform="none" fo:color="#333333" style:font-name="Lato" fo:letter-spacing="normal" fo:font-style="normal"/>
    </style:style>
    <style:style style:name="T47" style:family="text">
      <style:text-properties fo:font-variant="normal" fo:text-transform="none" fo:color="#333333" style:font-name="Lato" fo:letter-spacing="normal" fo:font-style="normal" style:text-underline-style="solid" style:text-underline-width="auto" style:text-underline-color="font-color" fo:font-weight="bold" style:font-weight-asian="bold" style:font-weight-complex="bold"/>
    </style:style>
    <style:style style:name="T48" style:family="text">
      <style:text-properties fo:font-variant="normal" fo:text-transform="none" fo:color="#333333" style:font-name="Lato"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49" style:family="text">
      <style:text-properties fo:font-variant="normal" fo:text-transform="none" fo:color="#333333" style:font-name="Lato" fo:letter-spacing="normal" fo:font-style="normal" officeooo:rsid="00233fc8"/>
    </style:style>
    <style:style style:name="T50" style:family="text">
      <style:text-properties fo:font-variant="normal" fo:text-transform="none" fo:color="#333333" style:font-name="Lato" fo:font-size="10pt" fo:letter-spacing="normal" style:font-size-asian="10pt" style:font-size-complex="10pt"/>
    </style:style>
    <style:style style:name="T51" style:family="text">
      <style:text-properties fo:font-variant="normal" fo:text-transform="none" fo:color="#333333" style:font-name="Lato" fo:font-size="10pt" fo:letter-spacing="normal" fo:font-style="normal" fo:font-weight="normal" style:font-size-asian="10pt" style:font-size-complex="10pt"/>
    </style:style>
    <style:style style:name="T52" style:family="text">
      <style:text-properties fo:font-variant="normal" fo:text-transform="none" fo:color="#333333" style:font-name="Lato" fo:font-size="10pt" fo:letter-spacing="normal" fo:font-weight="normal" style:font-size-asian="10pt" style:font-size-complex="10pt"/>
    </style:style>
    <style:style style:name="T53" style:family="text">
      <style:text-properties fo:font-variant="normal" fo:text-transform="none" fo:color="#c7254e" style:font-name="Menlo" fo:font-size="10.5pt" fo:letter-spacing="normal" fo:font-style="normal" fo:font-weight="normal" fo:background-color="#f9f2f4" loext:char-shading-value="0" loext:padding="0cm" loext:border="none"/>
    </style:style>
    <style:style style:name="T54" style:family="text">
      <style:text-properties fo:font-variant="normal" fo:text-transform="none" fo:color="#c7254e" style:font-name="Menlo" fo:font-size="10.5pt" fo:letter-spacing="normal" fo:font-style="normal" fo:font-weight="normal" officeooo:rsid="000c49fd" fo:background-color="#f9f2f4" loext:char-shading-value="0" style:font-size-asian="10.5pt" style:font-weight-asian="normal" style:font-size-complex="12pt" style:font-weight-complex="normal" loext:padding="0cm" loext:border="none"/>
    </style:style>
    <style:style style:name="T55" style:family="text">
      <style:text-properties fo:font-variant="normal" fo:text-transform="none" fo:color="#c7254e" style:font-name="Menlo" fo:font-size="10.5pt" fo:letter-spacing="normal" fo:font-style="normal" fo:font-weight="normal" officeooo:rsid="00277ba5" fo:background-color="#f9f2f4" loext:char-shading-value="0" style:font-size-asian="10.5pt" style:font-weight-asian="normal" style:font-size-complex="12pt" style:font-weight-complex="normal" loext:padding="0cm" loext:border="none"/>
    </style:style>
    <style:style style:name="T56" style:family="text">
      <style:text-properties fo:font-variant="normal" fo:text-transform="none" fo:color="#c7254e" style:font-name="Menlo" fo:font-size="10.5pt" fo:letter-spacing="normal" fo:font-style="normal" fo:font-weight="normal" officeooo:rsid="0029fd0c" fo:background-color="#f9f2f4" loext:char-shading-value="0" style:font-size-asian="10.5pt" style:font-weight-asian="normal" style:font-size-complex="12pt" style:font-weight-complex="normal" loext:padding="0cm" loext:border="none"/>
    </style:style>
    <style:style style:name="T57" style:family="text">
      <style:text-properties fo:font-variant="normal" fo:text-transform="none" fo:color="#c7254e" style:font-name="Menlo" fo:font-size="10.5pt" fo:letter-spacing="normal" fo:font-style="normal" fo:font-weight="normal" officeooo:rsid="002bfd24" fo:background-color="#f9f2f4" loext:char-shading-value="0" style:font-size-asian="10.5pt" style:font-weight-asian="normal" style:font-size-complex="12pt" style:font-weight-complex="normal" loext:padding="0cm" loext:border="none"/>
    </style:style>
    <style:style style:name="T58" style:family="text">
      <style:text-properties fo:font-variant="normal" fo:text-transform="none" fo:color="#c7254e" style:font-name="Menlo" fo:font-size="10.5pt" fo:letter-spacing="normal" fo:font-style="normal" fo:font-weight="normal" officeooo:rsid="002ceba4" fo:background-color="#f9f2f4" loext:char-shading-value="0" style:font-size-asian="10.5pt" style:font-weight-asian="normal" style:font-size-complex="12pt" style:font-weight-complex="normal" loext:padding="0cm" loext:border="none"/>
    </style:style>
    <style:style style:name="T59" style:family="text">
      <style:text-properties fo:font-variant="normal" fo:text-transform="none" fo:color="#c7254e" style:font-name="Menlo" fo:font-size="10.5pt" fo:letter-spacing="normal" fo:font-style="normal" fo:font-weight="normal" officeooo:rsid="000f6104" fo:background-color="#f9f2f4" loext:char-shading-value="0" style:font-weight-asian="normal" style:font-weight-complex="normal" loext:padding="0cm" loext:border="none"/>
    </style:style>
    <style:style style:name="T60" style:family="text">
      <style:text-properties fo:font-variant="normal" fo:text-transform="none" fo:color="#c7254e" style:font-name="Menlo" fo:font-size="10.5pt" fo:letter-spacing="normal" fo:font-style="normal" fo:font-weight="normal" officeooo:rsid="00106c15" fo:background-color="#f9f2f4" loext:char-shading-value="0" style:font-weight-asian="normal" style:font-weight-complex="normal" loext:padding="0cm" loext:border="none"/>
    </style:style>
    <style:style style:name="T61" style:family="text">
      <style:text-properties fo:font-variant="normal" fo:text-transform="none" fo:color="#c7254e" style:font-name="Menlo" fo:font-size="10.5pt" fo:letter-spacing="normal" fo:font-style="normal" fo:font-weight="normal" officeooo:rsid="00118cda" fo:background-color="#f9f2f4" loext:char-shading-value="0" style:font-weight-asian="normal" style:font-weight-complex="normal" loext:padding="0cm" loext:border="none"/>
    </style:style>
    <style:style style:name="T62" style:family="text">
      <style:text-properties fo:font-variant="normal" fo:text-transform="none" fo:color="#c7254e" style:font-name="Menlo" fo:font-size="10.5pt" fo:letter-spacing="normal" fo:font-style="normal" fo:font-weight="normal" officeooo:rsid="00336461" fo:background-color="#f9f2f4" loext:char-shading-value="0" style:font-weight-asian="bold" style:font-weight-complex="bold" loext:padding="0cm" loext:border="none"/>
    </style:style>
    <style:style style:name="T63" style:family="text">
      <style:text-properties fo:font-variant="normal" fo:text-transform="none" fo:color="#c7254e" style:font-name="Menlo" fo:font-size="10.5pt" fo:letter-spacing="normal" fo:font-style="normal" fo:font-weight="normal" officeooo:rsid="003efd34" fo:background-color="#f9f2f4" loext:char-shading-value="0" style:font-size-asian="12pt" style:font-weight-asian="normal" style:font-size-complex="12pt" style:font-weight-complex="normal" loext:padding="0cm" loext:border="none"/>
    </style:style>
    <style:style style:name="T64" style:family="text">
      <style:text-properties fo:font-variant="normal" fo:text-transform="none" fo:color="#c7254e" style:font-name="Menlo" fo:font-size="10.5pt" fo:letter-spacing="normal" fo:font-style="normal" fo:background-color="#f9f2f4" loext:char-shading-value="0" loext:padding="0cm" loext:border="none"/>
    </style:style>
    <style:style style:name="T65"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weight-asian="bold" style:font-weight-complex="bold" loext:padding="0cm" loext:border="none"/>
    </style:style>
    <style:style style:name="T66" style:family="text">
      <style:text-properties fo:font-variant="normal" fo:text-transform="none" fo:color="#c7254e" style:font-name="Menlo" fo:font-size="10.5pt"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loext:padding="0cm" loext:border="none"/>
    </style:style>
    <style:style style:name="T67" style:family="text">
      <style:text-properties fo:font-variant="normal" fo:text-transform="none" fo:color="#c7254e" style:font-name="Menlo" fo:font-size="10.5pt" fo:letter-spacing="normal" fo:font-style="normal" fo:font-weight="bold" fo:background-color="#f9f2f4" loext:char-shading-value="0" style:font-weight-asian="bold" style:font-weight-complex="bold" loext:padding="0cm" loext:border="none"/>
    </style:style>
    <style:style style:name="T68" style:family="text">
      <style:text-properties fo:font-variant="normal" fo:text-transform="none" fo:color="#c7254e" style:font-name="Menlo" fo:font-size="10.5pt" fo:letter-spacing="normal" fo:background-color="#f9f2f4" loext:char-shading-value="0" loext:padding="0cm" loext:border="none"/>
    </style:style>
    <style:style style:name="T69" style:family="text">
      <style:text-properties fo:font-variant="normal" fo:text-transform="none" fo:color="#c7254e" style:font-name="Menlo" fo:letter-spacing="normal" fo:font-style="italic" fo:font-weight="normal" fo:background-color="#f9f2f4" loext:char-shading-value="0"/>
    </style:style>
    <style:style style:name="T70" style:family="text">
      <style:text-properties fo:font-variant="normal" fo:text-transform="none" fo:color="#c7254e" style:font-name="Menlo" fo:letter-spacing="normal" fo:font-style="italic" fo:background-color="#f9f2f4" loext:char-shading-value="0"/>
    </style:style>
    <style:style style:name="T71" style:family="text">
      <style:text-properties fo:font-variant="normal" fo:text-transform="none" fo:color="#c7254e" style:font-name="Menlo" fo:letter-spacing="normal" fo:font-style="italic" style:text-underline-style="solid" style:text-underline-width="auto" style:text-underline-color="font-color" fo:font-weight="bold" fo:background-color="#f9f2f4" loext:char-shading-value="0" style:font-weight-asian="bold" style:font-weight-complex="bold"/>
    </style:style>
    <style:style style:name="T72" style:family="text">
      <style:text-properties fo:font-variant="normal" fo:text-transform="none" fo:color="#c7254e" style:font-name="Menlo" fo:letter-spacing="normal" fo:font-style="normal" style:text-underline-style="solid" style:text-underline-width="auto" style:text-underline-color="font-color" fo:font-weight="bold" fo:background-color="#f9f2f4" loext:char-shading-value="0" style:font-style-asian="normal" style:font-weight-asian="bold" style:font-style-complex="normal" style:font-weight-complex="bold"/>
    </style:style>
    <style:style style:name="T73" style:family="text">
      <style:text-properties fo:font-variant="normal" fo:text-transform="none" fo:color="#c7254e" style:font-name="Menlo" fo:letter-spacing="normal" fo:font-style="normal" fo:font-weight="bold" fo:background-color="#f9f2f4" loext:char-shading-value="0" style:font-weight-asian="bold" style:font-weight-complex="bold" loext:padding="0cm" loext:border="none"/>
    </style:style>
    <style:style style:name="T74" style:family="text">
      <style:text-properties fo:font-variant="normal" fo:text-transform="none" fo:color="#c7254e" style:font-name="Menlo" fo:font-size="10pt" fo:letter-spacing="normal" fo:background-color="#f9f2f4" loext:char-shading-value="0" style:font-size-asian="10pt" style:font-size-complex="10pt" loext:padding="0cm" loext:border="none"/>
    </style:style>
    <style:style style:name="T75" style:family="text">
      <style:text-properties fo:font-variant="normal" fo:text-transform="none" fo:color="#c7254e" style:font-name="Menlo" fo:font-size="10pt" fo:letter-spacing="normal" fo:font-style="normal" fo:font-weight="normal" fo:background-color="#f9f2f4" loext:char-shading-value="0" style:font-size-asian="10pt" style:font-size-complex="10pt" loext:padding="0cm" loext:border="none"/>
    </style:style>
    <style:style style:name="T76" style:family="text">
      <style:text-properties fo:font-variant="normal" fo:text-transform="none" fo:color="#c7254e" style:font-name="Menlo" fo:font-size="10pt" fo:letter-spacing="normal" fo:font-style="italic" fo:font-weight="normal" fo:background-color="#f9f2f4" loext:char-shading-value="0" style:font-size-asian="10pt" style:font-size-complex="10pt"/>
    </style:style>
    <style:style style:name="T77" style:family="text">
      <style:text-properties fo:font-variant="normal" fo:text-transform="none" fo:color="#c7254e" style:font-name="Menlo" fo:font-size="10pt" fo:letter-spacing="normal" fo:font-weight="normal" fo:background-color="#f9f2f4" loext:char-shading-value="0" style:font-size-asian="10pt" style:font-size-complex="10pt" loext:padding="0cm" loext:border="none"/>
    </style:style>
    <style:style style:name="T78" style:family="text">
      <style:text-properties fo:font-variant="normal" fo:text-transform="none" fo:color="#c7254e" style:font-name="Menlo" fo:font-size="12pt" fo:letter-spacing="normal" fo:font-style="italic" fo:font-weight="normal" fo:background-color="#f9f2f4" loext:char-shading-value="0"/>
    </style:style>
    <style:style style:name="T79" style:family="text">
      <style:text-properties fo:font-variant="normal" fo:text-transform="none" fo:color="#c7254e" style:font-name="Menlo" fo:font-size="12pt" fo:letter-spacing="normal" fo:font-style="italic" fo:font-weight="normal" fo:background-color="#f9f2f4" loext:char-shading-value="0" loext:padding="0cm" loext:border="none"/>
    </style:style>
    <style:style style:name="T80" style:family="text">
      <style:text-properties fo:font-variant="normal" fo:text-transform="none" fo:color="#c7254e" style:font-name="Menlo" fo:font-size="12pt" fo:letter-spacing="normal" fo:font-style="italic" fo:font-weight="normal" fo:background-color="#f9f2f4" loext:char-shading-value="0" style:font-weight-asian="normal" style:font-weight-complex="normal"/>
    </style:style>
    <style:style style:name="T81" style:family="text">
      <style:text-properties fo:font-variant="normal" fo:text-transform="none" fo:color="#c7254e" style:font-name="Menlo" fo:font-size="12pt" fo:letter-spacing="normal" fo:font-style="italic" fo:font-weight="normal" officeooo:rsid="000f6104" fo:background-color="#f9f2f4" loext:char-shading-value="0" style:font-weight-asian="normal" style:font-weight-complex="normal"/>
    </style:style>
    <style:style style:name="T82" style:family="text">
      <style:text-properties fo:font-variant="normal" fo:text-transform="none" fo:color="#c7254e" style:font-name="Menlo" fo:font-size="12pt" fo:letter-spacing="normal" fo:font-style="italic" fo:font-weight="normal" officeooo:rsid="00118cda" fo:background-color="#f9f2f4" loext:char-shading-value="0" style:font-weight-asian="normal" style:font-weight-complex="normal"/>
    </style:style>
    <style:style style:name="T83" style:family="text">
      <style:text-properties fo:font-variant="normal" fo:text-transform="none" fo:color="#c7254e" style:font-name="Menlo" fo:font-size="12pt" fo:letter-spacing="normal" fo:font-style="italic" fo:font-weight="normal" officeooo:rsid="001544dc" fo:background-color="#f9f2f4" loext:char-shading-value="0" style:font-weight-asian="normal" style:font-weight-complex="normal"/>
    </style:style>
    <style:style style:name="T84" style:family="text">
      <style:text-properties fo:font-variant="normal" fo:text-transform="none" fo:color="#c7254e" style:font-name="Menlo" fo:font-size="12pt" fo:letter-spacing="normal" fo:font-style="italic" fo:font-weight="normal" officeooo:rsid="0034ebd7" fo:background-color="#f9f2f4" loext:char-shading-value="0" style:font-weight-asian="normal" style:font-weight-complex="normal" loext:padding="0cm" loext:border="none"/>
    </style:style>
    <style:style style:name="T85" style:family="text">
      <style:text-properties fo:font-variant="normal" fo:text-transform="none" fo:color="#c7254e" style:font-name="Menlo" fo:font-size="12pt" fo:letter-spacing="normal" fo:font-style="italic" fo:font-weight="normal" officeooo:rsid="003f22d2" fo:background-color="#f9f2f4" loext:char-shading-value="0" style:font-size-asian="12pt" style:font-weight-asian="normal" style:font-size-complex="12pt" style:font-weight-complex="normal" loext:padding="0cm" loext:border="none"/>
    </style:style>
    <style:style style:name="T86" style:family="text">
      <style:text-properties fo:font-variant="normal" fo:text-transform="none" fo:color="#c7254e" style:font-name="Menlo" fo:font-size="12pt" fo:letter-spacing="normal" fo:font-style="italic" fo:background-color="#f9f2f4" loext:char-shading-value="0"/>
    </style:style>
    <style:style style:name="T87" style:family="text">
      <style:text-properties fo:font-variant="normal" fo:text-transform="none" fo:color="#c7254e" style:font-name="Menlo" fo:font-size="12pt" fo:letter-spacing="normal" fo:font-style="italic" officeooo:rsid="0013555d" fo:background-color="#f9f2f4" loext:char-shading-value="0"/>
    </style:style>
    <style:style style:name="T88" style:family="text">
      <style:text-properties fo:font-variant="normal" fo:text-transform="none" fo:color="#c7254e" style:font-name="Menlo" fo:font-size="12pt" fo:letter-spacing="normal" fo:font-style="italic" fo:font-weight="bold" officeooo:rsid="000c49fd" fo:background-color="#f9f2f4" loext:char-shading-value="0" style:font-size-asian="10.5pt" style:font-weight-asian="bold" style:font-size-complex="12pt" style:font-weight-complex="bold" loext:padding="0cm" loext:border="none"/>
    </style:style>
    <style:style style:name="T89" style:family="text">
      <style:text-properties fo:font-variant="normal" fo:text-transform="none" fo:color="#c7254e" style:font-name="Menlo" fo:font-size="12pt" fo:letter-spacing="normal" fo:font-style="italic" style:text-underline-style="solid" style:text-underline-width="auto" style:text-underline-color="font-color" fo:font-weight="bold" fo:background-color="#f9f2f4" loext:char-shading-value="0" style:font-weight-asian="bold" style:font-weight-complex="bold"/>
    </style:style>
    <style:style style:name="T90" style:family="text">
      <style:text-properties fo:font-variant="normal" fo:text-transform="none" fo:color="#c7254e" style:font-name="Menlo" fo:font-size="12pt" fo:letter-spacing="normal" fo:font-style="normal" fo:font-weight="bold" fo:background-color="#f9f2f4" loext:char-shading-value="0" style:font-size-asian="12pt" style:font-weight-asian="bold" style:font-size-complex="12pt" style:font-weight-complex="bold" loext:padding="0cm" loext:border="none"/>
    </style:style>
    <style:style style:name="T91" style:family="text">
      <style:text-properties fo:font-variant="normal" fo:text-transform="none" fo:color="#c7254e" style:font-name="Menlo" fo:font-size="12pt" fo:letter-spacing="normal" fo:font-style="normal" fo:font-weight="bold" officeooo:rsid="003efd34" fo:background-color="#f9f2f4" loext:char-shading-value="0" style:font-size-asian="12pt" style:font-weight-asian="bold" style:font-size-complex="12pt" style:font-weight-complex="bold" loext:padding="0cm" loext:border="none"/>
    </style:style>
    <style:style style:name="T92" style:family="text">
      <style:text-properties fo:font-variant="normal" fo:text-transform="none" fo:color="#c7254e" style:font-name="Menlo" fo:font-size="9pt" fo:letter-spacing="normal" fo:font-style="normal" fo:font-weight="normal"/>
    </style:style>
    <style:style style:name="T93" style:family="text">
      <style:text-properties fo:font-variant="normal" fo:text-transform="none" fo:color="#31708f"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94" style:family="text">
      <style:text-properties fo:font-variant="normal" fo:text-transform="none" fo:color="#31708f" style:text-line-through-style="none" style:text-line-through-type="none" style:font-name="Lato" fo:font-size="12pt" fo:letter-spacing="normal" fo:font-style="normal" style:text-underline-style="none" fo:font-weight="bold" officeooo:rsid="002bfd24" style:text-blinking="false" fo:background-color="transparent" loext:char-shading-value="0" style:font-size-asian="10.5pt" style:font-weight-asian="normal" style:font-size-complex="12pt" style:font-weight-complex="normal" loext:padding="0cm" loext:border="none"/>
    </style:style>
    <style:style style:name="T95" style:family="text">
      <style:text-properties fo:font-variant="normal" fo:text-transform="none" fo:color="#000000" style:font-name="Menlo" fo:font-size="10.5pt" fo:letter-spacing="normal" fo:font-style="normal" fo:font-weight="bold" officeooo:rsid="000bd997" fo:background-color="transparent" loext:char-shading-value="0" style:font-weight-asian="bold" style:font-weight-complex="bold" loext:padding="0cm" loext:border="none"/>
    </style:style>
    <style:style style:name="T96" style:family="text">
      <style:text-properties fo:font-variant="normal" fo:text-transform="none" fo:color="#000000" style:font-name="Menlo" fo:font-size="10.5pt" fo:letter-spacing="normal" fo:font-style="normal" fo:font-weight="normal" officeooo:rsid="000bd997" fo:background-color="transparent" loext:char-shading-value="0" style:font-weight-asian="normal" style:font-weight-complex="normal" loext:padding="0cm" loext:border="none"/>
    </style:style>
    <style:style style:name="T97" style:family="text">
      <style:text-properties fo:font-variant="normal" fo:text-transform="none" fo:color="#000000" style:font-name="Menlo" fo:font-size="12pt" fo:letter-spacing="normal" fo:font-style="normal" fo:font-weight="bold" officeooo:rsid="000c49fd" fo:background-color="transparent" loext:char-shading-value="0" style:font-size-asian="10.5pt" style:font-weight-asian="bold" style:font-size-complex="12pt" style:font-weight-complex="bold" loext:padding="0cm" loext:border="none"/>
    </style:style>
    <style:style style:name="T98" style:family="text">
      <style:text-properties fo:font-variant="normal" fo:text-transform="none" fo:color="#000000" style:font-name="Menlo" fo:font-size="12pt" fo:letter-spacing="normal" fo:font-style="normal" fo:font-weight="normal" officeooo:rsid="000c49fd" fo:background-color="transparent" loext:char-shading-value="0" style:font-size-asian="10.5pt" style:font-weight-asian="normal" style:font-size-complex="12pt" style:font-weight-complex="normal" loext:padding="0cm" loext:border="none"/>
    </style:style>
    <style:style style:name="T99" style:family="text">
      <style:text-properties fo:font-variant="normal" fo:text-transform="none" fo:color="#000000" style:font-name="Menlo" fo:font-size="16pt" fo:letter-spacing="normal" fo:font-style="normal" style:text-underline-style="solid" style:text-underline-width="auto" style:text-underline-color="font-color" fo:font-weight="bold" officeooo:rsid="000c49fd" fo:background-color="transparent" loext:char-shading-value="0" style:font-size-asian="16pt" style:font-weight-asian="bold" style:font-size-complex="16pt" style:font-weight-complex="bold" loext:padding="0cm" loext:border="none"/>
    </style:style>
    <style:style style:name="T100" style:family="text">
      <style:text-properties fo:font-variant="normal" fo:text-transform="none" fo:color="#a9b7c6"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01" style:family="text">
      <style:text-properties fo:font-variant="normal" fo:text-transform="none" fo:color="#cc7832" style:font-name="DejaVu Sans Mono" fo:font-size="10.5pt" fo:letter-spacing="normal" fo:font-style="normal" fo:font-weight="bold" officeooo:rsid="000bd997" fo:background-color="transparent" loext:char-shading-value="0" style:font-weight-asian="normal" style:font-weight-complex="normal" loext:padding="0cm" loext:border="none"/>
    </style:style>
    <style:style style:name="T102" style:family="text">
      <style:text-properties fo:font-variant="normal" fo:text-transform="none" fo:color="#ffc66d"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03" style:family="text">
      <style:text-properties fo:font-variant="normal" fo:text-transform="none" style:font-name="DejaVu Sans Mono" fo:font-size="10.5pt" fo:letter-spacing="normal" fo:font-style="normal" fo:font-weight="normal" officeooo:rsid="000bd997" fo:background-color="transparent" loext:char-shading-value="0" style:font-weight-asian="normal" style:font-weight-complex="normal" loext:padding="0cm" loext:border="none"/>
    </style:style>
    <style:style style:name="T104" style:family="text">
      <style:text-properties fo:font-variant="normal" fo:text-transform="none" style:use-window-font-color="true" style:font-name="Menlo" fo:font-size="12pt" fo:letter-spacing="normal" fo:font-style="normal" fo:font-weight="bold" officeooo:rsid="00253c74" fo:background-color="transparent" loext:char-shading-value="0" style:font-size-asian="10.5pt" style:font-weight-asian="bold" style:font-size-complex="12pt" style:font-weight-complex="bold" loext:padding="0cm" loext:border="none"/>
    </style:style>
    <style:style style:name="T105" style:family="text">
      <style:text-properties fo:font-variant="normal" fo:text-transform="none" style:use-window-font-color="true" style:font-name="Menlo" fo:font-size="12pt" fo:letter-spacing="normal" fo:font-style="normal" fo:font-weight="bold" officeooo:rsid="00277ba5" fo:background-color="transparent" loext:char-shading-value="0" style:font-size-asian="10.5pt" style:font-weight-asian="bold" style:font-size-complex="12pt" style:font-weight-complex="bold" loext:padding="0cm" loext:border="none"/>
    </style:style>
    <style:style style:name="T106" style:family="text">
      <style:text-properties fo:font-variant="normal" fo:text-transform="none" style:use-window-font-color="true" style:font-name="Menlo" fo:font-size="12pt" fo:letter-spacing="normal" fo:font-style="normal" fo:font-weight="bold" officeooo:rsid="0029fd0c" fo:background-color="transparent" loext:char-shading-value="0" style:font-size-asian="10.5pt" style:font-weight-asian="bold" style:font-size-complex="12pt" style:font-weight-complex="bold" loext:padding="0cm" loext:border="none"/>
    </style:style>
    <style:style style:name="T107" style:family="text">
      <style:text-properties fo:font-variant="normal" fo:text-transform="none" style:use-window-font-color="true" style:font-name="Menlo" fo:font-size="12pt" fo:letter-spacing="normal" fo:font-style="normal" fo:font-weight="bold" officeooo:rsid="002bfd24" fo:background-color="transparent" loext:char-shading-value="0" style:font-size-asian="10.5pt" style:font-weight-asian="bold" style:font-size-complex="12pt" style:font-weight-complex="bold" loext:padding="0cm" loext:border="none"/>
    </style:style>
    <style:style style:name="T108" style:family="text">
      <style:text-properties fo:font-variant="normal" fo:text-transform="none" style:use-window-font-color="true" style:font-name="Menlo" fo:font-size="12pt" fo:letter-spacing="normal" fo:font-style="normal" fo:font-weight="bold" officeooo:rsid="002ceba4" fo:background-color="transparent" loext:char-shading-value="0" style:font-size-asian="10.5pt" style:font-weight-asian="bold" style:font-size-complex="12pt" style:font-weight-complex="bold" loext:padding="0cm" loext:border="none"/>
    </style:style>
    <style:style style:name="T109" style:family="text">
      <style:text-properties fo:font-variant="normal" fo:text-transform="none" style:use-window-font-color="true" style:font-name="Menlo" fo:font-size="12pt" fo:letter-spacing="normal" fo:font-style="normal" fo:font-weight="bold" officeooo:rsid="003efd34" fo:background-color="transparent" loext:char-shading-value="0" style:font-size-asian="12pt" style:font-weight-asian="bold" style:font-size-complex="12pt" style:font-weight-complex="bold" loext:padding="0cm" loext:border="none"/>
    </style:style>
    <style:style style:name="T110" style:family="text">
      <style:text-properties fo:font-variant="normal" fo:text-transform="none" style:use-window-font-color="true" style:font-name="Menlo" fo:font-size="12pt" fo:letter-spacing="normal" fo:font-style="normal" fo:font-weight="bold" officeooo:rsid="003efd34" fo:background-color="transparent" loext:char-shading-value="0" style:font-size-asian="12pt" style:font-weight-asian="bold" style:font-size-complex="12pt" style:font-weight-complex="bold" loext:padding="0cm" loext:border="none"/>
    </style:style>
    <style:style style:name="T111" style:family="text">
      <style:text-properties fo:font-variant="normal" fo:text-transform="none" style:use-window-font-color="true" style:font-name="Menlo" fo:font-size="12pt" fo:letter-spacing="normal" fo:font-style="normal" fo:font-weight="bold" officeooo:rsid="003f22d2" fo:background-color="transparent" loext:char-shading-value="0" style:font-size-asian="12pt" style:font-weight-asian="bold" style:font-size-complex="12pt" style:font-weight-complex="bold" loext:padding="0cm" loext:border="none"/>
    </style:style>
    <style:style style:name="T112" style:family="text">
      <style:text-properties fo:font-variant="normal" fo:text-transform="none" style:use-window-font-color="true" style:font-name="Menlo" fo:font-size="12pt" fo:letter-spacing="normal" fo:font-style="normal" fo:font-weight="bold" officeooo:rsid="003efd34" fo:background-color="#f9f2f4" loext:char-shading-value="0" style:font-size-asian="12pt" style:font-weight-asian="bold" style:font-size-complex="12pt" style:font-weight-complex="bold" loext:padding="0cm" loext:border="none"/>
    </style:style>
    <style:style style:name="T113" style:family="text">
      <style:text-properties fo:font-variant="normal" fo:text-transform="none" style:use-window-font-color="true" style:font-name="Menlo" fo:font-size="12pt" fo:letter-spacing="normal" fo:font-style="normal" fo:font-weight="bold" officeooo:rsid="003efd34" style:font-size-asian="12pt" style:font-weight-asian="bold" style:font-size-complex="12pt" style:font-weight-complex="bold" loext:padding="0cm" loext:border="none"/>
    </style:style>
    <style:style style:name="T114" style:family="text">
      <style:text-properties fo:font-variant="normal" fo:text-transform="none" style:use-window-font-color="true" style:font-name="Menlo" fo:font-size="12pt" fo:letter-spacing="normal" fo:font-style="normal" officeooo:rsid="003efd34" fo:background-color="transparent" loext:char-shading-value="0" style:font-size-asian="12pt" style:font-size-complex="12pt" loext:padding="0cm" loext:border="none"/>
    </style:style>
    <style:style style:name="T115" style:family="text">
      <style:text-properties fo:font-variant="normal" fo:text-transform="none" style:use-window-font-color="true" style:font-name="Menlo" fo:font-size="12pt" fo:letter-spacing="normal" fo:font-style="normal" officeooo:rsid="003f22d2" fo:background-color="transparent" loext:char-shading-value="0" style:font-size-asian="12pt" style:font-size-complex="12pt" loext:padding="0cm" loext:border="none"/>
    </style:style>
    <style:style style:name="T116" style:family="text">
      <style:text-properties fo:font-variant="normal" fo:text-transform="none" style:use-window-font-color="true" style:font-name="Menlo" fo:font-size="12pt" fo:letter-spacing="normal" fo:font-style="normal" fo:font-weight="normal" officeooo:rsid="0029fd0c" fo:background-color="transparent" loext:char-shading-value="0" style:font-size-asian="10.5pt" style:font-weight-asian="normal" style:font-size-complex="12pt" style:font-weight-complex="normal" loext:padding="0cm" loext:border="none"/>
    </style:style>
    <style:style style:name="T117" style:family="text">
      <style:text-properties fo:font-variant="normal" fo:text-transform="none" style:use-window-font-color="true" style:font-name="Menlo" fo:font-size="12pt" fo:letter-spacing="normal" fo:font-style="normal" fo:font-weight="normal" officeooo:rsid="00355add" fo:background-color="transparent" loext:char-shading-value="0" style:font-size-asian="10.5pt" style:font-weight-asian="normal" style:font-size-complex="12pt" style:font-weight-complex="normal" loext:padding="0cm" loext:border="none"/>
    </style:style>
    <style:style style:name="T118" style:family="text">
      <style:text-properties fo:font-variant="normal" fo:text-transform="none" style:use-window-font-color="true" style:font-name="Menlo" fo:font-size="12pt" fo:letter-spacing="normal" fo:font-style="normal" fo:font-weight="normal" officeooo:rsid="003efd34" fo:background-color="transparent" loext:char-shading-value="0" style:font-size-asian="12pt" style:font-weight-asian="normal" style:font-size-complex="12pt" style:font-weight-complex="normal" loext:padding="0cm" loext:border="none"/>
    </style:style>
    <style:style style:name="T119" style:family="text">
      <style:text-properties fo:font-variant="normal" fo:text-transform="none" style:use-window-font-color="true" style:font-name="Menlo" fo:font-size="12pt" fo:letter-spacing="normal" fo:font-style="normal" fo:font-weight="normal" officeooo:rsid="003f22d2" fo:background-color="transparent" loext:char-shading-value="0" style:font-size-asian="12pt" style:font-weight-asian="normal" style:font-size-complex="12pt" style:font-weight-complex="normal" loext:padding="0cm" loext:border="none"/>
    </style:style>
    <style:style style:name="T120" style:family="text">
      <style:text-properties fo:font-variant="normal" fo:text-transform="none" style:use-window-font-color="true" style:font-name="Menlo" fo:font-size="10.5pt" fo:letter-spacing="normal" fo:font-style="normal" fo:font-weight="normal" officeooo:rsid="0034ebd7" fo:background-color="transparent" loext:char-shading-value="0" style:font-weight-asian="normal" style:font-weight-complex="normal" loext:padding="0cm" loext:border="none"/>
    </style:style>
    <style:style style:name="T121" style:family="text">
      <style:text-properties fo:font-variant="normal" fo:text-transform="none" style:use-window-font-color="true" style:font-name="Menlo" fo:font-size="10.5pt" fo:letter-spacing="normal" fo:font-style="normal" fo:font-weight="normal" officeooo:rsid="0035253b" fo:background-color="transparent" loext:char-shading-value="0" style:font-weight-asian="normal" style:font-weight-complex="normal" loext:padding="0cm" loext:border="none"/>
    </style:style>
    <style:style style:name="T122" style:family="text">
      <style:text-properties fo:font-variant="normal" fo:text-transform="none" style:use-window-font-color="true" style:font-name="Menlo" fo:font-size="10.5pt" fo:letter-spacing="normal" fo:font-style="normal" fo:font-weight="bold" officeooo:rsid="00336461" fo:background-color="transparent" loext:char-shading-value="0" style:font-weight-asian="bold" style:font-weight-complex="bold" loext:padding="0cm" loext:border="none"/>
    </style:style>
    <style:style style:name="T123" style:family="text">
      <style:text-properties fo:font-variant="normal" fo:text-transform="none" style:use-window-font-color="true" style:font-name="Menlo" fo:font-size="10.5pt" fo:letter-spacing="normal" fo:font-style="normal" fo:font-weight="bold" officeooo:rsid="0034ebd7" fo:background-color="transparent" loext:char-shading-value="0" style:font-weight-asian="bold" style:font-weight-complex="bold" loext:padding="0cm" loext:border="none"/>
    </style:style>
    <style:style style:name="T124" style:family="text">
      <style:text-properties fo:font-variant="normal" fo:text-transform="none" style:use-window-font-color="true" style:font-name="Menlo" fo:font-size="10.5pt" fo:letter-spacing="normal" fo:font-style="normal" fo:font-weight="bold" officeooo:rsid="0035253b" fo:background-color="transparent" loext:char-shading-value="0" style:font-weight-asian="bold" style:font-weight-complex="bold" loext:padding="0cm" loext:border="none"/>
    </style:style>
    <style:style style:name="T125" style:family="text">
      <style:text-properties fo:font-variant="normal" fo:text-transform="none" style:use-window-font-color="true" style:font-name="Menlo" fo:font-size="16pt" fo:letter-spacing="normal" fo:font-style="normal" style:text-underline-style="solid" style:text-underline-width="auto" style:text-underline-color="font-color" fo:font-weight="bold" officeooo:rsid="00355add" fo:background-color="transparent" loext:char-shading-value="0" style:font-size-asian="14pt" style:font-weight-asian="bold" style:font-size-complex="16pt" style:font-weight-complex="bold" loext:padding="0cm" loext:border="none"/>
    </style:style>
    <style:style style:name="T126" style:family="text">
      <style:text-properties fo:font-variant="normal" fo:text-transform="none" style:font-name="Menlo" fo:font-size="12pt" fo:letter-spacing="normal" fo:font-style="normal" fo:font-weight="bold" officeooo:rsid="003efd34" fo:background-color="#f9f2f4" loext:char-shading-value="0" style:font-size-asian="12pt" style:font-weight-asian="bold" style:font-size-complex="12pt" style:font-weight-complex="bold" loext:padding="0cm" loext:border="none"/>
    </style:style>
    <style:style style:name="T127" style:family="text">
      <style:text-properties style:font-name="DejaVu Sans Mono"/>
    </style:style>
    <style:style style:name="T128" style:family="text">
      <style:text-properties fo:color="#cc7832"/>
    </style:style>
    <style:style style:name="T129" style:family="text">
      <style:text-properties fo:color="#cc7832" style:font-name="DejaVu Sans Mono"/>
    </style:style>
    <style:style style:name="T130" style:family="text">
      <style:text-properties fo:color="#cc7832" style:font-name="DejaVu Sans Mono" fo:font-weight="bold"/>
    </style:style>
    <style:style style:name="T131" style:family="text">
      <style:text-properties fo:color="#ffc66d"/>
    </style:style>
    <style:style style:name="T132" style:family="text">
      <style:text-properties fo:color="#808080"/>
    </style:style>
    <style:style style:name="T133" style:family="text">
      <style:text-properties fo:color="#6897bb"/>
    </style:style>
    <style:style style:name="T134" style:family="text">
      <style:text-properties fo:color="#6897bb" style:font-name="DejaVu Sans Mono"/>
    </style:style>
    <style:style style:name="T135" style:family="text">
      <style:text-properties fo:font-style="italic"/>
    </style:style>
    <style:style style:name="T136" style:family="text">
      <style:text-properties fo:color="#0000cd"/>
    </style:style>
    <style:style style:name="T137" style:family="text">
      <style:text-properties fo:color="#ff0000"/>
    </style:style>
    <style:style style:name="T138" style:family="text">
      <style:text-properties fo:color="#a52a2a"/>
    </style:style>
    <style:style style:name="T139"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stawy JavaScript</text:p>
      <text:p text:style-name="P1"/>
      <text:p text:style-name="P3">Komentarze</text:p>
      <text:p text:style-name="P2"/>
      <text:p text:style-name="P7"><text:span text:style-name="T50">Using </text:span><text:span text:style-name="Source_20_Text"><text:span text:style-name="T74">//</text:span></text:span><text:span text:style-name="T50"> will tell JavaScript to ignore the remainder of the text on the current line:</text:span></text:p>
      <text:p text:style-name="P98">// This is an in-line comment.</text:p>
      <text:p text:style-name="P19"><text:span text:style-name="T51">You can make a multi-line comment beginning with </text:span><text:span text:style-name="Source_20_Text"><text:span text:style-name="T75">/*</text:span></text:span><text:span text:style-name="T51"> and ending with </text:span><text:span text:style-name="Source_20_Text"><text:span text:style-name="T75">*/</text:span></text:span><text:span text:style-name="T51">:</text:span></text:p>
      <text:p text:style-name="P98">/* This is a <text:line-break/>multi-line comment */</text:p>
      <text:p text:style-name="P6"/>
      <text:p text:style-name="P4">Dane i zmienne</text:p>
      <text:p text:style-name="P4"/>
      <text:p text:style-name="P8"><text:span text:style-name="T52">In computer science, </text:span><text:span text:style-name="Definition"><text:span text:style-name="T76">data</text:span></text:span><text:span text:style-name="T52"> is anything that is meaningful to the computer. JavaScript provides seven different </text:span><text:span text:style-name="Definition"><text:span text:style-name="T76">data types</text:span></text:span><text:span text:style-name="T52"> which are </text:span><text:span text:style-name="Source_20_Text"><text:span text:style-name="T77">undefined</text:span></text:span><text:span text:style-name="T52">, </text:span><text:span text:style-name="Source_20_Text"><text:span text:style-name="T77">null</text:span></text:span><text:span text:style-name="T52">, </text:span><text:span text:style-name="Source_20_Text"><text:span text:style-name="T77">boolean</text:span></text:span><text:span text:style-name="T52">, </text:span><text:span text:style-name="Source_20_Text"><text:span text:style-name="T77">string</text:span></text:span><text:span text:style-name="T52">, </text:span><text:span text:style-name="Source_20_Text"><text:span text:style-name="T77">symbol</text:span></text:span><text:span text:style-name="T52">, </text:span><text:span text:style-name="Source_20_Text"><text:span text:style-name="T77">number</text:span></text:span><text:span text:style-name="T52">, and </text:span><text:span text:style-name="Source_20_Text"><text:span text:style-name="T77">object</text:span></text:span><text:span text:style-name="T52">.</text:span></text:p>
      <text:p text:style-name="P19"><text:span text:style-name="T51">For example, computers distinguish between numbers, such as the number </text:span><text:span text:style-name="Source_20_Text"><text:span text:style-name="T75">12</text:span></text:span><text:span text:style-name="T51">, and </text:span><text:span text:style-name="Source_20_Text"><text:span text:style-name="T75">strings</text:span></text:span><text:span text:style-name="T51">, such as </text:span><text:span text:style-name="Source_20_Text"><text:span text:style-name="T75">"12"</text:span></text:span><text:span text:style-name="T51">, </text:span><text:span text:style-name="Source_20_Text"><text:span text:style-name="T75">"dog"</text:span></text:span><text:span text:style-name="T51">, or </text:span><text:span text:style-name="Source_20_Text"><text:span text:style-name="T75">"123 cats"</text:span></text:span><text:span text:style-name="T51">, which are collections of characters. Computers can perform mathematical operations on a number, but not on a string.</text:span></text:p>
      <text:p text:style-name="P19"><text:span text:style-name="Definition"><text:span text:style-name="T76">Variables</text:span></text:span><text:span text:style-name="T51"> allow computers to store and manipulate data in a dynamic fashion. They do this by using a "label" to point to the data rather than using the data itself. Any of the seven data types may be stored in a variable.</text:span></text:p>
      <text:p text:style-name="P19"><text:span text:style-name="Source_20_Text"><text:span text:style-name="T75">Variables</text:span></text:span><text:span text:style-name="T51"> are similar to the x and y variables you use in mathematics, which means they're a simple name to represent the data we want to refer to. Computer </text:span><text:span text:style-name="Source_20_Text"><text:span text:style-name="T75">variables</text:span></text:span><text:span text:style-name="T51"> differ from mathematical variables in that they can store different values at different times.</text:span></text:p>
      <text:p text:style-name="P19"><text:span text:style-name="T51">We tell JavaScript to create or </text:span><text:span text:style-name="Definition"><text:span text:style-name="T76">declare</text:span></text:span><text:span text:style-name="T51"> a variable by putting the keyword </text:span><text:span text:style-name="Source_20_Text"><text:span text:style-name="T75">var</text:span></text:span><text:span text:style-name="T51"> in front of it, like so:</text:span></text:p>
      <text:p text:style-name="P98">var ourName;</text:p>
      <text:p text:style-name="P19"><text:span text:style-name="T51">creates a </text:span><text:span text:style-name="Source_20_Text"><text:span text:style-name="T75">variable</text:span></text:span><text:span text:style-name="T51"> called </text:span><text:span text:style-name="Source_20_Text"><text:span text:style-name="T75">ourName</text:span></text:span><text:span text:style-name="T51">. In JavaScript we end statements with semicolons.</text:span></text:p>
      <text:p text:style-name="P19"><text:span text:style-name="Source_20_Text"><text:span text:style-name="T75">Variable</text:span></text:span><text:span text:style-name="T51"> names can be made up of numbers, letters, and </text:span><text:span text:style-name="Source_20_Text"><text:span text:style-name="T75">$</text:span></text:span><text:span text:style-name="T51"> or </text:span><text:span text:style-name="Source_20_Text"><text:span text:style-name="T75">_</text:span></text:span><text:span text:style-name="T51">, but may not contain spaces or start with a number.</text:span></text:p>
      <text:p text:style-name="P5">Przypisanie</text:p>
      <text:p text:style-name="P5"/>
      <text:p text:style-name="P9"><text:span text:style-name="T45">In JavaScript, you can store a value in a variable with the </text:span><text:span text:style-name="Definition"><text:span text:style-name="T69">assignment</text:span></text:span><text:span text:style-name="T45"> operator.</text:span></text:p>
      <text:p text:style-name="P19"><text:span text:style-name="Source_20_Text"><text:span text:style-name="T53">myVariable = 5;</text:span></text:span></text:p>
      <text:p text:style-name="P19"><text:span text:style-name="T5">Assigns the </text:span><text:span text:style-name="Source_20_Text"><text:span text:style-name="T53">Number</text:span></text:span><text:span text:style-name="T5"> value </text:span><text:span text:style-name="Source_20_Text"><text:span text:style-name="T53">5</text:span></text:span><text:span text:style-name="T5"> to </text:span><text:span text:style-name="Source_20_Text"><text:span text:style-name="T53">myVariable</text:span></text:span><text:span text:style-name="T5">.</text:span></text:p>
      <text:p text:style-name="P19"><text:span text:style-name="T5">Assignment always goes from right to left. Everything to the right of the </text:span><text:span text:style-name="Source_20_Text"><text:span text:style-name="T53">=</text:span></text:span><text:span text:style-name="T5"> operator is resolved before the value is assigned to the variable to the left of the operator.</text:span></text:p>
      <text:p text:style-name="P97">myVar = 5;<text:line-break/>myNum = myVar;</text:p>
      <text:p text:style-name="P19"><text:span text:style-name="T5">Assigns </text:span><text:span text:style-name="Source_20_Text"><text:span text:style-name="T53">5</text:span></text:span><text:span text:style-name="T5"> to </text:span><text:span text:style-name="Source_20_Text"><text:span text:style-name="T53">myVar</text:span></text:span><text:span text:style-name="T5"> and then resolves </text:span><text:span text:style-name="Source_20_Text"><text:span text:style-name="T53">myVar</text:span></text:span><text:span text:style-name="T5"> to </text:span><text:span text:style-name="Source_20_Text"><text:span text:style-name="T53">5</text:span></text:span><text:span text:style-name="T5"> again and assigns it to </text:span><text:span text:style-name="Source_20_Text"><text:span text:style-name="T53">myNum</text:span></text:span><text:span text:style-name="T5">.</text:span></text:p>
      <text:p text:style-name="P41"/>
      <text:p text:style-name="P53"><text:soft-page-break/>Inicjalizacja zmiennej</text:p>
      <text:p text:style-name="P31"><text:span text:style-name="T4">It is common to </text:span><text:span text:style-name="Definition"><text:span text:style-name="T86">initialize</text:span></text:span><text:span text:style-name="T4"> a variable to an initial value in the same line as it is declared.</text:span></text:p>
      <text:p text:style-name="P19"><text:span text:style-name="Source_20_Text"><text:span text:style-name="T53">var myVar = 0;</text:span></text:span></text:p>
      <text:p text:style-name="P19"><text:span text:style-name="T5">Creates a new variable called </text:span><text:span text:style-name="Source_20_Text"><text:span text:style-name="T53">myVar</text:span></text:span><text:span text:style-name="T5"> and assigns it an initial value of </text:span><text:span text:style-name="Source_20_Text"><text:span text:style-name="T53">0</text:span></text:span><text:span text:style-name="T5">.</text:span></text:p>
      <text:p text:style-name="P31"><text:span text:style-name="T4">When JavaScript variables are declared, they have an initial value of </text:span><text:span text:style-name="Source_20_Text"><text:span text:style-name="T64">undefined</text:span></text:span><text:span text:style-name="T4">. If you do a mathematical operation on an </text:span><text:span text:style-name="Source_20_Text"><text:span text:style-name="T64">undefined</text:span></text:span><text:span text:style-name="T4">variable your result will be </text:span><text:span text:style-name="Source_20_Text"><text:span text:style-name="T64">NaN</text:span></text:span><text:span text:style-name="T4"> which means </text:span><text:span text:style-name="Definition"><text:span text:style-name="T86">"Not a Number"</text:span></text:span><text:span text:style-name="T4">. If you concatenate a string with an </text:span><text:span text:style-name="Source_20_Text"><text:span text:style-name="T64">undefined</text:span></text:span><text:span text:style-name="T4"> variable, you will get a literal </text:span><text:span text:style-name="Definition"><text:span text:style-name="T86">string</text:span></text:span><text:span text:style-name="T4"> of </text:span><text:span text:style-name="Source_20_Text"><text:span text:style-name="T64">"undefined"</text:span></text:span><text:span text:style-name="T4">.</text:span></text:p>
      <text:p text:style-name="P54">Nazywanie zmiennych, camelCase</text:p>
      <text:p text:style-name="P42">In JavaScript all variables and function names are case sensitive. This means that capitalization matters.</text:p>
      <text:p text:style-name="P19"><text:span text:style-name="Source_20_Text"><text:span text:style-name="T53">MYVAR</text:span></text:span><text:span text:style-name="T5"> is not the same as </text:span><text:span text:style-name="Source_20_Text"><text:span text:style-name="T53">MyVar</text:span></text:span><text:span text:style-name="T5"> nor </text:span><text:span text:style-name="Source_20_Text"><text:span text:style-name="T53">myvar</text:span></text:span><text:span text:style-name="T5">. It is possible to have multiple distinct variables with the same name but different casing. It is strongly recommended that for the sake of clarity, you </text:span><text:span text:style-name="Emphasis"><text:span text:style-name="T5">do not</text:span></text:span><text:span text:style-name="T5"> use this language feature.</text:span></text:p>
      <text:h text:style-name="P100" text:outline-level="4">Best Practice</text:h>
      <text:p text:style-name="P19"><text:span text:style-name="T5">Write variable names in Javascript in </text:span><text:span text:style-name="Definition"><text:span text:style-name="T78">camelCase</text:span></text:span><text:span text:style-name="T5">. In </text:span><text:span text:style-name="Definition"><text:span text:style-name="T78">camelCase</text:span></text:span><text:span text:style-name="T5">, multi-word variable names have the first word in lowercase and the first letter of each subsequent word is capitalized.</text:span></text:p>
      <text:p text:style-name="P19"><text:span text:style-name="Strong_20_Emphasis"><text:span text:style-name="T26">Examples:</text:span></text:span></text:p>
      <text:p text:style-name="P97">var someVariable;<text:line-break/>var anotherVariableName;<text:line-break/>var thisVariableNameIsTooLong;</text:p>
      <text:p text:style-name="P84"/>
      <text:p text:style-name="P94">Numbers</text:p>
      <text:p text:style-name="P85"><text:span text:style-name="Source_20_Text"><text:span text:style-name="T68"/></text:span></text:p>
      <text:p text:style-name="P85"><text:span text:style-name="Source_20_Text"><text:span text:style-name="T68">Number</text:span></text:span><text:span text:style-name="T44"> is a data type in JavaScript which represents numeric data.</text:span></text:p>
      <text:p text:style-name="P41">Now let's try to add two numbers using JavaScript.</text:p>
      <text:p text:style-name="P19"><text:span text:style-name="T5">JavaScript uses the </text:span><text:span text:style-name="Source_20_Text"><text:span text:style-name="T53">+</text:span></text:span><text:span text:style-name="T5"> symbol as addition operation when placed between two numbers.</text:span></text:p>
      <text:p text:style-name="P19"><text:span text:style-name="Strong_20_Emphasis"><text:span text:style-name="T26">Example</text:span></text:span></text:p>
      <text:p text:style-name="P97">myVar = 5 + 10; // assigned 15</text:p>
      <text:p text:style-name="P51">We can also subtract one number from another.</text:p>
      <text:p text:style-name="P19"><text:span text:style-name="T5">JavaScript uses the </text:span><text:span text:style-name="Source_20_Text"><text:span text:style-name="T53">-</text:span></text:span><text:span text:style-name="T5"> symbol for subtraction.</text:span></text:p>
      <text:p text:style-name="P19"><text:span text:style-name="Strong_20_Emphasis"><text:span text:style-name="T26">Example</text:span></text:span></text:p>
      <text:p text:style-name="P97"><text:soft-page-break/>myVar = 12 - 6; // assigned 6</text:p>
      <text:p text:style-name="P51">We can also multiply one number by another.</text:p>
      <text:p text:style-name="P19"><text:span text:style-name="T5">JavaScript uses the </text:span><text:span text:style-name="Source_20_Text"><text:span text:style-name="T53">*</text:span></text:span><text:span text:style-name="T5"> symbol for multiplication of two numbers.</text:span></text:p>
      <text:p text:style-name="P19"><text:span text:style-name="Strong_20_Emphasis"><text:span text:style-name="T26">Example</text:span></text:span></text:p>
      <text:p text:style-name="P97">myVar = 13 * 13; // assigned 169</text:p>
      <text:p text:style-name="P51">We can also divide one number by another.</text:p>
      <text:p text:style-name="P19"><text:span text:style-name="T5">JavaScript uses the </text:span><text:span text:style-name="Source_20_Text"><text:span text:style-name="T53">/</text:span></text:span><text:span text:style-name="T5"> symbol for division.</text:span></text:p>
      <text:p text:style-name="P19"><text:span text:style-name="Strong_20_Emphasis"><text:span text:style-name="T26">Example</text:span></text:span></text:p>
      <text:p text:style-name="P97">myVar = 16 / 2; // assigned 8</text:p>
      <text:p text:style-name="P61">Increment, decrement</text:p>
      <text:p text:style-name="P51"/>
      <text:p text:style-name="P85"><text:span text:style-name="T44">You can easily </text:span><text:span text:style-name="Definition"><text:span text:style-name="T70">increment</text:span></text:span><text:span text:style-name="T44"> or add one to a variable with the </text:span><text:span text:style-name="Source_20_Text"><text:span text:style-name="T68">++</text:span></text:span><text:span text:style-name="T44"> operator.</text:span></text:p>
      <text:p text:style-name="P19"><text:span text:style-name="Source_20_Text"><text:span text:style-name="T53">i++;</text:span></text:span></text:p>
      <text:p text:style-name="P41">is the equivalent of</text:p>
      <text:p text:style-name="P19"><text:span text:style-name="Source_20_Text"><text:span text:style-name="T53">i = i + 1;</text:span></text:span></text:p>
      <text:p text:style-name="P19"><text:span text:style-name="Strong_20_Emphasis"><text:span text:style-name="T26">Note</text:span></text:span><text:span text:style-name="T5"><text:line-break/>The entire line becomes </text:span><text:span text:style-name="Source_20_Text"><text:span text:style-name="T53">i++;</text:span></text:span><text:span text:style-name="T5">, eliminating the need for the equal sign.</text:span></text:p>
      <text:p text:style-name="P41"/>
      <text:p text:style-name="P55">Ułamki</text:p>
      <text:p text:style-name="P32"><text:span text:style-name="T4">We can store decimal numbers in variables too. Decimal numbers are sometimes referred to as </text:span><text:span text:style-name="Definition"><text:span text:style-name="T86">floating point</text:span></text:span><text:span text:style-name="T4"> numbers or </text:span><text:span text:style-name="Definition"><text:span text:style-name="T86">floats</text:span></text:span><text:span text:style-name="T4">.</text:span></text:p>
      <text:p text:style-name="P19"><text:span text:style-name="Strong_20_Emphasis"><text:span text:style-name="T26">Note</text:span></text:span><text:span text:style-name="T5"><text:line-break/>Not all real numbers can accurately be represented in </text:span><text:span text:style-name="Definition"><text:span text:style-name="T78">floating point</text:span></text:span><text:span text:style-name="T5">. This can lead to rounding errors. </text:span><text:a xlink:type="simple" xlink:href="https://en.wikipedia.org/wiki/Floating_point#Accuracy_problems" office:target-frame-name="_blank" xlink:show="new" text:style-name="Internet_20_link" text:visited-style-name="Visited_20_Internet_20_Link"><text:span text:style-name="T93">Details Here</text:span></text:a><text:span text:style-name="T5">.</text:span></text:p>
      <text:p text:style-name="P44"/>
      <text:p text:style-name="P56">Reszta z dzielenia</text:p>
      <text:p text:style-name="P33"><text:span text:style-name="T4">The </text:span><text:span text:style-name="Definition"><text:span text:style-name="T86">remainder</text:span></text:span><text:span text:style-name="T4"> operator </text:span><text:span text:style-name="Source_20_Text"><text:span text:style-name="T64">%</text:span></text:span><text:span text:style-name="T4"> gives the remainder of the division of two numbers.</text:span></text:p>
      <text:p text:style-name="P19"><text:span text:style-name="Strong_20_Emphasis"><text:span text:style-name="T26">Example</text:span></text:span></text:p>
      <text:p text:style-name="P97">5 % 2 = 1 because<text:line-break/>Math.floor(5 / 2) = 2 (Quotient)<text:line-break/>2 * 2 = 4<text:line-break/>5 - 4 = 1 (Remainder)</text:p>
      <text:p text:style-name="P19"><text:soft-page-break/><text:span text:style-name="Strong_20_Emphasis"><text:span text:style-name="T26">Usage</text:span></text:span><text:span text:style-name="T5"><text:line-break/>In mathematics, a number can be checked even </text:span><text:span text:style-name="T7">(parzysta)</text:span><text:span text:style-name="T5"> or odd </text:span><text:span text:style-name="T7">(nieparzysta)</text:span><text:span text:style-name="T5"> by checking the remainder of the division of the number by </text:span><text:span text:style-name="Source_20_Text"><text:span text:style-name="T53">2</text:span></text:span><text:span text:style-name="T5">.</text:span></text:p>
      <text:p text:style-name="P97">17 % 2 = 1 (17 is Odd)<text:line-break/>48 % 2 = 0 (48 is Even)</text:p>
      <text:p text:style-name="P19"><text:span text:style-name="Strong_20_Emphasis"><text:span text:style-name="T26">Note</text:span></text:span><text:span text:style-name="T5"><text:line-break/>The </text:span><text:span text:style-name="Definition"><text:span text:style-name="T78">remainder</text:span></text:span><text:span text:style-name="T5"> operator is sometimes incorrectly referred to as the "modulus" operator. It is very similar to modulus, but does not work properly with negative numbers.</text:span></text:p>
      <text:p text:style-name="P41"/>
      <text:p text:style-name="P57">Złożone przypisanie z rozszerzonym dodawaniem</text:p>
      <text:p text:style-name="P43">In programming, it is common to use assignments to modify the contents of a variable. Remember that everything to the right of the equals sign is evaluated first, so we can say:</text:p>
      <text:p text:style-name="P19"><text:span text:style-name="Source_20_Text"><text:span text:style-name="T53">myVar = myVar + 5;</text:span></text:span></text:p>
      <text:p text:style-name="P19"><text:span text:style-name="T5">to add </text:span><text:span text:style-name="Source_20_Text"><text:span text:style-name="T53">5</text:span></text:span><text:span text:style-name="T5"> to </text:span><text:span text:style-name="Source_20_Text"><text:span text:style-name="T53">myVar</text:span></text:span><text:span text:style-name="T5">. Since this is such a common pattern, there are operators which do both a mathematical operation and assignment in one step.</text:span></text:p>
      <text:p text:style-name="P19"><text:span text:style-name="T5">One such operator is the </text:span><text:span text:style-name="Source_20_Text"><text:span text:style-name="T53">+=</text:span></text:span><text:span text:style-name="T5"> operator.</text:span></text:p>
      <text:p text:style-name="P19"><text:span text:style-name="Source_20_Text"><text:span text:style-name="T53">myVar += 5;</text:span></text:span><text:span text:style-name="T5"> will add </text:span><text:span text:style-name="Source_20_Text"><text:span text:style-name="T53">5</text:span></text:span><text:span text:style-name="T5"> to </text:span><text:span text:style-name="Source_20_Text"><text:span text:style-name="T53">myVar</text:span></text:span><text:span text:style-name="T5">.</text:span></text:p>
      <text:p text:style-name="P43"/>
      <text:p text:style-name="P34"><text:span text:style-name="T4">Like the </text:span><text:span text:style-name="Source_20_Text"><text:span text:style-name="T64">+=</text:span></text:span><text:span text:style-name="T4"> operator, </text:span><text:span text:style-name="Source_20_Text"><text:span text:style-name="T64">-=</text:span></text:span><text:span text:style-name="T4"> subtracts a number from a variable.</text:span></text:p>
      <text:p text:style-name="P19"><text:span text:style-name="Source_20_Text"><text:span text:style-name="T53">myVar = myVar - 5;</text:span></text:span></text:p>
      <text:p text:style-name="P19"><text:span text:style-name="T5">will subtract </text:span><text:span text:style-name="Source_20_Text"><text:span text:style-name="T53">5</text:span></text:span><text:span text:style-name="T5"> from </text:span><text:span text:style-name="Source_20_Text"><text:span text:style-name="T53">myVar</text:span></text:span><text:span text:style-name="T5">. This can be rewritten as:</text:span></text:p>
      <text:p text:style-name="P19"><text:span text:style-name="Source_20_Text"><text:span text:style-name="T53">myVar -= 5;</text:span></text:span></text:p>
      <text:p text:style-name="P43"/>
      <text:p text:style-name="P34"><text:span text:style-name="T4">The </text:span><text:span text:style-name="Source_20_Text"><text:span text:style-name="T64">*=</text:span></text:span><text:span text:style-name="T4"> operator multiplies a variable by a number.</text:span></text:p>
      <text:p text:style-name="P19"><text:span text:style-name="Source_20_Text"><text:span text:style-name="T53">myVar = myVar * 5;</text:span></text:span></text:p>
      <text:p text:style-name="P19"><text:span text:style-name="T5">will multiply </text:span><text:span text:style-name="Source_20_Text"><text:span text:style-name="T53">myVar</text:span></text:span><text:span text:style-name="T5"> by </text:span><text:span text:style-name="Source_20_Text"><text:span text:style-name="T53">5</text:span></text:span><text:span text:style-name="T5">. This can be rewritten as:</text:span></text:p>
      <text:p text:style-name="P19"><text:span text:style-name="Source_20_Text"><text:span text:style-name="T53">myVar *= 5;</text:span></text:span></text:p>
      <text:p text:style-name="P19"><text:span text:style-name="Source_20_Text"><text:span text:style-name="T53"/></text:span></text:p>
      <text:p text:style-name="P19"><text:span text:style-name="Source_20_Text"><text:span text:style-name="T6">The </text:span></text:span><text:span text:style-name="Source_20_Text"><text:span text:style-name="T53">/=</text:span></text:span><text:span text:style-name="Source_20_Text"><text:span text:style-name="T6"> operator divides a variable by another number.</text:span></text:span></text:p>
      <text:p text:style-name="P19"><text:span text:style-name="Source_20_Text"><text:span text:style-name="T53">myVar = myVar / 5;</text:span></text:span></text:p>
      <text:p text:style-name="P19"><text:span text:style-name="T5">Will divide </text:span><text:span text:style-name="Source_20_Text"><text:span text:style-name="T53">myVar</text:span></text:span><text:span text:style-name="T5"> by </text:span><text:span text:style-name="Source_20_Text"><text:span text:style-name="T53">5</text:span></text:span><text:span text:style-name="T5">. This can be rewritten as:</text:span></text:p>
      <text:p text:style-name="P19"><text:span text:style-name="Source_20_Text"><text:span text:style-name="T53">myVar /= 5;</text:span></text:span></text:p>
      <text:p text:style-name="P19"><text:span text:style-name="Source_20_Text"><text:span text:style-name="T53"/></text:span></text:p>
      <text:p text:style-name="P21"><text:soft-page-break/><text:span text:style-name="Source_20_Text"><text:span text:style-name="T95">Ćwiczenie: przelicznik temperatur</text:span></text:span></text:p>
      <text:p text:style-name="P95"><text:span text:style-name="Source_20_Text"><text:span text:style-name="T100"/></text:span></text:p>
      <text:p text:style-name="P117"><text:s text:c="4"/><text:span text:style-name="Source_20_Text"><text:span text:style-name="T101">function </text:span></text:span><text:span text:style-name="Source_20_Text"><text:span text:style-name="T102">convertToF</text:span></text:span><text:span text:style-name="Source_20_Text"><text:span text:style-name="T103">(celsius) {</text:span></text:span></text:p>
      <text:p text:style-name="P117"><text:span text:style-name="T130"><text:tab/>var </text:span><text:span text:style-name="T127">fahrenheit</text:span><text:span text:style-name="T129">;</text:span></text:p>
      <text:p text:style-name="P119"><text:s text:c="4"/></text:p>
      <text:p text:style-name="P115"><text:span text:style-name="T132"><text:s text:c="4"/></text:span><text:span text:style-name="T127">fahrenheit = (celsius * (</text:span><text:span text:style-name="T134">9</text:span><text:span text:style-name="T127">/</text:span><text:span text:style-name="T134">5</text:span><text:span text:style-name="T127">)) + </text:span><text:span text:style-name="T134">32</text:span><text:span text:style-name="T129">;</text:span></text:p>
      <text:p text:style-name="P118"/>
      <text:p text:style-name="P115"><text:span text:style-name="T132"><text:s text:c="4"/></text:span><text:span text:style-name="T130">return </text:span><text:span text:style-name="T127">fahrenheit</text:span><text:span text:style-name="T129">;</text:span></text:p>
      <text:p text:style-name="P116">}</text:p>
      <text:p text:style-name="P118"/>
      <text:p text:style-name="P114"><text:span text:style-name="T131">convertToF</text:span>(<text:span text:style-name="T133">30</text:span>)<text:span text:style-name="T128">;</text:span></text:p>
      <text:p text:style-name="P74"><text:span text:style-name="Source_20_Text"><text:span text:style-name="T96"/></text:span></text:p>
      <text:p text:style-name="P22"><text:span text:style-name="Source_20_Text"><text:span text:style-name="T99">Strings</text:span></text:span></text:p>
      <text:p text:style-name="P75"><text:span text:style-name="Source_20_Text"><text:span text:style-name="T97"/></text:span></text:p>
      <text:p text:style-name="P75"><text:span text:style-name="Source_20_Text"><text:span text:style-name="T97">Cytaty w stringach</text:span></text:span></text:p>
      <text:p text:style-name="P75"><text:span text:style-name="Source_20_Text"><text:span text:style-name="T8">When you are defining a string you must start and end with a single or double quote. What happens when you need a literal quote: </text:span></text:span><text:span text:style-name="Source_20_Text"><text:span text:style-name="T54">"</text:span></text:span><text:span text:style-name="Source_20_Text"><text:span text:style-name="T8"> or </text:span></text:span><text:span text:style-name="Source_20_Text"><text:span text:style-name="T54">'</text:span></text:span><text:span text:style-name="Source_20_Text"><text:span text:style-name="T8"> inside of your string?</text:span></text:span></text:p>
      <text:p text:style-name="P19"><text:span text:style-name="T5">In JavaScript, you can </text:span><text:span text:style-name="Definition"><text:span text:style-name="T78">escape</text:span></text:span><text:span text:style-name="T5"> a quote from considering it as an end of string quote by placing a </text:span><text:span text:style-name="Definition"><text:span text:style-name="T78">backslash</text:span></text:span><text:span text:style-name="T5"> (</text:span><text:span text:style-name="Source_20_Text"><text:span text:style-name="T53">\</text:span></text:span><text:span text:style-name="T5">) in front of the quote.</text:span></text:p>
      <text:p text:style-name="P19"><text:span text:style-name="Source_20_Text"><text:span text:style-name="T53">var sampleStr = "Alan said, \"Peter is learning JavaScript\".";</text:span></text:span></text:p>
      <text:p text:style-name="P41">This signals to JavaScript that the following quote is not the end of the string, but should instead appear inside the string. So if you were to print this to the console, you would get:</text:p>
      <text:p text:style-name="P19"><text:span text:style-name="Source_20_Text"><text:span text:style-name="T53">Alan said, "Peter is learning JavaScript".</text:span></text:span></text:p>
      <text:p text:style-name="P75"><text:span text:style-name="Source_20_Text"><text:span text:style-name="T98"/></text:span></text:p>
      <text:p text:style-name="P75"><text:span text:style-name="Source_20_Text"><text:span text:style-name="Definition"><text:span text:style-name="T88">String</text:span></text:span></text:span><text:span text:style-name="Source_20_Text"><text:span text:style-name="T27"> values in JavaScript may be written with single or double quotes, so long as you start and end with the same type of quote. </text:span></text:span><text:span text:style-name="Source_20_Text"><text:span text:style-name="T8">Unlike some languages, single and double quotes are functionally identical in JavaScript.</text:span></text:span></text:p>
      <text:p text:style-name="P19"><text:span text:style-name="Source_20_Text"><text:span text:style-name="T53">"This string has \"double quotes\" in it"</text:span></text:span></text:p>
      <text:p text:style-name="P19"><text:span text:style-name="T5">The value in using one or the other has to do with the need to </text:span><text:span text:style-name="Definition"><text:span text:style-name="T78">escape</text:span></text:span><text:span text:style-name="T5"> quotes of the same type. Unless they are escaped, you cannot have more than one pair of whichever quote type begins a string.</text:span></text:p>
      <text:p text:style-name="P41">If you have a string with many double quotes, this can be difficult to read and write. Instead, use single quotes:</text:p>
      <text:p text:style-name="P19"><text:span text:style-name="Source_20_Text"><text:span text:style-name="T53">'This string has "double quotes" in it. And "probably" lots of them.'</text:span></text:span></text:p>
      <text:p text:style-name="P19"><text:span text:style-name="Source_20_Text"><text:span text:style-name="T53"/></text:span></text:p>
      <text:p text:style-name="P19"><text:span text:style-name="Source_20_Text"><text:span text:style-name="T6">Quotes are not the only characters that can be </text:span></text:span><text:span text:style-name="Source_20_Text"><text:span text:style-name="Definition"><text:span text:style-name="T79">escaped</text:span></text:span></text:span><text:span text:style-name="Source_20_Text"><text:span text:style-name="T6"> inside a string. Here is a table of common escape sequences:</text:span></text:span></text:p>
      <table:table table:name="Tabela1" table:style-name="Tabela1">
        <table:table-column table:style-name="Tabela1.A"/>
        <table:table-column table:style-name="Tabela1.B"/>
        <table:table-header-rows>
          <text:soft-page-break/>
          <table:table-row>
            <table:table-cell table:style-name="Tabela1.A1" office:value-type="string">
              <text:p text:style-name="P122">Code</text:p>
            </table:table-cell>
            <table:table-cell table:style-name="Tabela1.A1" office:value-type="string">
              <text:p text:style-name="P122">Output</text:p>
            </table:table-cell>
          </table:table-row>
        </table:table-header-rows>
        <table:table-row table:style-name="Tabela1.2">
          <table:table-cell table:style-name="Tabela1.A2" office:value-type="string">
            <text:p text:style-name="P120"><text:span text:style-name="Source_20_Text"><text:span text:style-name="T1">\'</text:span></text:span></text:p>
          </table:table-cell>
          <table:table-cell table:style-name="Tabela1.A2" office:value-type="string">
            <text:p text:style-name="P121">single quote</text:p>
          </table:table-cell>
        </table:table-row>
        <table:table-row>
          <table:table-cell table:style-name="Tabela1.A2" office:value-type="string">
            <text:p text:style-name="P120"><text:span text:style-name="Source_20_Text"><text:span text:style-name="T1">\"</text:span></text:span></text:p>
          </table:table-cell>
          <table:table-cell table:style-name="Tabela1.A2" office:value-type="string">
            <text:p text:style-name="P121">double quote</text:p>
          </table:table-cell>
        </table:table-row>
        <table:table-row table:style-name="Tabela1.2">
          <table:table-cell table:style-name="Tabela1.A2" office:value-type="string">
            <text:p text:style-name="P120"><text:span text:style-name="Source_20_Text"><text:span text:style-name="T1">\\</text:span></text:span></text:p>
          </table:table-cell>
          <table:table-cell table:style-name="Tabela1.A2" office:value-type="string">
            <text:p text:style-name="P121">backslash</text:p>
          </table:table-cell>
        </table:table-row>
        <table:table-row>
          <table:table-cell table:style-name="Tabela1.A2" office:value-type="string">
            <text:p text:style-name="P120"><text:span text:style-name="Source_20_Text"><text:span text:style-name="T1">\n</text:span></text:span></text:p>
          </table:table-cell>
          <table:table-cell table:style-name="Tabela1.A2" office:value-type="string">
            <text:p text:style-name="P121">newline</text:p>
          </table:table-cell>
        </table:table-row>
        <table:table-row table:style-name="Tabela1.2">
          <table:table-cell table:style-name="Tabela1.A2" office:value-type="string">
            <text:p text:style-name="P120"><text:span text:style-name="Source_20_Text"><text:span text:style-name="T1">\r</text:span></text:span></text:p>
          </table:table-cell>
          <table:table-cell table:style-name="Tabela1.A2" office:value-type="string">
            <text:p text:style-name="P121">carriage return</text:p>
          </table:table-cell>
        </table:table-row>
        <table:table-row>
          <table:table-cell table:style-name="Tabela1.A2" office:value-type="string">
            <text:p text:style-name="P120"><text:span text:style-name="Source_20_Text"><text:span text:style-name="T1">\t</text:span></text:span></text:p>
          </table:table-cell>
          <table:table-cell table:style-name="Tabela1.A2" office:value-type="string">
            <text:p text:style-name="P121">tab</text:p>
          </table:table-cell>
        </table:table-row>
        <table:table-row table:style-name="Tabela1.2">
          <table:table-cell table:style-name="Tabela1.A2" office:value-type="string">
            <text:p text:style-name="P120"><text:span text:style-name="Source_20_Text"><text:span text:style-name="T1">\b</text:span></text:span></text:p>
          </table:table-cell>
          <table:table-cell table:style-name="Tabela1.A2" office:value-type="string">
            <text:p text:style-name="P121">backspace</text:p>
          </table:table-cell>
        </table:table-row>
        <table:table-row>
          <table:table-cell table:style-name="Tabela1.A2" office:value-type="string">
            <text:p text:style-name="P120"><text:span text:style-name="Source_20_Text"><text:span text:style-name="T1">\f</text:span></text:span></text:p>
          </table:table-cell>
          <table:table-cell table:style-name="Tabela1.A2" office:value-type="string">
            <text:p text:style-name="P121">form feed</text:p>
          </table:table-cell>
        </table:table-row>
      </table:table>
      <text:p text:style-name="P19"><text:span text:style-name="Emphasis"><text:span text:style-name="T5"/></text:span></text:p>
      <text:p text:style-name="P19"><text:span text:style-name="Emphasis"><text:span text:style-name="T5">Note that the backslash itself must be escaped in order to display as a backslash.</text:span></text:span></text:p>
      <text:p text:style-name="P23"><text:span text:style-name="Emphasis"><text:span text:style-name="T39">Łączenie stringów</text:span></text:span></text:p>
      <text:p text:style-name="P76"><text:span text:style-name="Emphasis"><text:span text:style-name="T20">In JavaScript, when the </text:span></text:span><text:span text:style-name="Emphasis"><text:span text:style-name="Source_20_Text"><text:span text:style-name="T59">+</text:span></text:span></text:span><text:span text:style-name="Emphasis"><text:span text:style-name="T20"> operator is used with a </text:span></text:span><text:span text:style-name="Emphasis"><text:span text:style-name="Source_20_Text"><text:span text:style-name="T59">String</text:span></text:span></text:span><text:span text:style-name="Emphasis"><text:span text:style-name="T20"> value, it is called the </text:span></text:span><text:span text:style-name="Emphasis"><text:span text:style-name="Definition"><text:span text:style-name="T81">concatenation</text:span></text:span></text:span><text:span text:style-name="Emphasis"><text:span text:style-name="T20">operator. You can build a new string out of other strings by </text:span></text:span><text:span text:style-name="Emphasis"><text:span text:style-name="Definition"><text:span text:style-name="T81">concatenating</text:span></text:span></text:span><text:span text:style-name="Emphasis"><text:span text:style-name="T20"> them together.</text:span></text:span></text:p>
      <text:p text:style-name="P19"><text:span text:style-name="Strong_20_Emphasis"><text:span text:style-name="T26">Example</text:span></text:span></text:p>
      <text:p text:style-name="P97">'My name is Alan,' + ' I concatenate.'</text:p>
      <text:p text:style-name="P20"><text:span text:style-name="Emphasis"><text:span text:style-name="T20">We can also use the </text:span></text:span><text:span text:style-name="Emphasis"><text:span text:style-name="Source_20_Text"><text:span text:style-name="T59">+=</text:span></text:span></text:span><text:span text:style-name="Emphasis"><text:span text:style-name="T20"> operator to </text:span></text:span><text:span text:style-name="Emphasis"><text:span text:style-name="Definition"><text:span text:style-name="T81">concatenate</text:span></text:span></text:span><text:span text:style-name="Emphasis"><text:span text:style-name="T20"> a string onto the end of an existing string variable. This can be very helpful to break a long string over several lines.</text:span></text:span></text:p>
      <text:p text:style-name="P20"><text:span text:style-name="Emphasis"><text:span text:style-name="T20"/></text:span></text:p>
      <text:p text:style-name="P24"><text:span text:style-name="Emphasis"><text:span text:style-name="T32">Długość</text:span></text:span></text:p>
      <text:p text:style-name="P77"><text:span text:style-name="Emphasis"><text:span text:style-name="T21">You can find the length of a </text:span></text:span><text:span text:style-name="Emphasis"><text:span text:style-name="Source_20_Text"><text:span text:style-name="T60">String</text:span></text:span></text:span><text:span text:style-name="Emphasis"><text:span text:style-name="T21"> value by writing </text:span></text:span><text:span text:style-name="Emphasis"><text:span text:style-name="Source_20_Text"><text:span text:style-name="T60">.length</text:span></text:span></text:span><text:span text:style-name="Emphasis"><text:span text:style-name="T21"> after the string variable or string literal.</text:span></text:span></text:p>
      <text:p text:style-name="P19"><text:span text:style-name="Source_20_Text"><text:span text:style-name="T53">"Alan Peter".length; // 10</text:span></text:span></text:p>
      <text:p text:style-name="P19"><text:span text:style-name="T5">For example, if we created a variable </text:span><text:span text:style-name="Source_20_Text"><text:span text:style-name="T53">var firstName = "Charles"</text:span></text:span><text:span text:style-name="T5">, we could find out how long the string </text:span><text:span text:style-name="Source_20_Text"><text:span text:style-name="T53">"Charles"</text:span></text:span><text:span text:style-name="T5"> is by using the </text:span><text:span text:style-name="Source_20_Text"><text:span text:style-name="T53">firstName.length</text:span></text:span><text:span text:style-name="T5"> property.</text:span></text:p>
      <text:p text:style-name="P25"><text:span text:style-name="Emphasis"><text:span text:style-name="T33">Znajdowanie określonego znaku w stringach</text:span></text:span></text:p>
      <text:p text:style-name="P78"><text:span text:style-name="Emphasis"><text:span text:style-name="Source_20_Text"><text:span text:style-name="T61">Bracket notation</text:span></text:span></text:span><text:span text:style-name="Emphasis"><text:span text:style-name="T22"> is a way to get a character at a specific </text:span></text:span><text:span text:style-name="Emphasis"><text:span text:style-name="Source_20_Text"><text:span text:style-name="T61">index</text:span></text:span></text:span><text:span text:style-name="Emphasis"><text:span text:style-name="T22"> within a string.</text:span></text:span></text:p>
      <text:p text:style-name="P19"><text:span text:style-name="T5">Most modern programming languages, like JavaScript, don't start counting at 1 like humans do. They start at 0. This is referred to as </text:span><text:span text:style-name="Definition"><text:span text:style-name="T78">Zero-based</text:span></text:span><text:span text:style-name="T5"> indexing.</text:span></text:p>
      <text:p text:style-name="P19"><text:span text:style-name="T5">For example, the character at index 0 in the word "Charles" is "C". So if </text:span><text:span text:style-name="Source_20_Text"><text:span text:style-name="T53">var firstName = "Charles"</text:span></text:span><text:span text:style-name="T5">, you can get the value of the first letter of the string by using </text:span><text:span text:style-name="Source_20_Text"><text:span text:style-name="T53">firstName[0]</text:span></text:span><text:span text:style-name="T5">.</text:span></text:p>
      <text:p text:style-name="P10"><text:soft-page-break/><text:line-break/><text:span text:style-name="Emphasis"><text:span text:style-name="T33">Stringi nie mogą być mutowane</text:span></text:span></text:p>
      <text:p text:style-name="P14"><text:span text:style-name="Emphasis"><text:span text:style-name="T22">In JavaScript, </text:span></text:span><text:span text:style-name="Emphasis"><text:span text:style-name="Source_20_Text"><text:span text:style-name="T61">String</text:span></text:span></text:span><text:span text:style-name="Emphasis"><text:span text:style-name="T22"> values are </text:span></text:span><text:span text:style-name="Emphasis"><text:span text:style-name="Definition"><text:span text:style-name="T82">immutable</text:span></text:span></text:span><text:span text:style-name="Emphasis"><text:span text:style-name="T22">, which means that they cannot be altered once created.</text:span></text:span></text:p>
      <text:p text:style-name="P41">For example, the following code:</text:p>
      <text:p text:style-name="P97">var myStr = "Bob";<text:line-break/>myStr[0] = "J";</text:p>
      <text:p text:style-name="P19"><text:span text:style-name="T5">cannot change the value of </text:span><text:span text:style-name="Source_20_Text"><text:span text:style-name="T53">myStr</text:span></text:span><text:span text:style-name="T5"> to "Job", because the contents of </text:span><text:span text:style-name="Source_20_Text"><text:span text:style-name="T53">myStr</text:span></text:span><text:span text:style-name="T5"> cannot be altered. </text:span><text:span text:style-name="T40">Note that this does </text:span><text:span text:style-name="Emphasis"><text:span text:style-name="T40">not</text:span></text:span><text:span text:style-name="T40"> mean that </text:span><text:span text:style-name="Source_20_Text"><text:span text:style-name="T65">myStr</text:span></text:span><text:span text:style-name="T40"> cannot be changed, just that the individual characters of a </text:span><text:span text:style-name="Definition"><text:span text:style-name="T89">string literal</text:span></text:span><text:span text:style-name="T40"> cannot be changed.</text:span><text:span text:style-name="T5"> The only way to change </text:span><text:span text:style-name="Source_20_Text"><text:span text:style-name="T53">myStr</text:span></text:span><text:span text:style-name="T5"> would be to assign it with a new string, like this:</text:span></text:p>
      <text:p text:style-name="P97">var myStr = "Bob";<text:line-break/>myStr = "Job";</text:p>
      <text:p text:style-name="P14"><text:span text:style-name="Emphasis"><text:span text:style-name="T22"/></text:span></text:p>
      <text:p text:style-name="P11"><text:span text:style-name="Emphasis"><text:span text:style-name="T34">Otrzymywanie ostatniego znaku w stringu (i liczenie od ostatniego)</text:span></text:span></text:p>
      <text:p text:style-name="P15"><text:span text:style-name="Emphasis"><text:span text:style-name="T23">In order to get the last letter of a string, you can subtract one from the string's length.</text:span></text:span></text:p>
      <text:p text:style-name="P19"><text:span text:style-name="T5">For example, if </text:span><text:span text:style-name="Source_20_Text"><text:span text:style-name="T53">var firstName = "Charles"</text:span></text:span><text:span text:style-name="T5">, you can get the value of the last letter of the string by using </text:span><text:span text:style-name="Source_20_Text"><text:span text:style-name="T53">firstName[firstName.length – 1]</text:span></text:span><text:span text:style-name="T5">.</text:span></text:p>
      <text:p text:style-name="P41">You can use the same principle we just used to retrieve the last character in a string to retrieve the Nth-to-last character.</text:p>
      <text:p text:style-name="P19"><text:span text:style-name="T5">For example, you can get the value of the third-to-last letter of the </text:span><text:span text:style-name="Source_20_Text"><text:span text:style-name="T53">var firstName = "Charles"</text:span></text:span><text:span text:style-name="T5">string by using </text:span><text:span text:style-name="Source_20_Text"><text:span text:style-name="T53">firstName[firstName.length - 3]</text:span></text:span></text:p>
      <text:p text:style-name="P41"/>
      <text:p text:style-name="P71">Arrays – wprowadzenie</text:p>
      <text:p text:style-name="P46"/>
      <text:p text:style-name="P35"><text:span text:style-name="T4">With JavaScript </text:span><text:span text:style-name="Source_20_Text"><text:span text:style-name="T64">array</text:span></text:span><text:span text:style-name="T4"> variables, we can store several pieces of data in one place.</text:span></text:p>
      <text:p text:style-name="P41">You start an array declaration with an opening square bracket, end it with a closing square bracket, and put a comma between each entry, like this:</text:p>
      <text:p text:style-name="P19"><text:span text:style-name="Source_20_Text"><text:span text:style-name="T53">var sandwich = ["peanut butter", "jelly", "bread"]</text:span></text:span><text:span text:style-name="T5">.</text:span></text:p>
      <text:p text:style-name="P35"><text:span text:style-name="T4">You can also nest arrays within other arrays, like this: </text:span><text:span text:style-name="Source_20_Text"><text:span text:style-name="T64">[["Bulls", 23], ["White Sox", 45]]</text:span></text:span><text:span text:style-name="T4">. This is also called a </text:span><text:span text:style-name="Definition"><text:span text:style-name="T86">Multi-dimensional Array.</text:span></text:span></text:p>
      <text:p text:style-name="P37"><text:span text:style-name="Definition"><text:span text:style-name="T29">Dostęp do danych w Array</text:span></text:span></text:p>
      <text:p text:style-name="P35"><text:span text:style-name="Definition"><text:span text:style-name="T41">We can access the data inside arrays using </text:span></text:span><text:span text:style-name="Definition"><text:span text:style-name="Source_20_Text"><text:span text:style-name="T64">indexes</text:span></text:span></text:span><text:span text:style-name="Definition"><text:span text:style-name="T41">.</text:span></text:span></text:p>
      <text:p text:style-name="P19"><text:soft-page-break/><text:span text:style-name="T5">Array indexes are written in the same bracket notation that strings use, except that instead of specifying a character, they are specifying an entry in the array. Like strings, arrays use </text:span><text:span text:style-name="Definition"><text:span text:style-name="T78">zero-based</text:span></text:span><text:span text:style-name="T5">indexing, so the first element in an array is element </text:span><text:span text:style-name="Source_20_Text"><text:span text:style-name="T53">0</text:span></text:span><text:span text:style-name="T5">.</text:span></text:p>
      <text:p text:style-name="P38"><text:span text:style-name="Definition"><text:span text:style-name="T30">Mutowanie arrayów</text:span></text:span></text:p>
      <text:p text:style-name="P36"><text:span text:style-name="Definition"><text:span text:style-name="T42">Unlike strings, the entries of arrays are </text:span></text:span><text:span text:style-name="Definition"><text:span text:style-name="T87">mutable</text:span></text:span><text:span text:style-name="Definition"><text:span text:style-name="T42">and can be changed freely.</text:span></text:span></text:p>
      <text:p text:style-name="P19"><text:span text:style-name="Strong_20_Emphasis"><text:span text:style-name="T26">Example</text:span></text:span></text:p>
      <text:p text:style-name="P97">var ourArray = [3,2,1];<text:line-break/>ourArray[0] = 1; // equals [1,2,1]</text:p>
      <text:p text:style-name="P12"><text:span text:style-name="Emphasis"><text:span text:style-name="T35">Zagnieżdżone arraye</text:span></text:span></text:p>
      <text:p text:style-name="P16"><text:span text:style-name="Emphasis"><text:span text:style-name="T24">One way to think of a </text:span></text:span><text:span text:style-name="Emphasis"><text:span text:style-name="Definition"><text:span text:style-name="T83">multi-dimensional</text:span></text:span></text:span><text:span text:style-name="Emphasis"><text:span text:style-name="T24">array, is as an array of arrays. When you use brackets to access your array, the first set of brackets refers to the entries in the outer-most (the first level) array, and each additional pair of brackets refers to the next level of entries inside.</text:span></text:span></text:p>
      <text:p text:style-name="P19"><text:span text:style-name="Strong_20_Emphasis"><text:span text:style-name="T26">Example</text:span></text:span></text:p>
      <text:p text:style-name="P97">var arr = [<text:line-break/>[1,2,3],<text:line-break/>[4,5,6],<text:line-break/>[7,8,9],<text:line-break/>[[10,11,12], 13, 14]<text:line-break/>];<text:line-break/>arr[3]; // equals [[10,11,12], 13, 14]<text:line-break/>arr[3][0]; // equals [10,11,12]<text:line-break/>arr[3][0][1]; // equals 11</text:p>
      <text:p text:style-name="P13"><text:span text:style-name="Emphasis"><text:span text:style-name="T36">Manipulowanie arrayami (push, pop, shift, </text:span></text:span><text:span text:style-name="Emphasis"><text:span text:style-name="T37">unshift</text:span></text:span><text:span text:style-name="Emphasis"><text:span text:style-name="T36">)</text:span></text:span></text:p>
      <text:p text:style-name="P17"><text:span text:style-name="T5">An easy way to append data to the end of an array is via the </text:span><text:span text:style-name="Source_20_Text"><text:span text:style-name="T65">push()</text:span></text:span><text:span text:style-name="T40"> function.</text:span></text:p>
      <text:p text:style-name="P19"><text:span text:style-name="Source_20_Text"><text:span text:style-name="T53">.push()</text:span></text:span><text:span text:style-name="T5"> takes one or more </text:span><text:span text:style-name="Definition"><text:span text:style-name="T78">parameters</text:span></text:span><text:span text:style-name="T5"> and "pushes" them onto the end of the array.</text:span></text:p>
      <text:p text:style-name="P97">var arr = [1,2,3];<text:line-break/>arr.push(4);<text:line-break/>// arr is now [1,2,3,4]</text:p>
      <text:p text:style-name="P18"/>
      <text:p text:style-name="P17"><text:span text:style-name="T5">Another way to change the data in an array is with the </text:span><text:span text:style-name="Source_20_Text"><text:span text:style-name="T65">.pop()</text:span></text:span><text:span text:style-name="T40"> function.</text:span></text:p>
      <text:p text:style-name="P19"><text:span text:style-name="Source_20_Text"><text:span text:style-name="T53">.pop()</text:span></text:span><text:span text:style-name="T5"> is used to "pop" a value off of the end of an array. We can store this "popped off" value by assigning it to a variable.</text:span></text:p>
      <text:p text:style-name="P41">Any type of entry can be "popped" off of an array - numbers, strings, even nested arrays.</text:p>
      <text:p text:style-name="P19"><text:span text:style-name="T5">For example, for the code<text:line-break/></text:span><text:span text:style-name="Source_20_Text"><text:span text:style-name="T53">var oneDown = [1, 4, 6].pop();</text:span></text:span><text:span text:style-name="T5"><text:line-break/>the variable </text:span><text:span text:style-name="Source_20_Text"><text:span text:style-name="T53">oneDown</text:span></text:span><text:span text:style-name="T5"> now holds the value </text:span><text:span text:style-name="Source_20_Text"><text:span text:style-name="T53">6</text:span></text:span><text:span text:style-name="T5"> and the array becomes </text:span><text:span text:style-name="Source_20_Text"><text:span text:style-name="T53">[1, 4]</text:span></text:span><text:span text:style-name="T5">.</text:span></text:p>
      <text:p text:style-name="P41"/>
      <text:p text:style-name="P19"><text:soft-page-break/><text:span text:style-name="Source_20_Text"><text:span text:style-name="T6">.</text:span></text:span><text:span text:style-name="Source_20_Text">pop()</text:span><text:span text:style-name="T5"> always removes the last element of an array. What if you want to remove the first?</text:span></text:p>
      <text:p text:style-name="P19"><text:span text:style-name="T5">That's where </text:span><text:span text:style-name="Source_20_Text"><text:span text:style-name="T65">.shift()</text:span></text:span><text:span text:style-name="T5"> comes in. It works just like </text:span><text:span text:style-name="Source_20_Text"><text:span text:style-name="T53">.pop()</text:span></text:span><text:span text:style-name="T5">, except it removes the first element instead of the last.</text:span></text:p>
      <text:p text:style-name="P19"><text:span text:style-name="T5">Not only can you </text:span><text:span text:style-name="Source_20_Text"><text:span text:style-name="T53">shift</text:span></text:span><text:span text:style-name="T5"> elements off of the beginning of an array, you can also </text:span><text:span text:style-name="Source_20_Text"><text:span text:style-name="T53">unshift </text:span></text:span><text:span text:style-name="T5">elements to the beginning of an array i.e. add elements in front of the array.</text:span></text:p>
      <text:p text:style-name="P19"><text:span text:style-name="Source_20_Text"><text:span text:style-name="T65">.unshift()</text:span></text:span><text:span text:style-name="T5"> works exactly like </text:span><text:span text:style-name="Source_20_Text"><text:span text:style-name="T53">.push()</text:span></text:span><text:span text:style-name="T5">, but instead of adding the element at the end of the array, </text:span><text:span text:style-name="Source_20_Text"><text:span text:style-name="T53">unshift()</text:span></text:span><text:span text:style-name="T5"> adds the element at the beginning of the array.</text:span></text:p>
      <text:p text:style-name="P52">// Example</text:p>
      <text:p text:style-name="P52">var ourArray = ["Stimpson", "J", "cat"];</text:p>
      <text:p text:style-name="P52">ourArray.shift(); // ourArray now equals ["J", "cat"]</text:p>
      <text:p text:style-name="P52">ourArray.unshift("Happy"); </text:p>
      <text:p text:style-name="P52">// ourArray now equals ["Happy", "J", "cat"]</text:p>
      <text:p text:style-name="P52"/>
      <text:p text:style-name="P72">Funkcje</text:p>
      <text:p text:style-name="P86"><text:span text:style-name="T46">In JavaScript, we can divide up our code into reusable parts called </text:span><text:span text:style-name="Definition"><text:span text:style-name="T70">functions</text:span></text:span><text:span text:style-name="T46">.</text:span></text:p>
      <text:p text:style-name="P41">Here's an example of a function:</text:p>
      <text:p text:style-name="P97">function functionName() {<text:line-break/>console.log("Hello World");<text:line-break/>}</text:p>
      <text:p text:style-name="P19"><text:span text:style-name="T5">You can call or </text:span><text:span text:style-name="Definition"><text:span text:style-name="T78">invoke</text:span></text:span><text:span text:style-name="T5"> this function by using its name followed by parentheses, like this:</text:span></text:p>
      <text:p text:style-name="P19"><text:span text:style-name="Source_20_Text"><text:span text:style-name="T53">functionName();</text:span></text:span></text:p>
      <text:p text:style-name="P19"><text:span text:style-name="T5">Each time the function is called it will print out the message </text:span><text:span text:style-name="Source_20_Text"><text:span text:style-name="T53">"Hello World"</text:span></text:span><text:span text:style-name="T5"> on the dev console. All of the code between the curly braces will be executed every time the function is called.</text:span></text:p>
      <text:p text:style-name="P62">Parametry i argumenty</text:p>
      <text:p text:style-name="P86"><text:span text:style-name="Definition"><text:span text:style-name="T70">Parameters</text:span></text:span><text:span text:style-name="T46"> are variables that act as placeholders for the values that are to be input to a function when it is called. When a function is defined, it is typically defined along with one or more parameters. The actual values that are input (or </text:span><text:span text:style-name="Definition"><text:span text:style-name="T70">"passed"</text:span></text:span><text:span text:style-name="T46">) into a function when it is called are known as </text:span><text:span text:style-name="Definition"><text:span text:style-name="T70">arguments</text:span></text:span><text:span text:style-name="T46">.</text:span></text:p>
      <text:p text:style-name="P19"><text:span text:style-name="T5">Here is a function with two parameters, </text:span><text:span text:style-name="Source_20_Text"><text:span text:style-name="T53">param1</text:span></text:span><text:span text:style-name="T5">and </text:span><text:span text:style-name="Source_20_Text"><text:span text:style-name="T53">param2</text:span></text:span><text:span text:style-name="T5">:</text:span></text:p>
      <text:p text:style-name="P97">function testFun(param1, param2) {<text:line-break/>console.log(param1, param2);<text:line-break/>}</text:p>
      <text:p text:style-name="P19"><text:span text:style-name="T5">Then we can call </text:span><text:span text:style-name="Source_20_Text"><text:span text:style-name="T53">testFun</text:span></text:span><text:span text:style-name="T5">:</text:span></text:p>
      <text:p text:style-name="P19"><text:soft-page-break/><text:span text:style-name="Source_20_Text"><text:span text:style-name="T53">testFun("Hello", "World");</text:span></text:span></text:p>
      <text:p text:style-name="P19"><text:span text:style-name="T5">We have passed two arguments, </text:span><text:span text:style-name="Source_20_Text"><text:span text:style-name="T53">"Hello"</text:span></text:span><text:span text:style-name="T5"> and </text:span><text:span text:style-name="Source_20_Text"><text:span text:style-name="T53">"World"</text:span></text:span><text:span text:style-name="T5">. Inside the function, </text:span><text:span text:style-name="Source_20_Text"><text:span text:style-name="T53">param1</text:span></text:span><text:span text:style-name="T5"> will equal "Hello" and </text:span><text:span text:style-name="Source_20_Text"><text:span text:style-name="T53">param2</text:span></text:span><text:span text:style-name="T5"> will equal "World". Note that you could call </text:span><text:span text:style-name="Source_20_Text"><text:span text:style-name="T53">testFun</text:span></text:span><text:span text:style-name="T5"> again with different arguments and the parameters would take on the value of the new arguments.</text:span></text:p>
      <text:p text:style-name="P41"/>
      <text:p text:style-name="P63">Global scope</text:p>
      <text:p text:style-name="P87"><text:span text:style-name="T46">In JavaScript, </text:span><text:span text:style-name="Definition"><text:span text:style-name="T70">scope</text:span></text:span><text:span text:style-name="T46"> refers to the visibility of variables. Variables which are defined outside of a function block have </text:span><text:span text:style-name="Definition"><text:span text:style-name="T70">Global</text:span></text:span><text:span text:style-name="T46"> scope. This means, they can be seen everywhere in your JavaScript code.</text:span></text:p>
      <text:p text:style-name="P19"><text:span text:style-name="T5">Variables which are used without the </text:span><text:span text:style-name="Source_20_Text"><text:span text:style-name="T53">var</text:span></text:span><text:span text:style-name="T5">keyword are automatically created in the </text:span><text:span text:style-name="Source_20_Text"><text:span text:style-name="T53">global</text:span></text:span><text:span text:style-name="T5">scope. This can create unintended consequences elsewhere in your code or when running a function again. You should always declare your variables with </text:span><text:span text:style-name="Source_20_Text"><text:span text:style-name="T53">var</text:span></text:span><text:span text:style-name="T5">.</text:span></text:p>
      <text:p text:style-name="P41"/>
      <text:p text:style-name="P58">Local scope</text:p>
      <text:p text:style-name="P91"><text:span text:style-name="T19">Variables which are declared within a function, as well as the function parameters have </text:span><text:span text:style-name="Definition"><text:span text:style-name="T80">local</text:span></text:span><text:span text:style-name="T19"> scope. That means, they are only visible within that function.</text:span></text:p>
      <text:p text:style-name="P19"><text:span text:style-name="T5">Here is a function </text:span><text:span text:style-name="Source_20_Text"><text:span text:style-name="T53">myTest</text:span></text:span><text:span text:style-name="T5"> with a local variable called </text:span><text:span text:style-name="Source_20_Text"><text:span text:style-name="T53">loc</text:span></text:span><text:span text:style-name="T5">.</text:span></text:p>
      <text:p text:style-name="P97">function myTest() {<text:line-break/>var loc = "foo";<text:line-break/>console.log(loc);<text:line-break/>}<text:line-break/>myTest(); // "foo"<text:line-break/>console.log(loc); // "undefined"</text:p>
      <text:p text:style-name="P19"><text:span text:style-name="Source_20_Text"><text:span text:style-name="T53">loc</text:span></text:span><text:span text:style-name="T5"> is not defined outside of the function.</text:span></text:p>
      <text:p text:style-name="P47"/>
      <text:p text:style-name="P59">Global vs local – priorytet</text:p>
      <text:p text:style-name="P39"><text:span text:style-name="T4">It is possible to have both </text:span><text:span text:style-name="Definition"><text:span text:style-name="T86">local</text:span></text:span><text:span text:style-name="T4"> and </text:span><text:span text:style-name="Definition"><text:span text:style-name="T86">global</text:span></text:span><text:span text:style-name="T4">variables with the same name. When you do this, the </text:span><text:span text:style-name="Source_20_Text"><text:span text:style-name="T64">local</text:span></text:span><text:span text:style-name="T4"> variable takes precedence over the </text:span><text:span text:style-name="Source_20_Text"><text:span text:style-name="T64">global</text:span></text:span><text:span text:style-name="T4"> variable.</text:span></text:p>
      <text:p text:style-name="P41">In this example:</text:p>
      <text:p text:style-name="P97">var someVar = "Hat";<text:line-break/>function myFun() {<text:line-break/>var someVar = "Head";<text:line-break/>return someVar;<text:line-break/>}</text:p>
      <text:p text:style-name="P19"><text:span text:style-name="T5">The function </text:span><text:span text:style-name="Source_20_Text"><text:span text:style-name="T53">myFun</text:span></text:span><text:span text:style-name="T5"> will return </text:span><text:span text:style-name="Source_20_Text"><text:span text:style-name="T53">"Head"</text:span></text:span><text:span text:style-name="T5"> because the </text:span><text:span text:style-name="Source_20_Text"><text:span text:style-name="T53">local</text:span></text:span><text:span text:style-name="T5"> version of the variable is present.</text:span></text:p>
      <text:p text:style-name="P48"/>
      <text:p text:style-name="P48"/>
      <text:p text:style-name="P59"><text:soft-page-break/>Return</text:p>
      <text:p text:style-name="P39"><text:span text:style-name="T4">We can pass values into a function with </text:span><text:span text:style-name="Definition"><text:span text:style-name="T86">arguments</text:span></text:span><text:span text:style-name="T4">. You can use a </text:span><text:span text:style-name="Source_20_Text"><text:span text:style-name="T64">return</text:span></text:span><text:span text:style-name="T4"> statement to send a value back out of a function.</text:span></text:p>
      <text:p text:style-name="P19"><text:span text:style-name="Strong_20_Emphasis"><text:span text:style-name="T26">Example</text:span></text:span></text:p>
      <text:p text:style-name="P97">function plusThree(num) {<text:line-break/>return num + 3;<text:line-break/>}<text:line-break/>var answer = plusThree(5); // 8</text:p>
      <text:p text:style-name="P19"><text:span text:style-name="Source_20_Text"><text:span text:style-name="T53">plusThree</text:span></text:span><text:span text:style-name="T5"> takes an </text:span><text:span text:style-name="Definition"><text:span text:style-name="T78">argument</text:span></text:span><text:span text:style-name="T5"> for </text:span><text:span text:style-name="Source_20_Text"><text:span text:style-name="T53">num</text:span></text:span><text:span text:style-name="T5"> and returns a value equal to </text:span><text:span text:style-name="Source_20_Text"><text:span text:style-name="T53">num + 3</text:span></text:span><text:span text:style-name="T5">.</text:span></text:p>
      <text:p text:style-name="P48"/>
      <text:p text:style-name="P59">Przypisanie i return</text:p>
      <text:p text:style-name="P39"><text:span text:style-name="T4">If you'll recall from our discussion of </text:span><text:a xlink:type="simple" xlink:href="https://www.freecodecamp.org/challenges/storing-values-with-the-assignment-operator" office:target-frame-name="_blank" xlink:show="new" text:style-name="Internet_20_link" text:visited-style-name="Visited_20_Internet_20_Link"><text:span text:style-name="T93">Storing Values with the Assignment Operator</text:span></text:a><text:span text:style-name="T4">, everything to the right of the equal sign is resolved before the value is assigned. This means we can take the return value of a function and assign it to a variable.</text:span></text:p>
      <text:p text:style-name="P19"><text:span text:style-name="T5">Assume we have pre-defined a function </text:span><text:span text:style-name="Source_20_Text"><text:span text:style-name="T53">sum</text:span></text:span><text:span text:style-name="T5">which adds two numbers together, then:</text:span></text:p>
      <text:p text:style-name="P19"><text:span text:style-name="Source_20_Text"><text:span text:style-name="T53">ourSum = sum(5, 12);</text:span></text:span></text:p>
      <text:p text:style-name="P19"><text:span text:style-name="T5">will call </text:span><text:span text:style-name="Source_20_Text"><text:span text:style-name="T53">sum</text:span></text:span><text:span text:style-name="T5"> function, which returns a value of </text:span><text:span text:style-name="Source_20_Text"><text:span text:style-name="T53">17</text:span></text:span><text:span text:style-name="T5"> and assigns it to </text:span><text:span text:style-name="Source_20_Text"><text:span text:style-name="T53">ourSum</text:span></text:span><text:span text:style-name="T5"> variable.</text:span></text:p>
      <text:p text:style-name="P48"/>
      <text:p text:style-name="P93"><text:span text:style-name="T46">Porównani</text:span><text:span text:style-name="T49">a</text:span></text:p>
      <text:p text:style-name="P66"/>
      <text:p text:style-name="P64">Booleans</text:p>
      <text:p text:style-name="P88"><text:span text:style-name="T46">Another data type is the </text:span><text:span text:style-name="Definition"><text:span text:style-name="T70">Boolean</text:span></text:span><text:span text:style-name="T46">. </text:span><text:span text:style-name="Source_20_Text"><text:span text:style-name="T64">Booleans</text:span></text:span><text:span text:style-name="T46">may only be one of two values: </text:span><text:span text:style-name="Source_20_Text"><text:span text:style-name="T64">true</text:span></text:span><text:span text:style-name="T46"> or </text:span><text:span text:style-name="Source_20_Text"><text:span text:style-name="T64">false</text:span></text:span><text:span text:style-name="T46">. They are basically little on-off switches, where </text:span><text:span text:style-name="Source_20_Text"><text:span text:style-name="T64">true</text:span></text:span><text:span text:style-name="T46"> is "on" and </text:span><text:span text:style-name="Source_20_Text"><text:span text:style-name="T64">false</text:span></text:span><text:span text:style-name="T46"> is "off." These two states are mutually exclusive.</text:span></text:p>
      <text:p text:style-name="P66"/>
      <text:p text:style-name="P65">Stwierdzenia warunkowe</text:p>
      <text:p text:style-name="P89"><text:span text:style-name="Source_20_Text"><text:span text:style-name="T64">If</text:span></text:span><text:span text:style-name="T46"> statements are used to make decisions in code. The keyword </text:span><text:span text:style-name="Source_20_Text"><text:span text:style-name="T64">if</text:span></text:span><text:span text:style-name="T46"> tells JavaScript to execute the code in the curly braces under certain conditions, defined in the parentheses. These conditions are known as </text:span><text:span text:style-name="Source_20_Text"><text:span text:style-name="T64">Boolean</text:span></text:span><text:span text:style-name="T46"> conditions because they may only be </text:span><text:span text:style-name="Source_20_Text"><text:span text:style-name="T64">true</text:span></text:span><text:span text:style-name="T46"> or </text:span><text:span text:style-name="Source_20_Text"><text:span text:style-name="T64">false</text:span></text:span><text:span text:style-name="T46">.</text:span></text:p>
      <text:p text:style-name="P19"><text:span text:style-name="T5">When the condition evaluates to </text:span><text:span text:style-name="Source_20_Text"><text:span text:style-name="T53">true</text:span></text:span><text:span text:style-name="T5">, the program executes the statement inside the curly braces. When the Boolean condition evaluates to </text:span><text:span text:style-name="Source_20_Text"><text:span text:style-name="T53">false</text:span></text:span><text:span text:style-name="T5">, the statement inside the curly braces will not execute.</text:span></text:p>
      <text:p text:style-name="P19"><text:span text:style-name="Strong_20_Emphasis"><text:span text:style-name="T26"/></text:span></text:p>
      <text:p text:style-name="P19"><text:span text:style-name="Strong_20_Emphasis"><text:span text:style-name="T26"/></text:span></text:p>
      <text:p text:style-name="P19"><text:soft-page-break/><text:span text:style-name="Strong_20_Emphasis"><text:span text:style-name="T26">Pseudocode</text:span></text:span></text:p>
      <text:p text:style-name="P97">if (<text:span text:style-name="T135">condition is true</text:span>) {<text:line-break/><text:span text:style-name="T135">statement is executed</text:span><text:line-break/>}</text:p>
      <text:p text:style-name="P19"><text:span text:style-name="Strong_20_Emphasis"><text:span text:style-name="T26">Example</text:span></text:span></text:p>
      <text:p text:style-name="P97">function test (myCondition) {<text:line-break/>if (myCondition) {<text:line-break/>return "It was true";<text:line-break/>}<text:line-break/>return "It was false";<text:line-break/>}<text:line-break/>test(true); // returns "It was true"<text:line-break/>test(false); // returns "It was false"</text:p>
      <text:p text:style-name="P19"><text:span text:style-name="T5">When </text:span><text:span text:style-name="Source_20_Text"><text:span text:style-name="T53">test</text:span></text:span><text:span text:style-name="T5"> is called with a value of </text:span><text:span text:style-name="Source_20_Text"><text:span text:style-name="T53">true</text:span></text:span><text:span text:style-name="T5">, the </text:span><text:span text:style-name="Source_20_Text"><text:span text:style-name="T53">if</text:span></text:span><text:span text:style-name="T5"> statement evaluates </text:span><text:span text:style-name="Source_20_Text"><text:span text:style-name="T53">myCondition</text:span></text:span><text:span text:style-name="T5"> to see if it is </text:span><text:span text:style-name="Source_20_Text"><text:span text:style-name="T53">true</text:span></text:span><text:span text:style-name="T5"> or not. Since it is </text:span><text:span text:style-name="Source_20_Text"><text:span text:style-name="T53">true</text:span></text:span><text:span text:style-name="T5">, the function returns </text:span><text:span text:style-name="Source_20_Text"><text:span text:style-name="T53">"It was true"</text:span></text:span><text:span text:style-name="T5">. When we call </text:span><text:span text:style-name="Source_20_Text"><text:span text:style-name="T53">test</text:span></text:span><text:span text:style-name="T5">with a value of </text:span><text:span text:style-name="Source_20_Text"><text:span text:style-name="T53">false</text:span></text:span><text:span text:style-name="T5">, </text:span><text:span text:style-name="Source_20_Text"><text:span text:style-name="T53">myCondition</text:span></text:span><text:span text:style-name="T5"> is </text:span><text:span text:style-name="Emphasis"><text:span text:style-name="T5">not</text:span></text:span><text:span text:style-name="Source_20_Text"><text:span text:style-name="T53">true</text:span></text:span><text:span text:style-name="T5"> and the statement in the curly braces is not executed and the function returns </text:span><text:span text:style-name="Source_20_Text"><text:span text:style-name="T53">"It was false"</text:span></text:span><text:span text:style-name="T5">.</text:span></text:p>
      <text:p text:style-name="P41"/>
      <text:p text:style-name="P92"><text:span text:style-name="T4">Operator</text:span><text:span text:style-name="T43">y</text:span><text:span text:style-name="T4"> porównawcz</text:span><text:span text:style-name="T43">e</text:span></text:p>
      <text:p text:style-name="P40"><text:span text:style-name="T4">There are many </text:span><text:span text:style-name="Definition"><text:span text:style-name="T86">Comparison Operators</text:span></text:span><text:span text:style-name="T4"> in JavaScript. All of these operators return a boolean </text:span><text:span text:style-name="Source_20_Text"><text:span text:style-name="T64">true</text:span></text:span><text:span text:style-name="T4"> or </text:span><text:span text:style-name="Source_20_Text"><text:span text:style-name="T64">false</text:span></text:span><text:span text:style-name="T4"> value.</text:span></text:p>
      <text:p text:style-name="P19"><text:span text:style-name="T5">The most basic operator is the equality operator </text:span><text:span text:style-name="Source_20_Text"><text:span text:style-name="T53">==</text:span></text:span><text:span text:style-name="T5">. The equality operator compares two values and returns </text:span><text:span text:style-name="Source_20_Text"><text:span text:style-name="T53">true</text:span></text:span><text:span text:style-name="T5"> if they're equivalent or </text:span><text:span text:style-name="Source_20_Text"><text:span text:style-name="T53">false</text:span></text:span><text:span text:style-name="T5">if they are not. Note that equality is different from assignment (</text:span><text:span text:style-name="Source_20_Text"><text:span text:style-name="T53">=</text:span></text:span><text:span text:style-name="T5">), which assigns the value at the right of the operator to a variable in the left.</text:span></text:p>
      <text:p text:style-name="P97">function equalityTest(myVal) {<text:line-break/>if (myVal == 10) {<text:line-break/>return "Equal";<text:line-break/>}<text:line-break/>return "Not Equal";<text:line-break/>}</text:p>
      <text:p text:style-name="P19"><text:span text:style-name="T5">If </text:span><text:span text:style-name="Source_20_Text"><text:span text:style-name="T53">myVal</text:span></text:span><text:span text:style-name="T5"> is equal to </text:span><text:span text:style-name="Source_20_Text"><text:span text:style-name="T53">10</text:span></text:span><text:span text:style-name="T5">, the equality operator returns </text:span><text:span text:style-name="Source_20_Text"><text:span text:style-name="T53">true</text:span></text:span><text:span text:style-name="T5">, so the code in the curly braces will execute, and the function will return </text:span><text:span text:style-name="Source_20_Text"><text:span text:style-name="T53">"Equal"</text:span></text:span><text:span text:style-name="T5">. Otherwise, the function will return </text:span><text:span text:style-name="Source_20_Text"><text:span text:style-name="T53">"Not Equal"</text:span></text:span><text:span text:style-name="T5">.</text:span></text:p>
      <text:p text:style-name="P19"><text:span text:style-name="T5">In order for JavaScript to compare two different </text:span><text:span text:style-name="Source_20_Text"><text:span text:style-name="T53">data types</text:span></text:span><text:span text:style-name="T5"> (for example, </text:span><text:span text:style-name="Source_20_Text"><text:span text:style-name="T53">numbers</text:span></text:span><text:span text:style-name="T5"> and </text:span><text:span text:style-name="Source_20_Text"><text:span text:style-name="T53">strings</text:span></text:span><text:span text:style-name="T5">), it must convert one type to another. Once it does, however, it can compare terms as follows:</text:span></text:p>
      <text:p text:style-name="P97">1 == 1 // true<text:line-break/>1 == 2 // false<text:line-break/>1 == '1' // true<text:line-break/>"3" == 3 // true</text:p>
      <text:p text:style-name="P49"/>
      <text:p text:style-name="P40"><text:soft-page-break/><text:span text:style-name="T40">Strict equality (</text:span><text:span text:style-name="Source_20_Text"><text:span text:style-name="T65">===</text:span></text:span><text:span text:style-name="T40">) is the counterpart to the equality operator (</text:span><text:span text:style-name="Source_20_Text"><text:span text:style-name="T65">==</text:span></text:span><text:span text:style-name="T40">).</text:span><text:span text:style-name="T4"> Unlike the equality operator, strict equality tests both the </text:span><text:span text:style-name="Source_20_Text"><text:span text:style-name="T64">data type</text:span></text:span><text:span text:style-name="T4"> and value of the compared elements.</text:span></text:p>
      <text:p text:style-name="P19"><text:span text:style-name="Strong_20_Emphasis"><text:span text:style-name="T26">Examples</text:span></text:span></text:p>
      <text:p text:style-name="P97">3 === 3 // true<text:line-break/>3 === '3' // false</text:p>
      <text:p text:style-name="P19"><text:span text:style-name="T5">In the second example, </text:span><text:span text:style-name="Source_20_Text"><text:span text:style-name="T53">3</text:span></text:span><text:span text:style-name="T5"> is a </text:span><text:span text:style-name="Source_20_Text"><text:span text:style-name="T53">Number</text:span></text:span><text:span text:style-name="T5"> type and </text:span><text:span text:style-name="Source_20_Text"><text:span text:style-name="T53">'3'</text:span></text:span><text:span text:style-name="T5"> is a </text:span><text:span text:style-name="Source_20_Text"><text:span text:style-name="T53">String</text:span></text:span><text:span text:style-name="T5"> type.</text:span></text:p>
      <text:p text:style-name="P41"/>
      <text:p text:style-name="P19"><text:span text:style-name="T40">The inequality operator (</text:span><text:span text:style-name="Source_20_Text"><text:span text:style-name="T65">!=</text:span></text:span><text:span text:style-name="T40">) is the opposite of the equality operator.</text:span><text:span text:style-name="T5"> It means "Not Equal" and returns </text:span><text:span text:style-name="Source_20_Text"><text:span text:style-name="T53">false</text:span></text:span><text:span text:style-name="T5"> where equality would return </text:span><text:span text:style-name="Source_20_Text"><text:span text:style-name="T53">true</text:span></text:span><text:span text:style-name="T5"> and </text:span><text:span text:style-name="Emphasis"><text:span text:style-name="T5">vice versa</text:span></text:span><text:span text:style-name="T5">. Like the equality operator, the inequality operator will convert data types of values while comparing.</text:span></text:p>
      <text:p text:style-name="P19"><text:span text:style-name="Strong_20_Emphasis"><text:span text:style-name="T26">Examples</text:span></text:span></text:p>
      <text:p text:style-name="P97">1 != 2 // true<text:line-break/>1 != "1" // false<text:line-break/>1 != '1' // false<text:line-break/>1 != true // false<text:line-break/>0 != false // false</text:p>
      <text:p text:style-name="P41"/>
      <text:p text:style-name="P19"><text:span text:style-name="T40">The strict inequality operator (</text:span><text:span text:style-name="Source_20_Text"><text:span text:style-name="T65">!==</text:span></text:span><text:span text:style-name="T40">) is the opposite of the strict equality operator. </text:span><text:span text:style-name="T5">It means "Strictly Not Equal" and returns </text:span><text:span text:style-name="Source_20_Text"><text:span text:style-name="T53">false</text:span></text:span><text:span text:style-name="T5"> where strict equality would return </text:span><text:span text:style-name="Source_20_Text"><text:span text:style-name="T53">true</text:span></text:span><text:span text:style-name="T5"> and </text:span><text:span text:style-name="Emphasis"><text:span text:style-name="T5">vice versa</text:span></text:span><text:span text:style-name="T5">. Strict inequality will not convert data types.</text:span></text:p>
      <text:p text:style-name="P19"><text:span text:style-name="Strong_20_Emphasis"><text:span text:style-name="T26">Examples</text:span></text:span></text:p>
      <text:p text:style-name="P97">3 !== 3 // false<text:line-break/>3 !== '3' // true<text:line-break/>4 !== 3 // true</text:p>
      <text:p text:style-name="P41"/>
      <text:p text:style-name="P40"><text:span text:style-name="T40">The greater than operator (</text:span><text:span text:style-name="Source_20_Text"><text:span text:style-name="T65">&gt;</text:span></text:span><text:span text:style-name="T40">) compares the values of two numbers. </text:span><text:span text:style-name="T4">If the number to the left is greater than the number to the right, it returns </text:span><text:span text:style-name="Source_20_Text"><text:span text:style-name="T64">true</text:span></text:span><text:span text:style-name="T4">. Otherwise, it returns </text:span><text:span text:style-name="Source_20_Text"><text:span text:style-name="T64">false</text:span></text:span><text:span text:style-name="T4">.</text:span></text:p>
      <text:p text:style-name="P41">Like the equality operator, greater than operator will convert data types of values while comparing.</text:p>
      <text:p text:style-name="P19"><text:span text:style-name="Strong_20_Emphasis"><text:span text:style-name="T26">Examples</text:span></text:span></text:p>
      <text:p text:style-name="P97">5 &gt; 3 // true<text:line-break/>7 &gt; '3' // true<text:line-break/>2 &gt; 3 // false<text:line-break/>'1' &gt; 9 // false</text:p>
      <text:p text:style-name="P49"/>
      <text:p text:style-name="P40"><text:span text:style-name="T40">The </text:span><text:span text:style-name="Source_20_Text"><text:span text:style-name="T65">greater than or equal to</text:span></text:span><text:span text:style-name="T40"> operator (</text:span><text:span text:style-name="Source_20_Text"><text:span text:style-name="T65">&gt;=</text:span></text:span><text:span text:style-name="T40">) compares the values of two numbers. </text:span><text:span text:style-name="T4">If the number to the left is greater than or equal to the number to the right, it returns </text:span><text:span text:style-name="Source_20_Text"><text:span text:style-name="T64">true</text:span></text:span><text:span text:style-name="T4">. Otherwise, it returns </text:span><text:span text:style-name="Source_20_Text"><text:span text:style-name="T64">false</text:span></text:span><text:span text:style-name="T4">.</text:span></text:p>
      <text:p text:style-name="P19"><text:soft-page-break/><text:span text:style-name="T5">Like the equality operator, </text:span><text:span text:style-name="Source_20_Text"><text:span text:style-name="T53">greater than or equal to</text:span></text:span><text:span text:style-name="T5"> operator will convert data types while comparing.</text:span></text:p>
      <text:p text:style-name="P19"><text:span text:style-name="Strong_20_Emphasis"><text:span text:style-name="T26">Examples</text:span></text:span></text:p>
      <text:p text:style-name="P97">6 &gt;= 6 // true<text:line-break/>7 &gt;= '3' // true<text:line-break/>2 &gt;= 3 // false<text:line-break/>'7' &gt;= 9 // false</text:p>
      <text:p text:style-name="P49"/>
      <text:p text:style-name="P89"><text:span text:style-name="T47">The </text:span><text:span text:style-name="Definition"><text:span text:style-name="T71">less than</text:span></text:span><text:span text:style-name="T47"> operator (</text:span><text:span text:style-name="Source_20_Text"><text:span text:style-name="T65">&lt;</text:span></text:span><text:span text:style-name="T47">) compares the values of two numbers. </text:span><text:span text:style-name="T46">If the number to the left is less than the number to the right, it returns </text:span><text:span text:style-name="Source_20_Text"><text:span text:style-name="T64">true</text:span></text:span><text:span text:style-name="T46">. Otherwise, it returns </text:span><text:span text:style-name="Source_20_Text"><text:span text:style-name="T64">false</text:span></text:span><text:span text:style-name="T46">. Like the equality operator, </text:span><text:span text:style-name="Definition"><text:span text:style-name="T70">less than</text:span></text:span><text:span text:style-name="T46"> operator converts data types while comparing.</text:span></text:p>
      <text:p text:style-name="P19"><text:span text:style-name="Strong_20_Emphasis"><text:span text:style-name="T26">Examples</text:span></text:span></text:p>
      <text:p text:style-name="P97">2 &lt; 5 // true<text:line-break/>'3' &lt; 7 // true<text:line-break/>5 &lt; 5 // false<text:line-break/>3 &lt; 2 // false<text:line-break/>'8' &lt; 4 // false</text:p>
      <text:p text:style-name="P67"/>
      <text:p text:style-name="P89"><text:span text:style-name="T47">The </text:span><text:span text:style-name="Source_20_Text"><text:span text:style-name="T65">less than or equal to</text:span></text:span><text:span text:style-name="T47"> operator (</text:span><text:span text:style-name="Source_20_Text"><text:span text:style-name="T65">&lt;=</text:span></text:span><text:span text:style-name="T47">) compares the values of two numbers. </text:span><text:span text:style-name="T46">If the number to the left is less than or equal the number to the right, it returns </text:span><text:span text:style-name="Source_20_Text"><text:span text:style-name="T64">true</text:span></text:span><text:span text:style-name="T46">. If the number on the left is greater than the number on the right, it returns </text:span><text:span text:style-name="Source_20_Text"><text:span text:style-name="T64">false</text:span></text:span><text:span text:style-name="T46">. Like the equality operator, </text:span><text:span text:style-name="Source_20_Text"><text:span text:style-name="T64">less than or equal to</text:span></text:span><text:span text:style-name="T46"> converts data types.</text:span></text:p>
      <text:p text:style-name="P19"><text:span text:style-name="Strong_20_Emphasis"><text:span text:style-name="T26">Examples</text:span></text:span></text:p>
      <text:p text:style-name="P97">4 &lt;= 5 // true<text:line-break/>'7' &lt;= 7 // true<text:line-break/>5 &lt;= 5 // true<text:line-break/>3 &lt;= 2 // false<text:line-break/>'8' &lt;= 4 // false</text:p>
      <text:p text:style-name="P67"/>
      <text:p text:style-name="P87"><text:span text:style-name="T46">Sometimes you will need to test more than one thing at a time. </text:span><text:span text:style-name="T48">The </text:span><text:span text:style-name="Definition"><text:span text:style-name="T72">logical and</text:span></text:span><text:span text:style-name="T48"> operator (</text:span><text:span text:style-name="Source_20_Text"><text:span text:style-name="T66">&amp;&amp;</text:span></text:span><text:span text:style-name="T48">) returns </text:span><text:span text:style-name="Source_20_Text"><text:span text:style-name="T66">true</text:span></text:span><text:span text:style-name="T48"> if and only if the </text:span><text:span text:style-name="Definition"><text:span text:style-name="T72">operands</text:span></text:span><text:span text:style-name="T48"> to the left and right of it are true.</text:span></text:p>
      <text:p text:style-name="P41">The same effect could be achieved by nesting an if statement inside another if:</text:p>
      <text:p text:style-name="P97">if (num &gt; 5) {<text:line-break/>if (num &lt; 10) {<text:line-break/>return "Yes";<text:line-break/>}<text:line-break/>}<text:line-break/>return "No";</text:p>
      <text:p text:style-name="P19"><text:span text:style-name="T5">will only return "Yes" if </text:span><text:span text:style-name="Source_20_Text"><text:span text:style-name="T53">num</text:span></text:span><text:span text:style-name="T5"> is between </text:span><text:span text:style-name="Source_20_Text"><text:span text:style-name="T53">6</text:span></text:span><text:span text:style-name="T5"> and </text:span><text:span text:style-name="Source_20_Text"><text:span text:style-name="T53">9</text:span></text:span><text:span text:style-name="T5">(6 and 9 included). The same logic can be written as:</text:span></text:p>
      <text:p text:style-name="P97"><text:soft-page-break/>if (num &gt; 5 &amp;&amp; num &lt; 10) {<text:line-break/>return "Yes";<text:line-break/>}<text:line-break/>return "No";</text:p>
      <text:p text:style-name="P69"/>
      <text:p text:style-name="P19"><text:span text:style-name="T40">The </text:span><text:span text:style-name="Definition"><text:span text:style-name="T89">logical or</text:span></text:span><text:span text:style-name="T40"> operator (</text:span><text:span text:style-name="Source_20_Text"><text:span text:style-name="T65">||</text:span></text:span><text:span text:style-name="T40">) returns </text:span><text:span text:style-name="Source_20_Text"><text:span text:style-name="T65">true</text:span></text:span><text:span text:style-name="T40"> if either of the </text:span><text:span text:style-name="Definition"><text:span text:style-name="T89">operands</text:span></text:span><text:span text:style-name="T40"> is </text:span><text:span text:style-name="Source_20_Text"><text:span text:style-name="T65">true</text:span></text:span><text:span text:style-name="T40">. </text:span><text:span text:style-name="T5">Otherwise, it returns </text:span><text:span text:style-name="Source_20_Text"><text:span text:style-name="T53">false</text:span></text:span><text:span text:style-name="T5">.</text:span></text:p>
      <text:p text:style-name="P41">The pattern below should look familiar from prior waypoints:</text:p>
      <text:p text:style-name="P97">if (num &gt; 10) {<text:line-break/>return "No";<text:line-break/>}<text:line-break/>if (num &lt; 5) {<text:line-break/>return "No";<text:line-break/>}<text:line-break/>return "Yes";</text:p>
      <text:p text:style-name="P19"><text:span text:style-name="T5">will return "Yes" only if </text:span><text:span text:style-name="Source_20_Text"><text:span text:style-name="T53">num</text:span></text:span><text:span text:style-name="T5"> is between </text:span><text:span text:style-name="Source_20_Text"><text:span text:style-name="T53">5</text:span></text:span><text:span text:style-name="T5"> and </text:span><text:span text:style-name="Source_20_Text"><text:span text:style-name="T53">10</text:span></text:span><text:span text:style-name="T5"> (5 and 10 included). The same logic can be written as:</text:span></text:p>
      <text:p text:style-name="P97">if (num &gt; 10 || num &lt; 5) {<text:line-break/>return "No";<text:line-break/>}<text:line-break/>return "Yes";</text:p>
      <text:p text:style-name="P41"/>
      <text:p text:style-name="P73">Stwierdzenia warunkowe z ‘else’ i ‘else if’</text:p>
      <text:p text:style-name="P90"><text:span text:style-name="T46">When a condition for an </text:span><text:span text:style-name="Source_20_Text"><text:span text:style-name="T64">if</text:span></text:span><text:span text:style-name="T46"> statement is true, the block of code following it is executed. What about when that condition is false? Normally nothing would happen. With an </text:span><text:span text:style-name="Source_20_Text"><text:span text:style-name="T64">else</text:span></text:span><text:span text:style-name="T46"> statement, an alternate block of code can be executed.</text:span></text:p>
      <text:p text:style-name="P97">if (num &gt; 10) {<text:line-break/>return "Bigger than 10";<text:line-break/>} else {<text:line-break/>return "10 or Less";<text:line-break/>}</text:p>
      <text:p text:style-name="P68"/>
      <text:p text:style-name="P90"><text:span text:style-name="T46">If you have multiple conditions that need to be addressed, you can chain </text:span><text:span text:style-name="Source_20_Text"><text:span text:style-name="T64">if</text:span></text:span><text:span text:style-name="T46"> statements together with </text:span><text:span text:style-name="Source_20_Text"><text:span text:style-name="T64">else if</text:span></text:span><text:span text:style-name="T46"> statements.</text:span></text:p>
      <text:p text:style-name="P97">if (num &gt; 15) {<text:line-break/>return "Bigger than 15";<text:line-break/>} else if (num &lt; 5) {<text:line-break/>return "Smaller than 5";<text:line-break/>} else {<text:line-break/>return "Between 5 and 15";<text:line-break/>}</text:p>
      <text:p text:style-name="P68"/>
      <text:p text:style-name="P68"/>
      <text:p text:style-name="P90"><text:soft-page-break/><text:span text:style-name="T46">Order is important in </text:span><text:span text:style-name="Source_20_Text"><text:span text:style-name="T64">if</text:span></text:span><text:span text:style-name="T46">, </text:span><text:span text:style-name="Source_20_Text"><text:span text:style-name="T64">else if</text:span></text:span><text:span text:style-name="T46"> statements.</text:span></text:p>
      <text:p text:style-name="P41">The loop is executed from top to bottom so you will want to be careful of what statement comes first.</text:p>
      <text:p text:style-name="P41">Take these two functions as an example.</text:p>
      <text:p text:style-name="P41">Here's the first:</text:p>
      <text:p text:style-name="P97">function foo(x) {<text:line-break/>if (x &lt; 1) {<text:line-break/>return "Less than one";<text:line-break/>} else if (x &lt; 2) {<text:line-break/>return "Less than two";<text:line-break/>} else {<text:line-break/>return "Greater than or equal to two";<text:line-break/>}<text:line-break/>}</text:p>
      <text:p text:style-name="P41">And the second just switches the order of the statements:</text:p>
      <text:p text:style-name="P97">function bar(x) {<text:line-break/>if (x &lt; 2) {<text:line-break/>return "Less than two";<text:line-break/>} else if (x &lt; 1) {<text:line-break/>return "Less than one";<text:line-break/>} else {<text:line-break/>return "Greater than or equal to two";<text:line-break/>}<text:line-break/>}</text:p>
      <text:p text:style-name="P41">While these two functions look nearly identical if we pass a number to both we get different outputs.</text:p>
      <text:p text:style-name="P97">foo(0) // "Less than one"<text:line-break/>bar(0) // "Less than two"</text:p>
      <text:p text:style-name="P68"/>
      <text:p text:style-name="P90"><text:span text:style-name="Source_20_Text"><text:span text:style-name="T64">if/else</text:span></text:span><text:span text:style-name="T46"> statements can be chained together for complex logic. Here is </text:span><text:span text:style-name="Definition"><text:span text:style-name="T70">pseudocode</text:span></text:span><text:span text:style-name="T46"> of multiple chained </text:span><text:span text:style-name="Source_20_Text"><text:span text:style-name="T64">if</text:span></text:span><text:span text:style-name="T46"> / </text:span><text:span text:style-name="Source_20_Text"><text:span text:style-name="T64">else if</text:span></text:span><text:span text:style-name="T46"> statements:</text:span></text:p>
      <text:p text:style-name="P99"><text:span text:style-name="T92">if (</text:span><text:span text:style-name="Emphasis"><text:span text:style-name="T92">condition1</text:span></text:span><text:span text:style-name="T92">) {<text:line-break/></text:span><text:span text:style-name="Emphasis"><text:span text:style-name="T92">statement1</text:span></text:span><text:span text:style-name="T92"><text:line-break/>} else if (</text:span><text:span text:style-name="Emphasis"><text:span text:style-name="T92">condition2</text:span></text:span><text:span text:style-name="T92">) {<text:line-break/></text:span><text:span text:style-name="Emphasis"><text:span text:style-name="T92">statement2</text:span></text:span><text:span text:style-name="T92"><text:line-break/>} else if (</text:span><text:span text:style-name="Emphasis"><text:span text:style-name="T92">condition3</text:span></text:span><text:span text:style-name="T92">) {<text:line-break/></text:span><text:span text:style-name="Emphasis"><text:span text:style-name="T92">statement3</text:span></text:span><text:span text:style-name="T92"><text:line-break/>. . .<text:line-break/>} else {<text:line-break/></text:span><text:span text:style-name="Emphasis"><text:span text:style-name="T92">statementN</text:span></text:span><text:span text:style-name="T92"><text:line-break/>}</text:span></text:p>
      <text:h text:style-name="P101" text:outline-level="4"><text:span text:style-name="Source_20_Text"><text:span text:style-name="T53"/></text:span></text:h>
      <text:p text:style-name="P102"><text:span text:style-name="Source_20_Text"><text:span text:style-name="T53"/></text:span></text:p>
      <text:p text:style-name="P102"><text:span text:style-name="Source_20_Text"><text:span text:style-name="T53"/></text:span></text:p>
      <text:p text:style-name="P102"><text:span text:style-name="Source_20_Text"><text:span text:style-name="T53"/></text:span></text:p>
      <text:p text:style-name="P103"><text:soft-page-break/><text:span text:style-name="Source_20_Text"><text:span text:style-name="T104">Switch</text:span></text:span></text:p>
      <text:p text:style-name="P102"><text:span text:style-name="Source_20_Text"><text:span text:style-name="T53"/></text:span></text:p>
      <text:p text:style-name="P102"><text:span text:style-name="Source_20_Text"><text:span text:style-name="T6">If you have many options to choose from, use a </text:span></text:span><text:span text:style-name="Source_20_Text"><text:span text:style-name="T53">switch</text:span></text:span><text:span text:style-name="Source_20_Text"><text:span text:style-name="T6"> statement. A </text:span></text:span><text:span text:style-name="Source_20_Text"><text:span text:style-name="T53">switch</text:span></text:span><text:span text:style-name="Source_20_Text"><text:span text:style-name="T6"> statement tests a value and can have many </text:span></text:span><text:span text:style-name="Source_20_Text"><text:span text:style-name="T53">case</text:span></text:span><text:span text:style-name="Source_20_Text"><text:span text:style-name="T6"> statements which defines various possible values. Statements are executed from the first matched </text:span></text:span><text:span text:style-name="Source_20_Text"><text:span text:style-name="T53">case</text:span></text:span><text:span text:style-name="Source_20_Text"><text:span text:style-name="T6"> value until a </text:span></text:span><text:span text:style-name="Source_20_Text"><text:span text:style-name="T53">break</text:span></text:span><text:span text:style-name="Source_20_Text"><text:span text:style-name="T6"> is encountered.</text:span></text:span></text:p>
      <text:p text:style-name="P19"><text:span text:style-name="T5">Here is a </text:span><text:span text:style-name="Definition"><text:span text:style-name="T78">pseudocode</text:span></text:span><text:span text:style-name="T5"> example:</text:span></text:p>
      <text:p text:style-name="P97">switch (num) {<text:line-break/>case value1:<text:line-break/>statement1;<text:line-break/>break;<text:line-break/>case value2:<text:line-break/>statement2;<text:line-break/>break;<text:line-break/>...<text:line-break/>case valueN:<text:line-break/>statementN;<text:line-break/>break;<text:line-break/>}</text:p>
      <text:p text:style-name="P19"><text:span text:style-name="Source_20_Text"><text:span text:style-name="T53">case</text:span></text:span><text:span text:style-name="T5"> values are tested with strict equality (</text:span><text:span text:style-name="Source_20_Text"><text:span text:style-name="T53">===</text:span></text:span><text:span text:style-name="T5">). The </text:span><text:span text:style-name="Source_20_Text"><text:span text:style-name="T53">break</text:span></text:span><text:span text:style-name="T5"> tells JavaScript to stop executing statements. If the </text:span><text:span text:style-name="Source_20_Text"><text:span text:style-name="T53">break</text:span></text:span><text:span text:style-name="T5"> is omitted, the next statement will be executed.</text:span></text:p>
      <text:p text:style-name="P70">Przykład:</text:p>
      <text:p text:style-name="P96"><text:span text:style-name="T136">switch</text:span> (<text:span text:style-name="T136">new</text:span> Date().getDay()) {<text:line-break/>    <text:span text:style-name="T136">case</text:span> <text:span text:style-name="T137">0</text:span>:<text:line-break/>        day = <text:span text:style-name="T138">"Sunday"</text:span>;<text:line-break/>        <text:span text:style-name="T136">break</text:span>;<text:line-break/>    <text:span text:style-name="T136">case</text:span> <text:span text:style-name="T137">1</text:span>:<text:line-break/>        day = <text:span text:style-name="T138">"Monday"</text:span>;<text:line-break/>        <text:span text:style-name="T136">break</text:span>;<text:line-break/>    <text:span text:style-name="T136">case</text:span> <text:span text:style-name="T137">2</text:span>:<text:line-break/>        day = <text:span text:style-name="T138">"Tuesday"</text:span>;<text:line-break/>        <text:span text:style-name="T136">break</text:span>;<text:line-break/>    <text:span text:style-name="T136">case</text:span> <text:span text:style-name="T137">3</text:span>:<text:line-break/>        day = <text:span text:style-name="T138">"Wednesday"</text:span>;<text:line-break/>        <text:span text:style-name="T136">break</text:span>;<text:line-break/>    <text:span text:style-name="T136">case</text:span> <text:span text:style-name="T137">4</text:span>:<text:line-break/>        day = <text:span text:style-name="T138">"Thursday"</text:span>;<text:line-break/>        <text:span text:style-name="T136">break</text:span>;<text:line-break/>    <text:span text:style-name="T136">case</text:span> <text:span text:style-name="T137">5</text:span>:<text:line-break/>        day = <text:span text:style-name="T138">"Friday"</text:span>;<text:line-break/>        <text:span text:style-name="T136">break</text:span>;<text:line-break/>    <text:span text:style-name="T136">case</text:span> <text:span text:style-name="T137">6</text:span>:<text:line-break/>        day = <text:span text:style-name="T138">"Saturday"</text:span>;<text:line-break/>}</text:p>
      <text:p text:style-name="Standard"><text:line-break/></text:p>
      <text:p text:style-name="P104"><text:span text:style-name="Source_20_Text"><text:span text:style-name="T105"/></text:span></text:p>
      <text:p text:style-name="P104"><text:span text:style-name="Source_20_Text"><text:span text:style-name="T105"/></text:span></text:p>
      <text:p text:style-name="P104"><text:soft-page-break/><text:span text:style-name="Source_20_Text"><text:span text:style-name="T105">Default</text:span></text:span></text:p>
      <text:p text:style-name="P108"><text:span text:style-name="Source_20_Text"><text:span text:style-name="T9">In a </text:span></text:span><text:span text:style-name="Source_20_Text"><text:span text:style-name="T55">switch</text:span></text:span><text:span text:style-name="Source_20_Text"><text:span text:style-name="T9"> statement you may not be able to specify all possible values as </text:span></text:span><text:span text:style-name="Source_20_Text"><text:span text:style-name="T55">case</text:span></text:span><text:span text:style-name="Source_20_Text"><text:span text:style-name="T9"> statements. Instead, you can add the </text:span></text:span><text:span text:style-name="Source_20_Text"><text:span text:style-name="T55">default</text:span></text:span><text:span text:style-name="Source_20_Text"><text:span text:style-name="T9"> statement which will be executed if no matching </text:span></text:span><text:span text:style-name="Source_20_Text"><text:span text:style-name="T55">case</text:span></text:span><text:span text:style-name="Source_20_Text"><text:span text:style-name="T9">statements are found. Think of it like the final </text:span></text:span><text:span text:style-name="Source_20_Text"><text:span text:style-name="T55">else</text:span></text:span><text:span text:style-name="Source_20_Text"><text:span text:style-name="T9"> statement in an </text:span></text:span><text:span text:style-name="Source_20_Text"><text:span text:style-name="T55">if/else</text:span></text:span><text:span text:style-name="Source_20_Text"><text:span text:style-name="T9"> chain.</text:span></text:span></text:p>
      <text:p text:style-name="P19"><text:span text:style-name="T5">A </text:span><text:span text:style-name="Source_20_Text"><text:span text:style-name="T53">default</text:span></text:span><text:span text:style-name="T5"> statement should be the last case.</text:span></text:p>
      <text:p text:style-name="P97">switch (num) {<text:line-break/>case value1:<text:line-break/>statement1;<text:line-break/>break;<text:line-break/>case value2:<text:line-break/>statement2;<text:line-break/>break;<text:line-break/>...<text:line-break/>default:<text:line-break/>defaultStatement;<text:line-break/>}</text:p>
      <text:p text:style-name="P105"><text:span text:style-name="Source_20_Text"><text:span text:style-name="T106">Ten sam wynik dla wielu różnych opcji</text:span></text:span></text:p>
      <text:p text:style-name="P109"><text:span text:style-name="Source_20_Text"><text:span text:style-name="T10">If the </text:span></text:span><text:span text:style-name="Source_20_Text"><text:span text:style-name="T56">break</text:span></text:span><text:span text:style-name="Source_20_Text"><text:span text:style-name="T10"> statement is omitted from a </text:span></text:span><text:span text:style-name="Source_20_Text"><text:span text:style-name="T56">switch</text:span></text:span><text:span text:style-name="Source_20_Text"><text:span text:style-name="T10"> statement's </text:span></text:span><text:span text:style-name="Source_20_Text"><text:span text:style-name="T56">case</text:span></text:span><text:span text:style-name="Source_20_Text"><text:span text:style-name="T10">, the following </text:span></text:span><text:span text:style-name="Source_20_Text"><text:span text:style-name="T56">case</text:span></text:span><text:span text:style-name="Source_20_Text"><text:span text:style-name="T10">statement(s) are executed until a </text:span></text:span><text:span text:style-name="Source_20_Text"><text:span text:style-name="T56">break</text:span></text:span><text:span text:style-name="Source_20_Text"><text:span text:style-name="T10"> is encountered. If you have multiple inputs with the same output, you can represent them in a </text:span></text:span><text:span text:style-name="Source_20_Text"><text:span text:style-name="T56">switch</text:span></text:span><text:span text:style-name="Source_20_Text"><text:span text:style-name="T10">statement like this:</text:span></text:span></text:p>
      <text:p text:style-name="P97">switch(val) {<text:line-break/>case 1:<text:line-break/>case 2:<text:line-break/>case 3:<text:line-break/>result = "1, 2, or 3";<text:line-break/>break;<text:line-break/>case 4:<text:line-break/>result = "4 alone";<text:line-break/>}</text:p>
      <text:p text:style-name="P41">Cases for 1, 2, and 3 will all produce the same result.</text:p>
      <text:p text:style-name="P109"><text:span text:style-name="Source_20_Text"><text:span text:style-name="T116"/></text:span></text:p>
      <text:p text:style-name="P109"><text:span text:style-name="Source_20_Text"><text:span text:style-name="T10">If you have many options to choose from, a </text:span></text:span><text:span text:style-name="Source_20_Text"><text:span text:style-name="T56">switch</text:span></text:span><text:span text:style-name="Source_20_Text"><text:span text:style-name="T10"> statement can be easier to write than many chained </text:span></text:span><text:span text:style-name="Source_20_Text"><text:span text:style-name="T56">if</text:span></text:span><text:span text:style-name="Source_20_Text"><text:span text:style-name="T10">/</text:span></text:span><text:span text:style-name="Source_20_Text"><text:span text:style-name="T56">else if</text:span></text:span><text:span text:style-name="Source_20_Text"><text:span text:style-name="T10"> statements. The following:</text:span></text:span></text:p>
      <text:p text:style-name="P97">if (val === 1) {<text:line-break/>answer = "a";<text:line-break/>} else if (val === 2) {<text:line-break/>answer = "b";<text:line-break/>} else {<text:line-break/>answer = "c";<text:line-break/>}</text:p>
      <text:p text:style-name="P41">can be replaced with:</text:p>
      <text:p text:style-name="P97">switch (val) {<text:line-break/>case 1:<text:line-break/>answer = "a";<text:line-break/>break;<text:line-break/>case 2:<text:line-break/>answer = "b";<text:line-break/>break;<text:line-break/>default:<text:line-break/>answer = "c";<text:line-break/>}</text:p>
      <text:p text:style-name="P106"><text:soft-page-break/><text:span text:style-name="Source_20_Text"><text:span text:style-name="T107">Porównania i booleany</text:span></text:span></text:p>
      <text:p text:style-name="P110"><text:span text:style-name="Source_20_Text"><text:span text:style-name="T11">You may recall from </text:span></text:span><text:a xlink:type="simple" xlink:href="https://www.freecodecamp.org/challenges/waypoint-comparison-with-the-equality-operator" office:target-frame-name="_blank" xlink:show="new" text:style-name="Internet_20_link" text:visited-style-name="Visited_20_Internet_20_Link"><text:span text:style-name="Source_20_Text"><text:span text:style-name="T94">Comparison with the Equality Operator</text:span></text:span></text:a><text:span text:style-name="Source_20_Text"><text:span text:style-name="T11"> that all comparison operators return a boolean </text:span></text:span><text:span text:style-name="Source_20_Text"><text:span text:style-name="T57">true</text:span></text:span><text:span text:style-name="Source_20_Text"><text:span text:style-name="T11"> or </text:span></text:span><text:span text:style-name="Source_20_Text"><text:span text:style-name="T57">false</text:span></text:span><text:span text:style-name="Source_20_Text"><text:span text:style-name="T11"> value.</text:span></text:span></text:p>
      <text:p text:style-name="P19"><text:span text:style-name="T5">A common </text:span><text:span text:style-name="Definition"><text:span text:style-name="T78">anti-pattern</text:span></text:span><text:span text:style-name="T5"> is to use an </text:span><text:span text:style-name="Source_20_Text"><text:span text:style-name="T53">if/else</text:span></text:span><text:span text:style-name="T5">statement to do a comparison and then </text:span><text:span text:style-name="Source_20_Text"><text:span text:style-name="T53">returntrue</text:span></text:span><text:span text:style-name="T5">/</text:span><text:span text:style-name="Source_20_Text"><text:span text:style-name="T53">false</text:span></text:span><text:span text:style-name="T5">:</text:span></text:p>
      <text:p text:style-name="P97">function isEqual(a,b) {<text:line-break/>if (a === b) {<text:line-break/>return true;<text:line-break/>} else {<text:line-break/>return false;<text:line-break/>}<text:line-break/>}</text:p>
      <text:p text:style-name="P19"><text:span text:style-name="T5">Since </text:span><text:span text:style-name="Source_20_Text"><text:span text:style-name="T53">===</text:span></text:span><text:span text:style-name="T5"> returns </text:span><text:span text:style-name="Source_20_Text"><text:span text:style-name="T53">true</text:span></text:span><text:span text:style-name="T5"> or </text:span><text:span text:style-name="Source_20_Text"><text:span text:style-name="T53">false</text:span></text:span><text:span text:style-name="T5">, we can return the result of the comparison:</text:span></text:p>
      <text:p text:style-name="P97">function isEqual(a,b) {<text:line-break/>return a === b;<text:line-break/>}</text:p>
      <text:p text:style-name="P107"><text:span text:style-name="Source_20_Text"><text:span text:style-name="T108">Kończenie z ‘return’</text:span></text:span></text:p>
      <text:p text:style-name="P111"><text:span text:style-name="Source_20_Text"><text:span text:style-name="T12">When a </text:span></text:span><text:span text:style-name="Source_20_Text"><text:span text:style-name="T58">return</text:span></text:span><text:span text:style-name="Source_20_Text"><text:span text:style-name="T12"> statement is reached, the execution of the current function stops and control returns to the calling location.</text:span></text:span></text:p>
      <text:p text:style-name="P19"><text:span text:style-name="Strong_20_Emphasis"><text:span text:style-name="T26">Example</text:span></text:span></text:p>
      <text:p text:style-name="P97">function myFun() {<text:line-break/>console.log("Hello");<text:line-break/>return "World";<text:line-break/>console.log("byebye")<text:line-break/>}<text:line-break/>myFun();</text:p>
      <text:p text:style-name="P19"><text:span text:style-name="T5">The above outputs "Hello" to the console, returns "World", but </text:span><text:span text:style-name="Source_20_Text"><text:span text:style-name="T53">"byebye"</text:span></text:span><text:span text:style-name="T5"> is never output, because the function exits at the </text:span><text:span text:style-name="Source_20_Text"><text:span text:style-name="T53">return</text:span></text:span><text:span text:style-name="T5"> statement.</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130"><text:soft-page-break/>Obiekty</text:p>
      <text:p text:style-name="P130"/>
      <text:p text:style-name="P19"><text:span text:style-name="T5">Objects are similar to </text:span><text:span text:style-name="Source_20_Text"><text:span text:style-name="T53">arrays</text:span></text:span><text:span text:style-name="T5">, except that instead of using indexes to access and modify their data, you access the data in objects through what are called </text:span><text:span text:style-name="Source_20_Text"><text:span text:style-name="T53">properties</text:span></text:span><text:span text:style-name="T5">.</text:span></text:p>
      <text:p text:style-name="P41">Here's a sample object:</text:p>
      <text:p text:style-name="P97">var cat = {<text:line-break/>"name": "Whiskers",<text:line-break/>"legs": 4,<text:line-break/>"tails": 1,<text:line-break/>"enemies": ["Water", "Dogs"]<text:line-break/>};</text:p>
      <text:p text:style-name="P41">Objects are useful for storing data in a structured way, and can represent real world objects, like a cat.</text:p>
      <text:p text:style-name="P41"/>
      <text:p text:style-name="P60">Dostęp do właściwości obiektu</text:p>
      <text:p text:style-name="P50">There are two ways to access the properties of an object: the dot operator (<text:span text:style-name="Source_20_Text"><text:span text:style-name="T2">.</text:span></text:span>) and bracket notation (<text:span text:style-name="Source_20_Text"><text:span text:style-name="T2">[]</text:span></text:span>), similar to an array.</text:p>
      <text:p text:style-name="P41"><text:span text:style-name="T139">The dot operator</text:span> is what you use when you know the name of the property you're trying to access ahead of time.</text:p>
      <text:p text:style-name="P19"><text:span text:style-name="T5">Here is a sample of using the dot operator (</text:span><text:span text:style-name="Source_20_Text"><text:span text:style-name="T53">.</text:span></text:span><text:span text:style-name="T5">) to read an object property:</text:span></text:p>
      <text:p text:style-name="P97">var myObj = {<text:line-break/>prop1: "val1",<text:line-break/>prop2: "val2"<text:line-break/>};<text:line-break/>var prop1val = myObj.prop1; // val1<text:line-break/>var prop2val = myObj.prop2; // val2</text:p>
      <text:p text:style-name="P50">The second way to access the properties of an object is <text:span text:style-name="T139">bracket notation (</text:span><text:span text:style-name="Source_20_Text"><text:span text:style-name="T3">[]</text:span></text:span><text:span text:style-name="T139">). </text:span>If the property of the object you are trying to access has a space in it, you will need to use bracket notation.</text:p>
      <text:p text:style-name="P41">Here is a sample of using bracket notation to read an object property:</text:p>
      <text:p text:style-name="P97">var myObj = {<text:line-break/>"Space Name": "Kirk",<text:line-break/>"More Space": "Spock"<text:line-break/>};<text:line-break/>myObj["Space Name"]; // Kirk<text:line-break/>myObj['More Space']; // Spock</text:p>
      <text:p text:style-name="P41">Note that property names with spaces in them must be in quotes (single or double).</text:p>
      <text:p text:style-name="P50"/>
      <text:p text:style-name="P128"/>
      <text:p text:style-name="P111"><text:soft-page-break/><text:span text:style-name="Source_20_Text"><text:span text:style-name="T28">Another use of bracket notation on objects is to use a variable to access a property. </text:span></text:span><text:span text:style-name="Source_20_Text"><text:span text:style-name="T12">This can be very useful for iterating through lists of the object properties or for doing the lookup.</text:span></text:span></text:p>
      <text:p text:style-name="P41">Here is an example of using a variable to access a property:</text:p>
      <text:p text:style-name="P97">var someProp = "propName";<text:line-break/>var myObj = {<text:line-break/>propName: "Some Value"<text:line-break/>}<text:line-break/>myObj[someProp]; // "Some Value"</text:p>
      <text:p text:style-name="P41">Here is one more:</text:p>
      <text:p text:style-name="P97">var myDog = "Hunter";<text:line-break/>var dogs = {<text:line-break/>Fido: "Mutt", Hunter: "Doberman", Snoopie: "Beagle"<text:line-break/>}<text:line-break/>var breed = dogs[myDog];<text:line-break/>console.log(breed);// "Doberman"</text:p>
      <text:p text:style-name="P19"><text:span text:style-name="T5">Note that we do </text:span><text:span text:style-name="Emphasis"><text:span text:style-name="T5">not</text:span></text:span><text:span text:style-name="T5"> use quotes around the variable name when using it to access the property because we are using the </text:span><text:span text:style-name="Emphasis"><text:span text:style-name="T5">value</text:span></text:span><text:span text:style-name="T5"> of the variable, not the </text:span><text:span text:style-name="Emphasis"><text:span text:style-name="T5">name.</text:span></text:span></text:p>
      <text:p text:style-name="P19"><text:span text:style-name="Emphasis"><text:span text:style-name="T5"/></text:span></text:p>
      <text:p text:style-name="P26"><text:span text:style-name="Emphasis"><text:span text:style-name="T38">Zmiana właściwości obiektów</text:span></text:span></text:p>
      <text:p text:style-name="P79"><text:span text:style-name="Emphasis"><text:span text:style-name="T25">After you've created a JavaScript object, you can update its properties at any time just like you would update any other variable. You can use either dot or bracket notation to update.</text:span></text:span></text:p>
      <text:p text:style-name="P19"><text:span text:style-name="T5">For example, let's look at </text:span><text:span text:style-name="Source_20_Text"><text:span text:style-name="T53">ourDog</text:span></text:span><text:span text:style-name="T5">:</text:span></text:p>
      <text:p text:style-name="P97">var ourDog = {<text:line-break/>"name": "Camper",<text:line-break/>"legs": 4,<text:line-break/>"tails": 1,<text:line-break/>"friends": ["everything!"]<text:line-break/>};</text:p>
      <text:p text:style-name="P41">Since he's a particularly happy dog, let's change his name to "Happy Camper". Here's how we update his object's name property:</text:p>
      <text:p text:style-name="P19"><text:span text:style-name="Source_20_Text"><text:span text:style-name="T53">ourDog.name = "Happy Camper";</text:span></text:span><text:span text:style-name="T5"> or</text:span></text:p>
      <text:p text:style-name="P19"><text:span text:style-name="Source_20_Text"><text:span text:style-name="T53">ourDog["name"] = "Happy Camper";</text:span></text:span></text:p>
      <text:p text:style-name="P19"><text:span text:style-name="T5">Now when we evaluate </text:span><text:span text:style-name="Source_20_Text"><text:span text:style-name="T53">ourDog.name</text:span></text:span><text:span text:style-name="T5">, instead of getting "Camper", we'll get his new name, "Happy Camper".</text:span></text:p>
      <text:p text:style-name="P79"><text:span text:style-name="Emphasis"><text:span text:style-name="T25"/></text:span></text:p>
      <text:p text:style-name="P79"><text:span text:style-name="Emphasis"><text:span text:style-name="T38">You can add new properties to existing JavaScript objects</text:span></text:span><text:span text:style-name="Emphasis"><text:span text:style-name="T25"> the same way you would modify them.</text:span></text:span></text:p>
      <text:p text:style-name="P19"><text:span text:style-name="T5">Here's how we would add a </text:span><text:span text:style-name="Source_20_Text"><text:span text:style-name="T53">"bark"</text:span></text:span><text:span text:style-name="T5"> property to </text:span><text:span text:style-name="Source_20_Text"><text:span text:style-name="T53">ourDog</text:span></text:span><text:span text:style-name="T5">:</text:span></text:p>
      <text:p text:style-name="P19"><text:span text:style-name="Source_20_Text"><text:span text:style-name="T53">ourDog.bark = "bow-wow";</text:span></text:span></text:p>
      <text:p text:style-name="P41">or</text:p>
      <text:p text:style-name="P19"><text:soft-page-break/><text:span text:style-name="Source_20_Text"><text:span text:style-name="T53">ourDog["bark"] = "bow-wow";</text:span></text:span></text:p>
      <text:p text:style-name="P19"><text:span text:style-name="T5">Now when we evaluate </text:span><text:span text:style-name="Source_20_Text"><text:span text:style-name="T53">ourDog.bark</text:span></text:span><text:span text:style-name="T5">, we'll get his bark, "bow-wow".</text:span></text:p>
      <text:p text:style-name="P41"/>
      <text:p text:style-name="P41"><text:span text:style-name="T139">We can also delete properties</text:span> from objects like this:</text:p>
      <text:p text:style-name="P19"><text:span text:style-name="Source_20_Text"><text:span text:style-name="T53">delete ourDog.bark;</text:span></text:span></text:p>
      <text:p text:style-name="P19"><text:span text:style-name="Source_20_Text"><text:span text:style-name="T53"/></text:span></text:p>
      <text:p text:style-name="P27"><text:span text:style-name="Source_20_Text"><text:span text:style-name="T122">Sprawdzanie, czy obiekt posiada daną propercję</text:span></text:span></text:p>
      <text:p text:style-name="P80"><text:span text:style-name="Source_20_Text"><text:span text:style-name="T16">Sometimes it is useful to check if the property of a given object exists or not. We can use the </text:span></text:span><text:span text:style-name="Source_20_Text"><text:span text:style-name="T62">.hasOwnProperty(propname)</text:span></text:span><text:span text:style-name="Source_20_Text"><text:span text:style-name="T16"> method of objects to determine if that object has the given property name. </text:span></text:span><text:span text:style-name="Source_20_Text"><text:span text:style-name="T62">.hasOwnProperty()</text:span></text:span><text:span text:style-name="Source_20_Text"><text:span text:style-name="T16"> returns </text:span></text:span><text:span text:style-name="Source_20_Text"><text:span text:style-name="T62">true</text:span></text:span><text:span text:style-name="Source_20_Text"><text:span text:style-name="T16"> or </text:span></text:span><text:span text:style-name="Source_20_Text"><text:span text:style-name="T62">false</text:span></text:span><text:span text:style-name="Source_20_Text"><text:span text:style-name="T16"> if the property is found or not.</text:span></text:span></text:p>
      <text:p text:style-name="P19"><text:span text:style-name="Strong_20_Emphasis"><text:span text:style-name="T26">Example</text:span></text:span></text:p>
      <text:p text:style-name="P97">var myObj = {<text:line-break/>top: "hat",<text:line-break/>bottom: "pants"<text:line-break/>};<text:line-break/>myObj.hasOwnProperty("top"); // true<text:line-break/>myObj.hasOwnProperty("middle"); // false</text:p>
      <text:p text:style-name="P80"><text:span text:style-name="Source_20_Text"><text:span text:style-name="T122"/></text:span></text:p>
      <text:p text:style-name="P28"><text:span text:style-name="Source_20_Text"><text:span text:style-name="T123">Złożone obiekty</text:span></text:span></text:p>
      <text:p text:style-name="P81"><text:span text:style-name="Source_20_Text"><text:span text:style-name="T14">Sometimes you may want to store data in a flexible </text:span></text:span><text:span text:style-name="Source_20_Text"><text:span text:style-name="Definition"><text:span text:style-name="T84">Data Structure</text:span></text:span></text:span><text:span text:style-name="Source_20_Text"><text:span text:style-name="T14">. A JavaScript object is one way to handle flexible data. They allow for arbitrary combinations of </text:span></text:span><text:span text:style-name="Source_20_Text"><text:span text:style-name="Definition"><text:span text:style-name="T84">strings</text:span></text:span></text:span><text:span text:style-name="Source_20_Text"><text:span text:style-name="T14">, </text:span></text:span><text:span text:style-name="Source_20_Text"><text:span text:style-name="Definition"><text:span text:style-name="T84">numbers</text:span></text:span></text:span><text:span text:style-name="Source_20_Text"><text:span text:style-name="T14">, </text:span></text:span><text:span text:style-name="Source_20_Text"><text:span text:style-name="Definition"><text:span text:style-name="T84">booleans</text:span></text:span></text:span><text:span text:style-name="Source_20_Text"><text:span text:style-name="T14">, </text:span></text:span><text:span text:style-name="Source_20_Text"><text:span text:style-name="Definition"><text:span text:style-name="T84">arrays</text:span></text:span></text:span><text:span text:style-name="Source_20_Text"><text:span text:style-name="T14">, </text:span></text:span><text:span text:style-name="Source_20_Text"><text:span text:style-name="Definition"><text:span text:style-name="T84">functions</text:span></text:span></text:span><text:span text:style-name="Source_20_Text"><text:span text:style-name="T14">, and </text:span></text:span><text:span text:style-name="Source_20_Text"><text:span text:style-name="Definition"><text:span text:style-name="T84">objects</text:span></text:span></text:span><text:span text:style-name="Source_20_Text"><text:span text:style-name="T14">.</text:span></text:span></text:p>
      <text:p text:style-name="P41">Here's an example of a complex data structure:</text:p>
      <text:p text:style-name="P97">var ourMusic = [<text:line-break/>{<text:line-break/>"artist": "Daft Punk",<text:line-break/>"title": "Homework",<text:line-break/>"release_year": 1997,<text:line-break/>"formats": [ <text:line-break/>"CD", <text:line-break/>"Cassette", <text:line-break/>"LP" ],<text:line-break/>"gold": true<text:line-break/>}<text:line-break/>];</text:p>
      <text:p text:style-name="P19"><text:span text:style-name="T5">This is an array which contains one object inside. The object has various pieces of </text:span><text:span text:style-name="Definition"><text:span text:style-name="T78">metadata</text:span></text:span><text:span text:style-name="T5"> about an album. It also has a nested </text:span><text:span text:style-name="Source_20_Text"><text:span text:style-name="T53">"formats"</text:span></text:span><text:span text:style-name="T5"> array. If you want to add more album records, you can do this by adding records to the top level array.</text:span></text:p>
      <text:p text:style-name="P19"><text:span text:style-name="T5">Objects hold data in a property, which has a key-value format. In the example above, </text:span><text:span text:style-name="Source_20_Text"><text:span text:style-name="T53">"artist": "Daft Punk"</text:span></text:span><text:span text:style-name="T5"> is a property that has a key of </text:span><text:span text:style-name="Source_20_Text"><text:span text:style-name="T53">"artist"</text:span></text:span><text:span text:style-name="T5"> and a value of </text:span><text:span text:style-name="Source_20_Text"><text:span text:style-name="T53">"Daft Punk"</text:span></text:span><text:span text:style-name="T5">.</text:span></text:p>
      <text:p text:style-name="P19"><text:a xlink:type="simple" xlink:href="http://www.json.org/" office:target-frame-name="_blank" xlink:show="new" text:style-name="Internet_20_link" text:visited-style-name="Visited_20_Internet_20_Link"><text:span text:style-name="T93">JavaScript Object Notation</text:span></text:a><text:span text:style-name="T5"> or </text:span><text:span text:style-name="Source_20_Text"><text:span text:style-name="T53">JSON</text:span></text:span><text:span text:style-name="T5"> is a related data interchange format used to store data.</text:span></text:p>
      <text:p text:style-name="P97"><text:soft-page-break/>{<text:line-break/>"artist": "Daft Punk",<text:line-break/>"title": "Homework",<text:line-break/>"release_year": 1997,<text:line-break/>"formats": [ <text:line-break/>"CD",<text:line-break/>"Cassette",<text:line-break/>"LP"<text:line-break/>],<text:line-break/>"gold": true<text:line-break/>}</text:p>
      <text:p text:style-name="P19"><text:span text:style-name="Strong_20_Emphasis"><text:span text:style-name="T26">Note</text:span></text:span><text:span text:style-name="T5"><text:line-break/>You will need to place a comma after every object in the array, unless it is the last object in the array.</text:span></text:p>
      <text:p text:style-name="P81"><text:span text:style-name="Source_20_Text"><text:span text:style-name="T120"/></text:span></text:p>
      <text:p text:style-name="P28"><text:span text:style-name="Source_20_Text"><text:span text:style-name="T123">Uzyskiwanie dostępu do niższych poziomów w złożonych obiektach</text:span></text:span></text:p>
      <text:p text:style-name="P81"><text:span text:style-name="Source_20_Text"><text:span text:style-name="T14">The sub-properties of objects can be accessed by chaining together the dot or bracket notation.</text:span></text:span></text:p>
      <text:p text:style-name="P41">Here is a nested object:</text:p>
      <text:p text:style-name="P97">var ourStorage = {<text:line-break/>"desk": {<text:line-break/>"drawer": "stapler"<text:line-break/>},<text:line-break/>"cabinet": {<text:line-break/>"top drawer": { <text:line-break/>"folder1": "a file",<text:line-break/>"folder2": "secrets"<text:line-break/>},<text:line-break/>"bottom drawer": "soda"<text:line-break/>}<text:line-break/>};<text:line-break/>ourStorage.cabinet["top drawer"].folder2; // "secrets"<text:line-break/>ourStorage.desk.drawer; // "stapler"</text:p>
      <text:p text:style-name="P81"><text:span text:style-name="Source_20_Text"><text:span text:style-name="T120"/></text:span></text:p>
      <text:p text:style-name="P29"><text:span text:style-name="Source_20_Text"><text:span text:style-name="T124">Uzyskiwanie dostępu do niższych poziomów w zagnieżdżonych szeregach</text:span></text:span></text:p>
      <text:p text:style-name="P82"><text:span text:style-name="Source_20_Text"><text:span text:style-name="T15">As we have seen in earlier examples, objects can contain both nested objects and nested arrays. Similar to accessing nested objects, Array bracket notation can be chained to access nested arrays.</text:span></text:span></text:p>
      <text:p text:style-name="P41">Here is an example of how to access a nested array:</text:p>
      <text:p text:style-name="P97">var ourPets = [<text:line-break/>{<text:line-break/>animalType: "cat",<text:line-break/>names: [<text:line-break/>"Meowzer",<text:line-break/>"Fluffy",<text:line-break/>"Kit-Cat"<text:line-break/>]<text:line-break/>},<text:line-break/>{<text:line-break/>animalType: "dog",<text:line-break/>names: [<text:line-break/><text:soft-page-break/>"Spot",<text:line-break/>"Bowser",<text:line-break/>"Frankie"<text:line-break/>]<text:line-break/>}<text:line-break/>];<text:line-break/>ourPets[0].names[1]; // "Fluffy"<text:line-break/>ourPets[1].names[0]; // "Spot"</text:p>
      <text:p text:style-name="P82"><text:span text:style-name="Source_20_Text"><text:span text:style-name="T121"/></text:span></text:p>
      <text:p text:style-name="P82"><text:span text:style-name="Source_20_Text"><text:span text:style-name="T121"/></text:span></text:p>
      <text:p text:style-name="P30"><text:span text:style-name="Source_20_Text"><text:span text:style-name="T125">Pętle</text:span></text:span></text:p>
      <text:p text:style-name="P83"><text:span text:style-name="Source_20_Text"><text:span text:style-name="T117"/></text:span></text:p>
      <text:p text:style-name="P83"><text:span text:style-name="Source_20_Text"><text:span text:style-name="T13">You can run the same code multiple times by using a loop.</text:span></text:span></text:p>
      <text:p text:style-name="P19"><text:span text:style-name="T31">The most common type of JavaScript loop is called a "</text:span><text:span text:style-name="Source_20_Text"><text:span text:style-name="T67">for loop</text:span></text:span><text:span text:style-name="T31">" because it runs "for" a specific number of times.</text:span></text:p>
      <text:p text:style-name="P41">For loops are declared with three optional expressions separated by semicolons:</text:p>
      <text:p text:style-name="P19"><text:span text:style-name="Source_20_Text"><text:span text:style-name="T53">for ([initialization]; [condition]; [final-expression])</text:span></text:span></text:p>
      <text:p text:style-name="P19"><text:span text:style-name="T5">The </text:span><text:span text:style-name="Source_20_Text"><text:span text:style-name="T53">initialization</text:span></text:span><text:span text:style-name="T5"> statement is executed one time only before the loop starts. It is typically used to define and setup your loop variable.</text:span></text:p>
      <text:p text:style-name="P19"><text:span text:style-name="T5">The </text:span><text:span text:style-name="Source_20_Text"><text:span text:style-name="T53">condition</text:span></text:span><text:span text:style-name="T5"> statement is evaluated at the beginning of every loop iteration and will continue as long as it evaluates to </text:span><text:span text:style-name="Source_20_Text"><text:span text:style-name="T53">true</text:span></text:span><text:span text:style-name="T5">. When </text:span><text:span text:style-name="Source_20_Text"><text:span text:style-name="T53">condition</text:span></text:span><text:span text:style-name="T5"> is </text:span><text:span text:style-name="Source_20_Text"><text:span text:style-name="T53">false</text:span></text:span><text:span text:style-name="T5"> at the start of the iteration, the loop will stop executing. This means if </text:span><text:span text:style-name="Source_20_Text"><text:span text:style-name="T53">condition</text:span></text:span><text:span text:style-name="T5"> starts as </text:span><text:span text:style-name="Source_20_Text"><text:span text:style-name="T53">false</text:span></text:span><text:span text:style-name="T5">, your loop will never execute.</text:span></text:p>
      <text:p text:style-name="P19"><text:span text:style-name="T5">The </text:span><text:span text:style-name="Source_20_Text"><text:span text:style-name="T53">final-expression</text:span></text:span><text:span text:style-name="T5"> is executed at the end of each loop iteration, prior to the next </text:span><text:span text:style-name="Source_20_Text"><text:span text:style-name="T53">condition</text:span></text:span><text:span text:style-name="T5">check and is usually used to increment or decrement your loop counter.</text:span></text:p>
      <text:p text:style-name="P19"><text:span text:style-name="T5">In the following example we initialize with </text:span><text:span text:style-name="Source_20_Text"><text:span text:style-name="T53">i = 0</text:span></text:span><text:span text:style-name="T5">and iterate while our condition </text:span><text:span text:style-name="Source_20_Text"><text:span text:style-name="T53">i &lt; 5</text:span></text:span><text:span text:style-name="T5"> is true. We'll increment </text:span><text:span text:style-name="Source_20_Text"><text:span text:style-name="T53">i</text:span></text:span><text:span text:style-name="T5"> by </text:span><text:span text:style-name="Source_20_Text"><text:span text:style-name="T53">1</text:span></text:span><text:span text:style-name="T5"> in each loop iteration with </text:span><text:span text:style-name="Source_20_Text"><text:span text:style-name="T53">i++</text:span></text:span><text:span text:style-name="T5"> as our </text:span><text:span text:style-name="Source_20_Text"><text:span text:style-name="T53">final-expression</text:span></text:span><text:span text:style-name="T5">.</text:span></text:p>
      <text:p text:style-name="P97">var ourArray = [];<text:line-break/>for (var i = 0; i &lt; 5; i++) {<text:line-break/>ourArray.push(i);<text:line-break/>}</text:p>
      <text:p text:style-name="P19"><text:span text:style-name="Source_20_Text"><text:span text:style-name="T53">ourArray</text:span></text:span><text:span text:style-name="T5"> will now contain </text:span><text:span text:style-name="Source_20_Text"><text:span text:style-name="T53">[0,1,2,3,4]</text:span></text:span><text:span text:style-name="T5">.</text:span></text:p>
      <text:p text:style-name="P41"/>
      <text:p text:style-name="P129">Liczenie co drugą liczbę</text:p>
      <text:p text:style-name="P19"><text:span text:style-name="T5">For loops don't have to iterate one at a time. By changing our </text:span><text:span text:style-name="Source_20_Text"><text:span text:style-name="T53">final-expression</text:span></text:span><text:span text:style-name="T5">, we can count by even numbers.</text:span></text:p>
      <text:p text:style-name="P19"><text:span text:style-name="T5">We'll start at </text:span><text:span text:style-name="Source_20_Text"><text:span text:style-name="T53">i = 0</text:span></text:span><text:span text:style-name="T5"> and loop while </text:span><text:span text:style-name="Source_20_Text"><text:span text:style-name="T53">i &lt; 10</text:span></text:span><text:span text:style-name="T5">. We'll increment </text:span><text:span text:style-name="Source_20_Text"><text:span text:style-name="T53">i</text:span></text:span><text:span text:style-name="T5"> by 2 each loop with </text:span><text:span text:style-name="Source_20_Text"><text:span text:style-name="T53">i += 2</text:span></text:span><text:span text:style-name="T5">.</text:span></text:p>
      <text:p text:style-name="P97"><text:soft-page-break/>var ourArray = [];<text:line-break/>for (var i = 0; i &lt; 10; i += 2) {<text:line-break/>ourArray.push(i);<text:line-break/>}</text:p>
      <text:p text:style-name="P19"><text:span text:style-name="Source_20_Text"><text:span text:style-name="T53">ourArray</text:span></text:span><text:span text:style-name="T5"> will now contain </text:span><text:span text:style-name="Source_20_Text"><text:span text:style-name="T53">[0,2,4,6,8]</text:span></text:span><text:span text:style-name="T5">.</text:span></text:p>
      <text:p text:style-name="P19"><text:span text:style-name="T5">Let's change our </text:span><text:span text:style-name="Source_20_Text"><text:span text:style-name="T53">initialization</text:span></text:span><text:span text:style-name="T5"> so we can count by odd numbers.</text:span></text:p>
      <text:h text:style-name="P153" text:outline-level="4"/>
      <text:p text:style-name="P146">Liczenie do tyłu</text:p>
      <text:p text:style-name="P112">A for loop can also count backwards, so long as we can define the right conditions.</text:p>
      <text:p text:style-name="P19"><text:span text:style-name="T5">In order to count backwards by twos, we'll need to change our </text:span><text:span text:style-name="Source_20_Text"><text:span text:style-name="T53">initialization</text:span></text:span><text:span text:style-name="T5">, </text:span><text:span text:style-name="Source_20_Text"><text:span text:style-name="T53">condition</text:span></text:span><text:span text:style-name="T5">, and </text:span><text:span text:style-name="Source_20_Text"><text:span text:style-name="T53">final-expression</text:span></text:span><text:span text:style-name="T5">.</text:span></text:p>
      <text:p text:style-name="P19"><text:span text:style-name="T5">We'll start at </text:span><text:span text:style-name="Source_20_Text"><text:span text:style-name="T53">i = 10</text:span></text:span><text:span text:style-name="T5"> and loop while </text:span><text:span text:style-name="Source_20_Text"><text:span text:style-name="T53">i &gt; 0</text:span></text:span><text:span text:style-name="T5">. We'll decrement </text:span><text:span text:style-name="Source_20_Text"><text:span text:style-name="T53">i</text:span></text:span><text:span text:style-name="T5"> by 2 each loop with </text:span><text:span text:style-name="Source_20_Text"><text:span text:style-name="T53">i -= 2</text:span></text:span><text:span text:style-name="T5">.</text:span></text:p>
      <text:p text:style-name="P97">var ourArray = [];<text:line-break/>for (var i=10; i &gt; 0; i-=2) {<text:line-break/>ourArray.push(i);<text:line-break/>}</text:p>
      <text:p text:style-name="P19"><text:span text:style-name="Source_20_Text"><text:span text:style-name="T53">ourArray</text:span></text:span><text:span text:style-name="T5"> will now contain </text:span><text:span text:style-name="Source_20_Text"><text:span text:style-name="T53">[10,8,6,4,2]</text:span></text:span><text:span text:style-name="T5">.</text:span></text:p>
      <text:p text:style-name="P112"/>
      <text:p text:style-name="P147">Iteracja przez szereg</text:p>
      <text:p text:style-name="P113"><text:span text:style-name="T4">A common task in JavaScript is to iterate through the contents of an array. One way to do that is with a </text:span><text:span text:style-name="Source_20_Text"><text:span text:style-name="T64">for</text:span></text:span><text:span text:style-name="T4"> loop. This code will output each element of the array </text:span><text:span text:style-name="Source_20_Text"><text:span text:style-name="T64">arr</text:span></text:span><text:span text:style-name="T4"> to the console:</text:span></text:p>
      <text:p text:style-name="P97">var arr = [10,9,8,7,6];<text:line-break/>for (var i=0; i &lt; arr.length; i++) {<text:line-break/>console.log(arr[i]);<text:line-break/>}</text:p>
      <text:p text:style-name="P19"><text:span text:style-name="T5">Remember that Arrays have zero-based numbering, which means the last index of the array is length - 1. Our </text:span><text:span text:style-name="Definition"><text:span text:style-name="T78">condition</text:span></text:span><text:span text:style-name="T5"> for this loop is </text:span><text:span text:style-name="Source_20_Text"><text:span text:style-name="T53">i &lt; arr.length</text:span></text:span><text:span text:style-name="T5">, which stops when </text:span><text:span text:style-name="Source_20_Text"><text:span text:style-name="T53">i</text:span></text:span><text:span text:style-name="T5"> is at length - 1.</text:span></text:p>
      <text:p text:style-name="P148">Zagnieżdżone pętle</text:p>
      <text:p text:style-name="P150">If you have a multi-dimensional array, you can use the same logic as the prior waypoint to loop through both the array and any sub-arrays. Here is an example:</text:p>
      <text:p text:style-name="P97">var arr = [<text:line-break/>[1,2], [3,4], [5,6]<text:line-break/>];<text:line-break/>for (var i=0; i &lt; arr.length; i++) {<text:line-break/>for (var j=0; j &lt; arr[i].length; j++) {<text:line-break/>console.log(arr[i][j]);<text:line-break/>}<text:line-break/>}</text:p>
      <text:p text:style-name="P19"><text:span text:style-name="T5">This outputs each sub-element in </text:span><text:span text:style-name="Source_20_Text"><text:span text:style-name="T53">arr</text:span></text:span><text:span text:style-name="T5"> one at a time. Note that for the inner loop, we are checking the </text:span><text:span text:style-name="Source_20_Text"><text:span text:style-name="T53">.length</text:span></text:span><text:span text:style-name="T5"> of </text:span><text:span text:style-name="Source_20_Text"><text:span text:style-name="T53">arr[i]</text:span></text:span><text:span text:style-name="T5">, since </text:span><text:span text:style-name="Source_20_Text"><text:span text:style-name="T53">arr[i]</text:span></text:span><text:span text:style-name="T5"> is itself an array.</text:span></text:p>
      <text:p text:style-name="P135"><text:soft-page-break/><text:span text:style-name="T4">Pętla ‘while’</text:span></text:p>
      <text:p text:style-name="P139"><text:span text:style-name="T4">Another type of JavaScript loop is called a "</text:span><text:span text:style-name="Source_20_Text"><text:span text:style-name="T64">while loop</text:span></text:span><text:span text:style-name="T4">", because it runs "while" a specified condition is true and stops once that condition is no longer true.</text:span></text:p>
      <text:p text:style-name="P97">var ourArray = [];<text:line-break/>var i = 0;<text:line-break/>while(i &lt; 5) {<text:line-break/>ourArray.push(i);<text:line-break/>i++;<text:line-break/>}</text:p>
      <text:p text:style-name="P139"><text:span text:style-name="T4"/></text:p>
      <text:p text:style-name="P143"><text:span text:style-name="T46">Generowanie losowych liczb</text:span></text:p>
      <text:p text:style-name="P124"><text:span text:style-name="T4"/></text:p>
      <text:p text:style-name="P124">Random numbers are useful for creating random behavior.</text:p>
      <text:p text:style-name="P19"><text:span text:style-name="T5">JavaScript has a </text:span><text:span text:style-name="Source_20_Text"><text:span text:style-name="T53">Math.random()</text:span></text:span><text:span text:style-name="T5"> function that generates a random decimal number between </text:span><text:span text:style-name="Source_20_Text"><text:span text:style-name="T53">0</text:span></text:span><text:span text:style-name="T5">(inclusive) and not quite up to </text:span><text:span text:style-name="Source_20_Text"><text:span text:style-name="T53">1</text:span></text:span><text:span text:style-name="T5"> (exclusive). Thus </text:span><text:span text:style-name="Source_20_Text"><text:span text:style-name="T53">Math.random()</text:span></text:span><text:span text:style-name="T5"> can return a </text:span><text:span text:style-name="Source_20_Text"><text:span text:style-name="T53">0</text:span></text:span><text:span text:style-name="T5"> but never quite return a </text:span><text:span text:style-name="Source_20_Text"><text:span text:style-name="T53">1</text:span></text:span></text:p>
      <text:p text:style-name="P19"><text:span text:style-name="Strong_20_Emphasis"><text:span text:style-name="T26">Note</text:span></text:span><text:span text:style-name="T5"><text:line-break/>Like </text:span><text:a xlink:type="simple" xlink:href="https://www.freecodecamp.org/challenges/storing-values-with-the-assignment-operator" office:target-frame-name="_blank" xlink:show="new" text:style-name="Internet_20_link" text:visited-style-name="Visited_20_Internet_20_Link"><text:span text:style-name="T93">Storing Values with the Equal Operator</text:span></text:a><text:span text:style-name="T5">, all function calls will be resolved before the </text:span><text:span text:style-name="Source_20_Text"><text:span text:style-name="T53">return</text:span></text:span><text:span text:style-name="T5">executes, so we can </text:span><text:span text:style-name="Source_20_Text"><text:span text:style-name="T53">return</text:span></text:span><text:span text:style-name="T5"> the value of the </text:span><text:span text:style-name="Source_20_Text"><text:span text:style-name="T53">Math.random()</text:span></text:span><text:span text:style-name="T5"> function.</text:span></text:p>
      <text:p text:style-name="P140"><text:span text:style-name="T4"/></text:p>
      <text:p text:style-name="P136"><text:span text:style-name="T4">Losowe liczby całkowite</text:span></text:p>
      <text:p text:style-name="P125">It's great that we can generate random decimal numbers, but it's even more useful if we use it to generate random whole numbers.</text:p>
      <text:list xml:id="list1329792422667702162" text:style-name="L1">
        <text:list-item>
          <text:p text:style-name="P151"><text:span text:style-name="T5">Use </text:span><text:span text:style-name="Source_20_Text"><text:span text:style-name="T53">Math.random()</text:span></text:span><text:span text:style-name="T5"> to generate a random decimal.</text:span></text:p>
        </text:list-item>
        <text:list-item>
          <text:p text:style-name="P151"><text:span text:style-name="T5">Multiply that random decimal by </text:span><text:span text:style-name="Source_20_Text"><text:span text:style-name="T53">20</text:span></text:span><text:span text:style-name="T5">.</text:span></text:p>
        </text:list-item>
        <text:list-item>
          <text:p text:style-name="P151"><text:span text:style-name="T5">Use another function, </text:span><text:span text:style-name="Source_20_Text"><text:span text:style-name="T53">Math.floor()</text:span></text:span><text:span text:style-name="T5"> to round the number down to its nearest whole number.</text:span></text:p>
        </text:list-item>
      </text:list>
      <text:p text:style-name="P19"><text:span text:style-name="T5">Remember that </text:span><text:span text:style-name="Source_20_Text"><text:span text:style-name="T53">Math.random()</text:span></text:span><text:span text:style-name="T5"> can never quite return a </text:span><text:span text:style-name="Source_20_Text"><text:span text:style-name="T53">1</text:span></text:span><text:span text:style-name="T5"> and, because we're rounding down, it's impossible to actually get </text:span><text:span text:style-name="Source_20_Text"><text:span text:style-name="T53">20</text:span></text:span><text:span text:style-name="T5">. This technique will give us a whole number between </text:span><text:span text:style-name="Source_20_Text"><text:span text:style-name="T53">0</text:span></text:span><text:span text:style-name="T5"> and </text:span><text:span text:style-name="Source_20_Text"><text:span text:style-name="T53">19</text:span></text:span><text:span text:style-name="T5">.</text:span></text:p>
      <text:p text:style-name="P41">Putting everything together, this is what our code looks like:</text:p>
      <text:p text:style-name="P19"><text:span text:style-name="Source_20_Text"><text:span text:style-name="T53">Math.floor(Math.random() * 20);</text:span></text:span></text:p>
      <text:p text:style-name="P19"><text:span text:style-name="T5">We are calling </text:span><text:span text:style-name="Source_20_Text"><text:span text:style-name="T53">Math.random()</text:span></text:span><text:span text:style-name="T5">, multiplying the result by 20, then passing the value to </text:span><text:span text:style-name="Source_20_Text"><text:span text:style-name="T53">Math.floor()</text:span></text:span><text:span text:style-name="T5"> function to round the value down to the nearest whole number.</text:span></text:p>
      <text:p text:style-name="P141"><text:span text:style-name="T4"/></text:p>
      <text:p text:style-name="P137"><text:soft-page-break/><text:span text:style-name="T4">Generowanie losowej liczby całkowitej w danym przedziale</text:span></text:p>
      <text:p text:style-name="P126">Instead of generating a random number between zero and a given number like we did before, we can generate a random number that falls within a range of two specific numbers.</text:p>
      <text:p text:style-name="P19"><text:span text:style-name="T5">To do this, we'll define a minimum number </text:span><text:span text:style-name="Source_20_Text"><text:span text:style-name="T53">min</text:span></text:span><text:span text:style-name="T5">and a maximum number </text:span><text:span text:style-name="Source_20_Text"><text:span text:style-name="T53">max</text:span></text:span><text:span text:style-name="T5">.</text:span></text:p>
      <text:p text:style-name="P41">Here's the formula we'll use. Take a moment to read it and try to understand what this code is doing:</text:p>
      <text:p text:style-name="P132"><text:span text:style-name="Source_20_Text"><text:span text:style-name="T90">Math.floor(Math.random() * (max - min + 1)) + min</text:span></text:span></text:p>
      <text:p text:style-name="P132"><text:span text:style-name="Source_20_Text"><text:span text:style-name="T90"/></text:span></text:p>
      <text:p text:style-name="P133"><text:span text:style-name="Source_20_Text"><text:span text:style-name="T110">Wyrażenia regularne</text:span></text:span></text:p>
      <text:p text:style-name="P144"><text:span text:style-name="Source_20_Text"><text:span text:style-name="T63">Regular expressions</text:span></text:span><text:span text:style-name="Source_20_Text"><text:span text:style-name="T17"> are used to find certain words or patterns inside of </text:span></text:span><text:span text:style-name="Source_20_Text"><text:span text:style-name="T63">strings</text:span></text:span><text:span text:style-name="Source_20_Text"><text:span text:style-name="T17">.</text:span></text:span></text:p>
      <text:p text:style-name="P19"><text:span text:style-name="T5">For example, if we wanted to find the word </text:span><text:span text:style-name="Source_20_Text"><text:span text:style-name="T53">the</text:span></text:span><text:span text:style-name="T5">in the string </text:span><text:span text:style-name="Source_20_Text"><text:span text:style-name="T53">The dog chased the cat</text:span></text:span><text:span text:style-name="T5">, we could use the following </text:span><text:span text:style-name="Source_20_Text"><text:span text:style-name="T53">regular expression</text:span></text:span><text:span text:style-name="T5">: </text:span><text:span text:style-name="Source_20_Text"><text:span text:style-name="T53">/the/gi</text:span></text:span></text:p>
      <text:p text:style-name="P127">Let's break this down a bit:</text:p>
      <text:p text:style-name="P132"><text:span text:style-name="Source_20_Text"><text:span text:style-name="T53">/</text:span></text:span><text:span text:style-name="T5"> is the start of the regular expression.</text:span></text:p>
      <text:p text:style-name="P132"><text:span text:style-name="Source_20_Text"><text:span text:style-name="T53">the</text:span></text:span><text:span text:style-name="T5"> is the pattern we want to match.</text:span></text:p>
      <text:p text:style-name="P132"><text:span text:style-name="Source_20_Text"><text:span text:style-name="T53">/</text:span></text:span><text:span text:style-name="T5"> is the end of the regular expression.</text:span></text:p>
      <text:p text:style-name="P132"><text:span text:style-name="Source_20_Text"><text:span text:style-name="T53">g</text:span></text:span><text:span text:style-name="T5"> means </text:span><text:span text:style-name="Source_20_Text"><text:span text:style-name="T53">global</text:span></text:span><text:span text:style-name="T5">, which causes the pattern to return all matches in the string, not just the first one.</text:span></text:p>
      <text:p text:style-name="P132"><text:span text:style-name="Source_20_Text"><text:span text:style-name="T53">i</text:span></text:span><text:span text:style-name="T5"> means that we want to ignore the case (uppercase or lowercase) when searching for the pattern.</text:span></text:p>
      <text:p text:style-name="P144"><text:span text:style-name="Source_20_Text"><text:span text:style-name="T118"/></text:span></text:p>
      <text:p text:style-name="P145"><text:span text:style-name="Source_20_Text"><text:span text:style-name="T111">Wyszukiwanie liczb za pomocą wyrażeń regularnych</text:span></text:span></text:p>
      <text:p text:style-name="P145"><text:span text:style-name="Source_20_Text"><text:span text:style-name="T18">We can use special selectors in </text:span></text:span><text:span text:style-name="Source_20_Text"><text:span text:style-name="Definition"><text:span text:style-name="T85">Regular Expressions</text:span></text:span></text:span><text:span text:style-name="Source_20_Text"><text:span text:style-name="T18"> to select a particular type of value.</text:span></text:span></text:p>
      <text:p text:style-name="P19"><text:span text:style-name="T5">One such selector is the digit selector </text:span><text:span text:style-name="Source_20_Text"><text:span text:style-name="T53">\d</text:span></text:span><text:span text:style-name="T5"> which is used to retrieve one digit (e.g. numbers 0 to 9) in a string.</text:span></text:p>
      <text:p text:style-name="P134"><text:span text:style-name="T40">In JavaScript, it is used like this: </text:span></text:p>
      <text:p text:style-name="P134"><text:span text:style-name="Source_20_Text"><text:span text:style-name="T65">/\d/g</text:span></text:span><text:span text:style-name="T40">.</text:span></text:p>
      <text:p text:style-name="P19"><text:span text:style-name="T5">Appending a plus sign (</text:span><text:span text:style-name="Source_20_Text"><text:span text:style-name="T53">+</text:span></text:span><text:span text:style-name="T5">) after the selector, e.g. </text:span><text:span text:style-name="Source_20_Text"><text:span text:style-name="T53">/\d+/g</text:span></text:span><text:span text:style-name="T5">, allows this regular expression to match one or more digits.</text:span></text:p>
      <text:p text:style-name="P19"><text:span text:style-name="T5">The trailing </text:span><text:span text:style-name="Source_20_Text"><text:span text:style-name="T53">g</text:span></text:span><text:span text:style-name="T5"> is short for 'global', which allows this regular expression to find all matches rather than stop at the first match.</text:span></text:p>
      <text:p text:style-name="P19"><text:span text:style-name="T5"/></text:p>
      <text:p text:style-name="P19"><text:soft-page-break/><text:span text:style-name="T5"/></text:p>
      <text:p text:style-name="P138"><text:span text:style-name="T4">Wyszukiwanie spacji za pomocą wyrażeń regularnych</text:span></text:p>
      <text:p text:style-name="P142"><text:span text:style-name="T4">We can also use regular expression selectors like </text:span><text:span text:style-name="Source_20_Text"><text:span text:style-name="T64">\s</text:span></text:span><text:span text:style-name="T4"> to find whitespace in a string.</text:span></text:p>
      <text:p text:style-name="P19"><text:span text:style-name="T5">The whitespace characters are </text:span><text:span text:style-name="Source_20_Text"><text:span text:style-name="T53">" "</text:span></text:span><text:span text:style-name="T5"> (space), </text:span><text:span text:style-name="Source_20_Text"><text:span text:style-name="T53">\r</text:span></text:span><text:span text:style-name="T5">(the carriage return), </text:span><text:span text:style-name="Source_20_Text"><text:span text:style-name="T53">\n</text:span></text:span><text:span text:style-name="T5"> (newline), </text:span><text:span text:style-name="Source_20_Text"><text:span text:style-name="T53">\t</text:span></text:span><text:span text:style-name="T5"> (tab), and </text:span><text:span text:style-name="Source_20_Text"><text:span text:style-name="T53">\f</text:span></text:span><text:span text:style-name="T5"> (the form feed).</text:span></text:p>
      <text:p text:style-name="P41">The whitespace regular expression looks like this:</text:p>
      <text:p text:style-name="P132"><text:span text:style-name="Source_20_Text"><text:span text:style-name="T65">/\s+/g</text:span></text:span></text:p>
      <text:p text:style-name="P142"><text:span text:style-name="T4"/></text:p>
      <text:p text:style-name="P145"><text:span text:style-name="Source_20_Text"><text:span text:style-name="T111">Odwracanie wyrażeń regularnych</text:span></text:span></text:p>
      <text:p text:style-name="P145"><text:span text:style-name="Source_20_Text"><text:span text:style-name="T18">You can invert any match by using the uppercase version of the regular expression selector.</text:span></text:span></text:p>
      <text:p text:style-name="P19"><text:span text:style-name="T5">For example, </text:span><text:span text:style-name="Source_20_Text"><text:span text:style-name="T53">\s</text:span></text:span><text:span text:style-name="T5"> will match any whitespace, and </text:span><text:span text:style-name="Source_20_Text"><text:span text:style-name="T53">\S</text:span></text:span><text:span text:style-name="T5"> will match anything that isn't whitespace.</text:span></text:p>
      <text:p text:style-name="P145"><text:span text:style-name="Source_20_Text"><text:span text:style-name="T119"/></text:span></text:p>
      <text:p text:style-name="P137"><text:span text:style-name="T4"/></text:p>
      <text:p text:style-name="P150"/>
      <text:p text:style-name="P41"/>
      <text:p text:style-name="P83"><text:span text:style-name="Source_20_Text"><text:span text:style-name="T117"/></text:span></text:p>
      <text:p text:style-name="P41"/>
      <text:p text:style-name="P79"><text:span text:style-name="Emphasis"><text:span text:style-name="T25"/></text:span></text:p>
      <text:p text:style-name="Text_20_body"><text:line-break/></text:p>
      <text:p text:style-name="P75"><text:span text:style-name="Source_20_Text"><text:span text:style-name="T98"/></text:span></text:p>
      <text:p text:style-name="Text_20_body"><text:line-break/></text:p>
      <text:p text:style-name="P4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DejaVu Sans Mono" svg:font-family="'DejaVu Sans Mono'"/>
    <style:font-face style:name="Lato" svg:font-family="Lato, sans-serif"/>
    <style:font-face style:name="Menlo" svg:font-family="Menlo, Monaco, Consolas, 'Courier New',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3:17:34.817971353</meta:creation-date>
    <dc:date>2017-12-06T15:23:33.347569329</dc:date>
    <meta:editing-duration>PT3H43M5S</meta:editing-duration>
    <meta:editing-cycles>25</meta:editing-cycles>
    <meta:generator>LibreOffice/5.1.6.2$Linux_X86_64 LibreOffice_project/10m0$Build-2</meta:generator>
    <meta:document-statistic meta:table-count="1" meta:image-count="0" meta:object-count="0" meta:page-count="28" meta:paragraph-count="454" meta:word-count="6595" meta:character-count="37436" meta:non-whitespace-character-count="31130"/>
  </office:meta>
</office:document-meta>
</file>